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1cm" fo:break-before="auto" style:use-optimal-row-height="true"/>
    </style:style>
    <style:style style:name="ro5" style:family="table-row">
      <style:table-row-properties style:row-height="0.4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3" style:family="table-cell" style:parent-style-name="Default" style:data-style-name="N1">
      <style:table-cell-properties style:rotation-align="none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7f7f7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map style:condition="cell-content()=0" style:apply-style-name="для_20_0" style:base-cell-address="Лист1.G4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map style:condition="cell-content()=0" style:apply-style-name="для_20_0" style:base-cell-address="Лист1.G4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  <style:map style:condition="cell-content()=0" style:apply-style-name="для_20_0" style:base-cell-address="Лист1.G4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map style:condition="cell-content()=0" style:apply-style-name="для_20_0" style:base-cell-address="Лист1.G4"/>
      <style:map style:condition="cell-content()=1" style:apply-style-name="для_20_1" style:base-cell-address="Лист1.G4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map style:condition="cell-content()=0" style:apply-style-name="для_20_0" style:base-cell-address="Лист1.G4"/>
      <style:map style:condition="cell-content()=1" style:apply-style-name="для_20_1" style:base-cell-address="Лист1.G4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  <style:map style:condition="cell-content()=0" style:apply-style-name="для_20_0" style:base-cell-address="Лист1.G4"/>
      <style:map style:condition="cell-content()=1" style:apply-style-name="для_20_1" style:base-cell-address="Лист1.G4"/>
    </style:style>
    <style:style style:name="ce17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  <style:map style:condition="cell-content()=0" style:apply-style-name="для_20_0" style:base-cell-address="Лист1.G4"/>
      <style:map style:condition="cell-content()=1" style:apply-style-name="для_20_1" style:base-cell-address="Лист1.G4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0" style:apply-style-name="для_20_0" style:base-cell-address="Лист1.G4"/>
      <style:map style:condition="cell-content()=1" style:apply-style-name="для_20_1" style:base-cell-address="Лист1.G4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0" style:apply-style-name="для_20_0" style:base-cell-address="Лист1.G4"/>
      <style:map style:condition="cell-content()=1" style:apply-style-name="для_20_1" style:base-cell-address="Лист1.G4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0000"/>
      <style:map style:condition="cell-content()=0" style:apply-style-name="для_20_0" style:base-cell-address="Лист1.G4"/>
      <style:map style:condition="cell-content()=1" style:apply-style-name="для_20_1" style:base-cell-address="Лист1.G4"/>
    </style:style>
    <style:style style:name="ce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font-name="Calibri" fo:font-size="11pt" style:font-size-asian="11pt" style:font-name-complex="Calibri" style:font-size-complex="11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29" style:family="table-cell" style:parent-style-name="Default">
      <style:table-cell-properties fo:border-bottom="0.74pt solid #000000" fo:border-left="none" fo:border-right="none" fo:border-top="none"/>
    </style:style>
    <style:style style:name="ce30" style:family="table-cell" style:parent-style-name="Default">
      <style:text-properties fo:color="#ffffff"/>
    </style:style>
    <style:style style:name="ta_extref" style:family="table">
      <style:table-properties table:display="fals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-8% 58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font-name-complex="Calibri" style:font-size-asian="11pt" style:font-size-complex="11pt" style:font-weight-asian="normal" style:font-weight-complex="normal" style:font-style-asian="normal" style:font-style-complex="normal" style:text-position="0% 100%"/>
    </style:style>
    <style:style style:name="T3" style:family="text">
      <style:text-properties style:text-position="33% 58%"/>
    </style:style>
    <style:style style:name="T4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33" table:default-cell-style-name="Default"/>
        <table:table-row table:style-name="ro1">
          <table:table-cell/>
          <table:table-cell table:style-name="ce2" office:value-type="string" calcext:value-type="string">
            <text:p>A=</text:p>
          </table:table-cell>
          <table:table-cell table:style-name="ce3" office:value-type="float" office:value="10280" calcext:value-type="float">
            <text:p>10280</text:p>
          </table:table-cell>
          <table:table-cell table:number-columns-repeated="3"/>
          <table:table-cell table:style-name="ce5" office:value-type="string" calcext:value-type="string">
            <text:p>Конкин Вадим Вадимович. Вариант 0 + 8 = 8</text:p>
          </table:table-cell>
          <table:table-cell table:number-columns-repeated="26"/>
        </table:table-row>
        <table:table-row table:style-name="ro2">
          <table:table-cell/>
          <table:table-cell table:style-name="ce2" office:value-type="string" calcext:value-type="string">
            <text:p>С=</text:p>
          </table:table-cell>
          <table:table-cell table:style-name="ce3" office:value-type="float" office:value="11442" calcext:value-type="float">
            <text:p>11442</text:p>
          </table:table-cell>
          <table:table-cell table:number-columns-repeated="29"/>
          <table:table-cell table:style-name="ce30" office:value-type="string" calcext:value-type="string">
            <text:p>Результат верный, совпадает с суммой десятичных эквивалентов</text:p>
          </table:table-cell>
        </table:table-row>
        <table:table-row table:style-name="ro3">
          <table:table-cell table:number-columns-repeated="6"/>
          <table:table-cell table:style-name="ce6" office:value-type="float" office:value="15" calcext:value-type="float">
            <text:p>15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2" calcext:value-type="float">
            <text:p>12</text:p>
          </table:table-cell>
          <table:table-cell table:style-name="ce6"/>
          <table:table-cell table:style-name="ce6" office:value-type="float" office:value="11" calcext:value-type="float">
            <text:p>1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style-name="ce6"/>
          <table:table-cell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ОДЗ:</text:p>
          </table:table-cell>
          <table:table-cell table:number-columns-repeated="5"/>
          <table:table-cell table:style-name="ce30" office:value-type="string" calcext:value-type="string">
            <text:p>При сложении двух положительных чисел было получено отрицательное число. Ошибка, переполнение</text:p>
          </table:table-cell>
        </table:table-row>
        <table:table-row table:style-name="ro2">
          <table:table-cell table:style-name="ce1" office:value-type="string" calcext:value-type="string">
            <text:p>X1=</text:p>
          </table:table-cell>
          <table:table-cell table:style-name="ce2" office:value-type="string" calcext:value-type="string">
            <text:p>A=</text:p>
          </table:table-cell>
          <table:table-cell table:formula="of:=[.C1]" office:value-type="float" office:value="10280" calcext:value-type="float">
            <text:p>10280</text:p>
          </table:table-cell>
          <table:table-cell/>
          <table:table-cell office:value-type="string" calcext:value-type="string">
            <text:p>B1 = </text:p>
          </table:table-cell>
          <table:table-cell/>
          <table:table-cell table:style-name="ce7" table:formula="of:=IF([.G$3]=&quot;&quot;;&quot;.&quot;;MID(IF([.$C4]&gt;0;BASE([.$C4];2;16);BASE([.$C4]+2^16;2;16));16-[.G$3];1))" office:value-type="string" office:string-value="0" calcext:value-type="string">
            <text:p>0</text:p>
          </table:table-cell>
          <table:table-cell table:style-name="ce14" table:formula="of:=IF([.H$3]=&quot;&quot;;&quot;.&quot;;MID(IF([.$C4]&gt;0;BASE([.$C4];2;16);BASE([.$C4]+2^16;2;16));16-[.H$3];1))" office:value-type="string" office:string-value="0" calcext:value-type="string">
            <text:p>0</text:p>
          </table:table-cell>
          <table:table-cell table:style-name="ce18" table:formula="of:=IF([.I$3]=&quot;&quot;;&quot;.&quot;;MID(IF([.$C4]&gt;0;BASE([.$C4];2;16);BASE([.$C4]+2^16;2;16));16-[.I$3];1))" office:value-type="string" office:string-value="1" calcext:value-type="string">
            <text:p>1</text:p>
          </table:table-cell>
          <table:table-cell table:style-name="ce14" table:formula="of:=IF([.J$3]=&quot;&quot;;&quot;.&quot;;MID(IF([.$C4]&gt;0;BASE([.$C4];2;16);BASE([.$C4]+2^16;2;16));16-[.J$3];1))" office:value-type="string" office:string-value="0" calcext:value-type="string">
            <text:p>0</text:p>
          </table:table-cell>
          <table:table-cell table:style-name="ce19" table:formula="of:=IF([.K$3]=&quot;&quot;;&quot;.&quot;;MID(IF([.$C4]&gt;0;BASE([.$C4];2;16);BASE([.$C4]+2^16;2;16));16-[.K$3];1))" office:value-type="string" office:string-value="." calcext:value-type="string">
            <text:p>.</text:p>
          </table:table-cell>
          <table:table-cell table:style-name="ce18" table:formula="of:=IF([.L$3]=&quot;&quot;;&quot;.&quot;;MID(IF([.$C4]&gt;0;BASE([.$C4];2;16);BASE([.$C4]+2^16;2;16));16-[.L$3];1))" office:value-type="string" office:string-value="1" calcext:value-type="string">
            <text:p>1</text:p>
          </table:table-cell>
          <table:table-cell table:style-name="ce14" table:formula="of:=IF([.M$3]=&quot;&quot;;&quot;.&quot;;MID(IF([.$C4]&gt;0;BASE([.$C4];2;16);BASE([.$C4]+2^16;2;16));16-[.M$3];1))" office:value-type="string" office:string-value="0" calcext:value-type="string">
            <text:p>0</text:p>
          </table:table-cell>
          <table:table-cell table:style-name="ce14" table:formula="of:=IF([.N$3]=&quot;&quot;;&quot;.&quot;;MID(IF([.$C4]&gt;0;BASE([.$C4];2;16);BASE([.$C4]+2^16;2;16));16-[.N$3];1))" office:value-type="string" office:string-value="0" calcext:value-type="string">
            <text:p>0</text:p>
          </table:table-cell>
          <table:table-cell table:style-name="ce14" table:formula="of:=IF([.O$3]=&quot;&quot;;&quot;.&quot;;MID(IF([.$C4]&gt;0;BASE([.$C4];2;16);BASE([.$C4]+2^16;2;16));16-[.O$3];1))" office:value-type="string" office:string-value="0" calcext:value-type="string">
            <text:p>0</text:p>
          </table:table-cell>
          <table:table-cell table:style-name="ce19" table:formula="of:=IF([.P$3]=&quot;&quot;;&quot;.&quot;;MID(IF([.$C4]&gt;0;BASE([.$C4];2;16);BASE([.$C4]+2^16;2;16));16-[.P$3];1))" office:value-type="string" office:string-value="." calcext:value-type="string">
            <text:p>.</text:p>
          </table:table-cell>
          <table:table-cell table:style-name="ce14" table:formula="of:=IF([.Q$3]=&quot;&quot;;&quot;.&quot;;MID(IF([.$C4]&gt;0;BASE([.$C4];2;16);BASE([.$C4]+2^16;2;16));16-[.Q$3];1))" office:value-type="string" office:string-value="0" calcext:value-type="string">
            <text:p>0</text:p>
          </table:table-cell>
          <table:table-cell table:style-name="ce14" table:formula="of:=IF([.R$3]=&quot;&quot;;&quot;.&quot;;MID(IF([.$C4]&gt;0;BASE([.$C4];2;16);BASE([.$C4]+2^16;2;16));16-[.R$3];1))" office:value-type="string" office:string-value="0" calcext:value-type="string">
            <text:p>0</text:p>
          </table:table-cell>
          <table:table-cell table:style-name="ce18" table:formula="of:=IF([.S$3]=&quot;&quot;;&quot;.&quot;;MID(IF([.$C4]&gt;0;BASE([.$C4];2;16);BASE([.$C4]+2^16;2;16));16-[.S$3];1))" office:value-type="string" office:string-value="1" calcext:value-type="string">
            <text:p>1</text:p>
          </table:table-cell>
          <table:table-cell table:style-name="ce14" table:formula="of:=IF([.T$3]=&quot;&quot;;&quot;.&quot;;MID(IF([.$C4]&gt;0;BASE([.$C4];2;16);BASE([.$C4]+2^16;2;16));16-[.T$3];1))" office:value-type="string" office:string-value="0" calcext:value-type="string">
            <text:p>0</text:p>
          </table:table-cell>
          <table:table-cell table:style-name="ce19" table:formula="of:=IF([.U$3]=&quot;&quot;;&quot;.&quot;;MID(IF([.$C4]&gt;0;BASE([.$C4];2;16);BASE([.$C4]+2^16;2;16));16-[.U$3];1))" office:value-type="string" office:string-value="." calcext:value-type="string">
            <text:p>.</text:p>
          </table:table-cell>
          <table:table-cell table:style-name="ce18" table:formula="of:=IF([.V$3]=&quot;&quot;;&quot;.&quot;;MID(IF([.$C4]&gt;0;BASE([.$C4];2;16);BASE([.$C4]+2^16;2;16));16-[.V$3];1))" office:value-type="string" office:string-value="1" calcext:value-type="string">
            <text:p>1</text:p>
          </table:table-cell>
          <table:table-cell table:style-name="ce14" table:formula="of:=IF([.W$3]=&quot;&quot;;&quot;.&quot;;MID(IF([.$C4]&gt;0;BASE([.$C4];2;16);BASE([.$C4]+2^16;2;16));16-[.W$3];1))" office:value-type="string" office:string-value="0" calcext:value-type="string">
            <text:p>0</text:p>
          </table:table-cell>
          <table:table-cell table:style-name="ce14" table:formula="of:=IF([.X$3]=&quot;&quot;;&quot;.&quot;;MID(IF([.$C4]&gt;0;BASE([.$C4];2;16);BASE([.$C4]+2^16;2;16));16-[.X$3];1))" office:value-type="string" office:string-value="0" calcext:value-type="string">
            <text:p>0</text:p>
          </table:table-cell>
          <table:table-cell table:style-name="ce14" table:formula="of:=IF([.Y$3]=&quot;&quot;;&quot;.&quot;;MID(IF([.$C4]&gt;0;BASE([.$C4];2;16);BASE([.$C4]+2^16;2;16));16-[.Y$3];1))" office:value-type="string" office:string-value="0" calcext:value-type="string">
            <text:p>0</text:p>
          </table:table-cell>
          <table:table-cell/>
          <table:table-cell table:style-name="ce25" office:value-type="string" calcext:value-type="string">
            <text:p>От -2<text:span text:style-name="T3">15</text:span><text:span text:style-name="T4"> до 2</text:span><text:span text:style-name="T3">15</text:span><text:span text:style-name="T4">-1</text:span></text:p>
          </table:table-cell>
          <table:table-cell table:number-columns-repeated="5"/>
          <table:table-cell table:style-name="ce30" office:value-type="string" calcext:value-type="string">
            <text:p>Результат верный, совпадает с суммой десятичных эквивалентов, перенос не учитывается</text:p>
          </table:table-cell>
        </table:table-row>
        <table:table-row table:style-name="ro2">
          <table:table-cell table:style-name="ce1" office:value-type="string" calcext:value-type="string">
            <text:p>X2=</text:p>
          </table:table-cell>
          <table:table-cell table:style-name="ce2" office:value-type="string" calcext:value-type="string">
            <text:p>C=</text:p>
          </table:table-cell>
          <table:table-cell table:formula="of:=[.C2]" office:value-type="float" office:value="11442" calcext:value-type="float">
            <text:p>11442</text:p>
          </table:table-cell>
          <table:table-cell/>
          <table:table-cell office:value-type="string" calcext:value-type="string">
            <text:p>B2 =</text:p>
          </table:table-cell>
          <table:table-cell/>
          <table:table-cell table:style-name="ce8" table:formula="of:=IF([.G$3]=&quot;&quot;;&quot;.&quot;;MID(IF([.$C5]&gt;0;BASE([.$C5];2;16);BASE([.$C5]+2^16;2;16));16-[.G$3];1))" office:value-type="string" office:string-value="0" calcext:value-type="string">
            <text:p>0</text:p>
          </table:table-cell>
          <table:table-cell table:style-name="ce15" table:formula="of:=IF([.H$3]=&quot;&quot;;&quot;.&quot;;MID(IF([.$C5]&gt;0;BASE([.$C5];2;16);BASE([.$C5]+2^16;2;16));16-[.H$3];1))" office:value-type="string" office:string-value="0" calcext:value-type="string">
            <text:p>0</text:p>
          </table:table-cell>
          <table:table-cell table:style-name="ce16" table:formula="of:=IF([.I$3]=&quot;&quot;;&quot;.&quot;;MID(IF([.$C5]&gt;0;BASE([.$C5];2;16);BASE([.$C5]+2^16;2;16));16-[.I$3];1))" office:value-type="string" office:string-value="1" calcext:value-type="string">
            <text:p>1</text:p>
          </table:table-cell>
          <table:table-cell table:style-name="ce15" table:formula="of:=IF([.J$3]=&quot;&quot;;&quot;.&quot;;MID(IF([.$C5]&gt;0;BASE([.$C5];2;16);BASE([.$C5]+2^16;2;16));16-[.J$3];1))" office:value-type="string" office:string-value="0" calcext:value-type="string">
            <text:p>0</text:p>
          </table:table-cell>
          <table:table-cell table:style-name="ce20" table:formula="of:=IF([.K$3]=&quot;&quot;;&quot;.&quot;;MID(IF([.$C5]&gt;0;BASE([.$C5];2;16);BASE([.$C5]+2^16;2;16));16-[.K$3];1))" office:value-type="string" office:string-value="." calcext:value-type="string">
            <text:p>.</text:p>
          </table:table-cell>
          <table:table-cell table:style-name="ce16" table:formula="of:=IF([.L$3]=&quot;&quot;;&quot;.&quot;;MID(IF([.$C5]&gt;0;BASE([.$C5];2;16);BASE([.$C5]+2^16;2;16));16-[.L$3];1))" office:value-type="string" office:string-value="1" calcext:value-type="string">
            <text:p>1</text:p>
          </table:table-cell>
          <table:table-cell table:style-name="ce16" table:formula="of:=IF([.M$3]=&quot;&quot;;&quot;.&quot;;MID(IF([.$C5]&gt;0;BASE([.$C5];2;16);BASE([.$C5]+2^16;2;16));16-[.M$3];1))" office:value-type="string" office:string-value="1" calcext:value-type="string">
            <text:p>1</text:p>
          </table:table-cell>
          <table:table-cell table:style-name="ce15" table:formula="of:=IF([.N$3]=&quot;&quot;;&quot;.&quot;;MID(IF([.$C5]&gt;0;BASE([.$C5];2;16);BASE([.$C5]+2^16;2;16));16-[.N$3];1))" office:value-type="string" office:string-value="0" calcext:value-type="string">
            <text:p>0</text:p>
          </table:table-cell>
          <table:table-cell table:style-name="ce15" table:formula="of:=IF([.O$3]=&quot;&quot;;&quot;.&quot;;MID(IF([.$C5]&gt;0;BASE([.$C5];2;16);BASE([.$C5]+2^16;2;16));16-[.O$3];1))" office:value-type="string" office:string-value="0" calcext:value-type="string">
            <text:p>0</text:p>
          </table:table-cell>
          <table:table-cell table:style-name="ce20" table:formula="of:=IF([.P$3]=&quot;&quot;;&quot;.&quot;;MID(IF([.$C5]&gt;0;BASE([.$C5];2;16);BASE([.$C5]+2^16;2;16));16-[.P$3];1))" office:value-type="string" office:string-value="." calcext:value-type="string">
            <text:p>.</text:p>
          </table:table-cell>
          <table:table-cell table:style-name="ce16" table:formula="of:=IF([.Q$3]=&quot;&quot;;&quot;.&quot;;MID(IF([.$C5]&gt;0;BASE([.$C5];2;16);BASE([.$C5]+2^16;2;16));16-[.Q$3];1))" office:value-type="string" office:string-value="1" calcext:value-type="string">
            <text:p>1</text:p>
          </table:table-cell>
          <table:table-cell table:style-name="ce15" table:formula="of:=IF([.R$3]=&quot;&quot;;&quot;.&quot;;MID(IF([.$C5]&gt;0;BASE([.$C5];2;16);BASE([.$C5]+2^16;2;16));16-[.R$3];1))" office:value-type="string" office:string-value="0" calcext:value-type="string">
            <text:p>0</text:p>
          </table:table-cell>
          <table:table-cell table:style-name="ce16" table:formula="of:=IF([.S$3]=&quot;&quot;;&quot;.&quot;;MID(IF([.$C5]&gt;0;BASE([.$C5];2;16);BASE([.$C5]+2^16;2;16));16-[.S$3];1))" office:value-type="string" office:string-value="1" calcext:value-type="string">
            <text:p>1</text:p>
          </table:table-cell>
          <table:table-cell table:style-name="ce16" table:formula="of:=IF([.T$3]=&quot;&quot;;&quot;.&quot;;MID(IF([.$C5]&gt;0;BASE([.$C5];2;16);BASE([.$C5]+2^16;2;16));16-[.T$3];1))" office:value-type="string" office:string-value="1" calcext:value-type="string">
            <text:p>1</text:p>
          </table:table-cell>
          <table:table-cell table:style-name="ce20" table:formula="of:=IF([.U$3]=&quot;&quot;;&quot;.&quot;;MID(IF([.$C5]&gt;0;BASE([.$C5];2;16);BASE([.$C5]+2^16;2;16));16-[.U$3];1))" office:value-type="string" office:string-value="." calcext:value-type="string">
            <text:p>.</text:p>
          </table:table-cell>
          <table:table-cell table:style-name="ce15" table:formula="of:=IF([.V$3]=&quot;&quot;;&quot;.&quot;;MID(IF([.$C5]&gt;0;BASE([.$C5];2;16);BASE([.$C5]+2^16;2;16));16-[.V$3];1))" office:value-type="string" office:string-value="0" calcext:value-type="string">
            <text:p>0</text:p>
          </table:table-cell>
          <table:table-cell table:style-name="ce15" table:formula="of:=IF([.W$3]=&quot;&quot;;&quot;.&quot;;MID(IF([.$C5]&gt;0;BASE([.$C5];2;16);BASE([.$C5]+2^16;2;16));16-[.W$3];1))" office:value-type="string" office:string-value="0" calcext:value-type="string">
            <text:p>0</text:p>
          </table:table-cell>
          <table:table-cell table:style-name="ce16" table:formula="of:=IF([.X$3]=&quot;&quot;;&quot;.&quot;;MID(IF([.$C5]&gt;0;BASE([.$C5];2;16);BASE([.$C5]+2^16;2;16));16-[.X$3];1))" office:value-type="string" office:string-value="1" calcext:value-type="string">
            <text:p>1</text:p>
          </table:table-cell>
          <table:table-cell table:style-name="ce15" table:formula="of:=IF([.Y$3]=&quot;&quot;;&quot;.&quot;;MID(IF([.$C5]&gt;0;BASE([.$C5];2;16);BASE([.$C5]+2^16;2;16));16-[.Y$3];1))" office:value-type="string" office:string-value="0" calcext:value-type="string">
            <text:p>0</text:p>
          </table:table-cell>
          <table:table-cell table:number-columns-repeated="7"/>
          <table:table-cell table:style-name="ce30" office:value-type="string" calcext:value-type="string">
            <text:p>При сложении двух отрицательных чисел было получено положительное число. Ошибка, переполнение</text:p>
          </table:table-cell>
        </table:table-row>
        <table:table-row table:style-name="ro2">
          <table:table-cell table:style-name="ce1" office:value-type="string" calcext:value-type="string">
            <text:p>X3=</text:p>
          </table:table-cell>
          <table:table-cell table:style-name="ce2" office:value-type="string" calcext:value-type="string">
            <text:p>A+C=</text:p>
          </table:table-cell>
          <table:table-cell table:formula="of:=[.C4]+[.C5]" office:value-type="float" office:value="21722" calcext:value-type="float">
            <text:p>21722</text:p>
          </table:table-cell>
          <table:table-cell/>
          <table:table-cell office:value-type="string" calcext:value-type="string">
            <text:p>B3 =</text:p>
          </table:table-cell>
          <table:table-cell/>
          <table:table-cell table:style-name="ce8" table:formula="of:=IF([.G$3]=&quot;&quot;;&quot;.&quot;;MID(IF([.$C6]&gt;0;BASE([.$C6];2;16);BASE([.$C6]+2^16;2;16));16-[.G$3];1))" office:value-type="string" office:string-value="0" calcext:value-type="string">
            <text:p>0</text:p>
          </table:table-cell>
          <table:table-cell table:style-name="ce16" table:formula="of:=IF([.H$3]=&quot;&quot;;&quot;.&quot;;MID(IF([.$C6]&gt;0;BASE([.$C6];2;16);BASE([.$C6]+2^16;2;16));16-[.H$3];1))" office:value-type="string" office:string-value="1" calcext:value-type="string">
            <text:p>1</text:p>
          </table:table-cell>
          <table:table-cell table:style-name="ce15" table:formula="of:=IF([.I$3]=&quot;&quot;;&quot;.&quot;;MID(IF([.$C6]&gt;0;BASE([.$C6];2;16);BASE([.$C6]+2^16;2;16));16-[.I$3];1))" office:value-type="string" office:string-value="0" calcext:value-type="string">
            <text:p>0</text:p>
          </table:table-cell>
          <table:table-cell table:style-name="ce16" table:formula="of:=IF([.J$3]=&quot;&quot;;&quot;.&quot;;MID(IF([.$C6]&gt;0;BASE([.$C6];2;16);BASE([.$C6]+2^16;2;16));16-[.J$3];1))" office:value-type="string" office:string-value="1" calcext:value-type="string">
            <text:p>1</text:p>
          </table:table-cell>
          <table:table-cell table:style-name="ce20" table:formula="of:=IF([.K$3]=&quot;&quot;;&quot;.&quot;;MID(IF([.$C6]&gt;0;BASE([.$C6];2;16);BASE([.$C6]+2^16;2;16));16-[.K$3];1))" office:value-type="string" office:string-value="." calcext:value-type="string">
            <text:p>.</text:p>
          </table:table-cell>
          <table:table-cell table:style-name="ce15" table:formula="of:=IF([.L$3]=&quot;&quot;;&quot;.&quot;;MID(IF([.$C6]&gt;0;BASE([.$C6];2;16);BASE([.$C6]+2^16;2;16));16-[.L$3];1))" office:value-type="string" office:string-value="0" calcext:value-type="string">
            <text:p>0</text:p>
          </table:table-cell>
          <table:table-cell table:style-name="ce16" table:formula="of:=IF([.M$3]=&quot;&quot;;&quot;.&quot;;MID(IF([.$C6]&gt;0;BASE([.$C6];2;16);BASE([.$C6]+2^16;2;16));16-[.M$3];1))" office:value-type="string" office:string-value="1" calcext:value-type="string">
            <text:p>1</text:p>
          </table:table-cell>
          <table:table-cell table:style-name="ce15" table:formula="of:=IF([.N$3]=&quot;&quot;;&quot;.&quot;;MID(IF([.$C6]&gt;0;BASE([.$C6];2;16);BASE([.$C6]+2^16;2;16));16-[.N$3];1))" office:value-type="string" office:string-value="0" calcext:value-type="string">
            <text:p>0</text:p>
          </table:table-cell>
          <table:table-cell table:style-name="ce15" table:formula="of:=IF([.O$3]=&quot;&quot;;&quot;.&quot;;MID(IF([.$C6]&gt;0;BASE([.$C6];2;16);BASE([.$C6]+2^16;2;16));16-[.O$3];1))" office:value-type="string" office:string-value="0" calcext:value-type="string">
            <text:p>0</text:p>
          </table:table-cell>
          <table:table-cell table:style-name="ce20" table:formula="of:=IF([.P$3]=&quot;&quot;;&quot;.&quot;;MID(IF([.$C6]&gt;0;BASE([.$C6];2;16);BASE([.$C6]+2^16;2;16));16-[.P$3];1))" office:value-type="string" office:string-value="." calcext:value-type="string">
            <text:p>.</text:p>
          </table:table-cell>
          <table:table-cell table:style-name="ce16" table:formula="of:=IF([.Q$3]=&quot;&quot;;&quot;.&quot;;MID(IF([.$C6]&gt;0;BASE([.$C6];2;16);BASE([.$C6]+2^16;2;16));16-[.Q$3];1))" office:value-type="string" office:string-value="1" calcext:value-type="string">
            <text:p>1</text:p>
          </table:table-cell>
          <table:table-cell table:style-name="ce23" table:formula="of:=IF([.R$3]=&quot;&quot;;&quot;.&quot;;MID(IF([.$C6]&gt;0;BASE([.$C6];2;16);BASE([.$C6]+2^16;2;16));16-[.R$3];1))" office:value-type="string" office:string-value="1" calcext:value-type="string">
            <text:p>1</text:p>
          </table:table-cell>
          <table:table-cell table:style-name="ce15" table:formula="of:=IF([.S$3]=&quot;&quot;;&quot;.&quot;;MID(IF([.$C6]&gt;0;BASE([.$C6];2;16);BASE([.$C6]+2^16;2;16));16-[.S$3];1))" office:value-type="string" office:string-value="0" calcext:value-type="string">
            <text:p>0</text:p>
          </table:table-cell>
          <table:table-cell table:style-name="ce16" table:formula="of:=IF([.T$3]=&quot;&quot;;&quot;.&quot;;MID(IF([.$C6]&gt;0;BASE([.$C6];2;16);BASE([.$C6]+2^16;2;16));16-[.T$3];1))" office:value-type="string" office:string-value="1" calcext:value-type="string">
            <text:p>1</text:p>
          </table:table-cell>
          <table:table-cell table:style-name="ce20" table:formula="of:=IF([.U$3]=&quot;&quot;;&quot;.&quot;;MID(IF([.$C6]&gt;0;BASE([.$C6];2;16);BASE([.$C6]+2^16;2;16));16-[.U$3];1))" office:value-type="string" office:string-value="." calcext:value-type="string">
            <text:p>.</text:p>
          </table:table-cell>
          <table:table-cell table:style-name="ce16" table:formula="of:=IF([.V$3]=&quot;&quot;;&quot;.&quot;;MID(IF([.$C6]&gt;0;BASE([.$C6];2;16);BASE([.$C6]+2^16;2;16));16-[.V$3];1))" office:value-type="string" office:string-value="1" calcext:value-type="string">
            <text:p>1</text:p>
          </table:table-cell>
          <table:table-cell table:style-name="ce15" table:formula="of:=IF([.W$3]=&quot;&quot;;&quot;.&quot;;MID(IF([.$C6]&gt;0;BASE([.$C6];2;16);BASE([.$C6]+2^16;2;16));16-[.W$3];1))" office:value-type="string" office:string-value="0" calcext:value-type="string">
            <text:p>0</text:p>
          </table:table-cell>
          <table:table-cell table:style-name="ce16" table:formula="of:=IF([.X$3]=&quot;&quot;;&quot;.&quot;;MID(IF([.$C6]&gt;0;BASE([.$C6];2;16);BASE([.$C6]+2^16;2;16));16-[.X$3];1))" office:value-type="string" office:string-value="1" calcext:value-type="string">
            <text:p>1</text:p>
          </table:table-cell>
          <table:table-cell table:style-name="ce15" table:formula="of:=IF([.Y$3]=&quot;&quot;;&quot;.&quot;;MID(IF([.$C6]&gt;0;BASE([.$C6];2;16);BASE([.$C6]+2^16;2;16));16-[.Y$3];1))" office:value-type="string" office:string-value="0" calcext:value-type="string">
            <text:p>0</text:p>
          </table:table-cell>
          <table:table-cell table:number-columns-repeated="8"/>
        </table:table-row>
        <table:table-row table:style-name="ro2">
          <table:table-cell table:style-name="ce1" office:value-type="string" calcext:value-type="string">
            <text:p>X4=</text:p>
          </table:table-cell>
          <table:table-cell table:style-name="ce2" office:value-type="string" calcext:value-type="string">
            <text:p>A+C+C=</text:p>
          </table:table-cell>
          <table:table-cell table:formula="of:=[.C6]+[.C5]" office:value-type="float" office:value="33164" calcext:value-type="float">
            <text:p>33164</text:p>
          </table:table-cell>
          <table:table-cell/>
          <table:table-cell office:value-type="string" calcext:value-type="string">
            <text:p>B4 =</text:p>
          </table:table-cell>
          <table:table-cell/>
          <table:table-cell table:style-name="ce9" table:formula="of:=IF([.G$3]=&quot;&quot;;&quot;.&quot;;MID(IF([.$C7]&gt;0;BASE([.$C7];2;16);BASE([.$C7]+2^16;2;16));16-[.G$3];1))" office:value-type="string" office:string-value="1" calcext:value-type="string">
            <text:p>1</text:p>
          </table:table-cell>
          <table:table-cell table:style-name="ce15" table:formula="of:=IF([.H$3]=&quot;&quot;;&quot;.&quot;;MID(IF([.$C7]&gt;0;BASE([.$C7];2;16);BASE([.$C7]+2^16;2;16));16-[.H$3];1))" office:value-type="string" office:string-value="0" calcext:value-type="string">
            <text:p>0</text:p>
          </table:table-cell>
          <table:table-cell table:style-name="ce15" table:formula="of:=IF([.I$3]=&quot;&quot;;&quot;.&quot;;MID(IF([.$C7]&gt;0;BASE([.$C7];2;16);BASE([.$C7]+2^16;2;16));16-[.I$3];1))" office:value-type="string" office:string-value="0" calcext:value-type="string">
            <text:p>0</text:p>
          </table:table-cell>
          <table:table-cell table:style-name="ce15" table:formula="of:=IF([.J$3]=&quot;&quot;;&quot;.&quot;;MID(IF([.$C7]&gt;0;BASE([.$C7];2;16);BASE([.$C7]+2^16;2;16));16-[.J$3];1))" office:value-type="string" office:string-value="0" calcext:value-type="string">
            <text:p>0</text:p>
          </table:table-cell>
          <table:table-cell table:style-name="ce20" table:formula="of:=IF([.K$3]=&quot;&quot;;&quot;.&quot;;MID(IF([.$C7]&gt;0;BASE([.$C7];2;16);BASE([.$C7]+2^16;2;16));16-[.K$3];1))" office:value-type="string" office:string-value="." calcext:value-type="string">
            <text:p>.</text:p>
          </table:table-cell>
          <table:table-cell table:style-name="ce15" table:formula="of:=IF([.L$3]=&quot;&quot;;&quot;.&quot;;MID(IF([.$C7]&gt;0;BASE([.$C7];2;16);BASE([.$C7]+2^16;2;16));16-[.L$3];1))" office:value-type="string" office:string-value="0" calcext:value-type="string">
            <text:p>0</text:p>
          </table:table-cell>
          <table:table-cell table:style-name="ce15" table:formula="of:=IF([.M$3]=&quot;&quot;;&quot;.&quot;;MID(IF([.$C7]&gt;0;BASE([.$C7];2;16);BASE([.$C7]+2^16;2;16));16-[.M$3];1))" office:value-type="string" office:string-value="0" calcext:value-type="string">
            <text:p>0</text:p>
          </table:table-cell>
          <table:table-cell table:style-name="ce15" table:formula="of:=IF([.N$3]=&quot;&quot;;&quot;.&quot;;MID(IF([.$C7]&gt;0;BASE([.$C7];2;16);BASE([.$C7]+2^16;2;16));16-[.N$3];1))" office:value-type="string" office:string-value="0" calcext:value-type="string">
            <text:p>0</text:p>
          </table:table-cell>
          <table:table-cell table:style-name="ce16" table:formula="of:=IF([.O$3]=&quot;&quot;;&quot;.&quot;;MID(IF([.$C7]&gt;0;BASE([.$C7];2;16);BASE([.$C7]+2^16;2;16));16-[.O$3];1))" office:value-type="string" office:string-value="1" calcext:value-type="string">
            <text:p>1</text:p>
          </table:table-cell>
          <table:table-cell table:style-name="ce20" table:formula="of:=IF([.P$3]=&quot;&quot;;&quot;.&quot;;MID(IF([.$C7]&gt;0;BASE([.$C7];2;16);BASE([.$C7]+2^16;2;16));16-[.P$3];1))" office:value-type="string" office:string-value="." calcext:value-type="string">
            <text:p>.</text:p>
          </table:table-cell>
          <table:table-cell table:style-name="ce16" table:formula="of:=IF([.Q$3]=&quot;&quot;;&quot;.&quot;;MID(IF([.$C7]&gt;0;BASE([.$C7];2;16);BASE([.$C7]+2^16;2;16));16-[.Q$3];1))" office:value-type="string" office:string-value="1" calcext:value-type="string">
            <text:p>1</text:p>
          </table:table-cell>
          <table:table-cell table:style-name="ce15" table:formula="of:=IF([.R$3]=&quot;&quot;;&quot;.&quot;;MID(IF([.$C7]&gt;0;BASE([.$C7];2;16);BASE([.$C7]+2^16;2;16));16-[.R$3];1))" office:value-type="string" office:string-value="0" calcext:value-type="string">
            <text:p>0</text:p>
          </table:table-cell>
          <table:table-cell table:style-name="ce15" table:formula="of:=IF([.S$3]=&quot;&quot;;&quot;.&quot;;MID(IF([.$C7]&gt;0;BASE([.$C7];2;16);BASE([.$C7]+2^16;2;16));16-[.S$3];1))" office:value-type="string" office:string-value="0" calcext:value-type="string">
            <text:p>0</text:p>
          </table:table-cell>
          <table:table-cell table:style-name="ce15" table:formula="of:=IF([.T$3]=&quot;&quot;;&quot;.&quot;;MID(IF([.$C7]&gt;0;BASE([.$C7];2;16);BASE([.$C7]+2^16;2;16));16-[.T$3];1))" office:value-type="string" office:string-value="0" calcext:value-type="string">
            <text:p>0</text:p>
          </table:table-cell>
          <table:table-cell table:style-name="ce20" table:formula="of:=IF([.U$3]=&quot;&quot;;&quot;.&quot;;MID(IF([.$C7]&gt;0;BASE([.$C7];2;16);BASE([.$C7]+2^16;2;16));16-[.U$3];1))" office:value-type="string" office:string-value="." calcext:value-type="string">
            <text:p>.</text:p>
          </table:table-cell>
          <table:table-cell table:style-name="ce16" table:formula="of:=IF([.V$3]=&quot;&quot;;&quot;.&quot;;MID(IF([.$C7]&gt;0;BASE([.$C7];2;16);BASE([.$C7]+2^16;2;16));16-[.V$3];1))" office:value-type="string" office:string-value="1" calcext:value-type="string">
            <text:p>1</text:p>
          </table:table-cell>
          <table:table-cell table:style-name="ce16" table:formula="of:=IF([.W$3]=&quot;&quot;;&quot;.&quot;;MID(IF([.$C7]&gt;0;BASE([.$C7];2;16);BASE([.$C7]+2^16;2;16));16-[.W$3];1))" office:value-type="string" office:string-value="1" calcext:value-type="string">
            <text:p>1</text:p>
          </table:table-cell>
          <table:table-cell table:style-name="ce15" table:formula="of:=IF([.X$3]=&quot;&quot;;&quot;.&quot;;MID(IF([.$C7]&gt;0;BASE([.$C7];2;16);BASE([.$C7]+2^16;2;16));16-[.X$3];1))" office:value-type="string" office:string-value="0" calcext:value-type="string">
            <text:p>0</text:p>
          </table:table-cell>
          <table:table-cell table:style-name="ce15" table:formula="of:=IF([.Y$3]=&quot;&quot;;&quot;.&quot;;MID(IF([.$C7]&gt;0;BASE([.$C7];2;16);BASE([.$C7]+2^16;2;16));16-[.Y$3];1))" office:value-type="string" office:string-value="0" calcext:value-type="string">
            <text:p>0</text:p>
          </table:table-cell>
          <table:table-cell table:number-columns-repeated="8"/>
        </table:table-row>
        <table:table-row table:style-name="ro2">
          <table:table-cell table:style-name="ce1" office:value-type="string" calcext:value-type="string">
            <text:p>X5=</text:p>
          </table:table-cell>
          <table:table-cell table:style-name="ce2" office:value-type="string" calcext:value-type="string">
            <text:p>C-A=</text:p>
          </table:table-cell>
          <table:table-cell table:formula="of:=[.C5]-[.C4]" office:value-type="float" office:value="1162" calcext:value-type="float">
            <text:p>1162</text:p>
          </table:table-cell>
          <table:table-cell/>
          <table:table-cell office:value-type="string" calcext:value-type="string">
            <text:p>B5 =</text:p>
          </table:table-cell>
          <table:table-cell/>
          <table:table-cell table:style-name="ce10" table:formula="of:=IF([.G$3]=&quot;&quot;;&quot;.&quot;;MID(IF([.$C8]&gt;0;BASE([.$C8];2;16);BASE([.$C8]+2^16;2;16));16-[.G$3];1))" office:value-type="string" office:string-value="0" calcext:value-type="string">
            <text:p>0</text:p>
          </table:table-cell>
          <table:table-cell table:style-name="ce10" table:formula="of:=IF([.H$3]=&quot;&quot;;&quot;.&quot;;MID(IF([.$C8]&gt;0;BASE([.$C8];2;16);BASE([.$C8]+2^16;2;16));16-[.H$3];1))" office:value-type="string" office:string-value="0" calcext:value-type="string">
            <text:p>0</text:p>
          </table:table-cell>
          <table:table-cell table:style-name="ce10" table:formula="of:=IF([.I$3]=&quot;&quot;;&quot;.&quot;;MID(IF([.$C8]&gt;0;BASE([.$C8];2;16);BASE([.$C8]+2^16;2;16));16-[.I$3];1))" office:value-type="string" office:string-value="0" calcext:value-type="string">
            <text:p>0</text:p>
          </table:table-cell>
          <table:table-cell table:style-name="ce10" table:formula="of:=IF([.J$3]=&quot;&quot;;&quot;.&quot;;MID(IF([.$C8]&gt;0;BASE([.$C8];2;16);BASE([.$C8]+2^16;2;16));16-[.J$3];1))" office:value-type="string" office:string-value="0" calcext:value-type="string">
            <text:p>0</text:p>
          </table:table-cell>
          <table:table-cell table:style-name="ce10" table:formula="of:=IF([.K$3]=&quot;&quot;;&quot;.&quot;;MID(IF([.$C8]&gt;0;BASE([.$C8];2;16);BASE([.$C8]+2^16;2;16));16-[.K$3];1))" office:value-type="string" office:string-value="." calcext:value-type="string">
            <text:p>.</text:p>
          </table:table-cell>
          <table:table-cell table:style-name="ce10" table:formula="of:=IF([.L$3]=&quot;&quot;;&quot;.&quot;;MID(IF([.$C8]&gt;0;BASE([.$C8];2;16);BASE([.$C8]+2^16;2;16));16-[.L$3];1))" office:value-type="string" office:string-value="0" calcext:value-type="string">
            <text:p>0</text:p>
          </table:table-cell>
          <table:table-cell table:style-name="ce10" table:formula="of:=IF([.M$3]=&quot;&quot;;&quot;.&quot;;MID(IF([.$C8]&gt;0;BASE([.$C8];2;16);BASE([.$C8]+2^16;2;16));16-[.M$3];1))" office:value-type="string" office:string-value="1" calcext:value-type="string">
            <text:p>1</text:p>
          </table:table-cell>
          <table:table-cell table:style-name="ce10" table:formula="of:=IF([.N$3]=&quot;&quot;;&quot;.&quot;;MID(IF([.$C8]&gt;0;BASE([.$C8];2;16);BASE([.$C8]+2^16;2;16));16-[.N$3];1))" office:value-type="string" office:string-value="0" calcext:value-type="string">
            <text:p>0</text:p>
          </table:table-cell>
          <table:table-cell table:style-name="ce10" table:formula="of:=IF([.O$3]=&quot;&quot;;&quot;.&quot;;MID(IF([.$C8]&gt;0;BASE([.$C8];2;16);BASE([.$C8]+2^16;2;16));16-[.O$3];1))" office:value-type="string" office:string-value="0" calcext:value-type="string">
            <text:p>0</text:p>
          </table:table-cell>
          <table:table-cell table:style-name="ce10" table:formula="of:=IF([.P$3]=&quot;&quot;;&quot;.&quot;;MID(IF([.$C8]&gt;0;BASE([.$C8];2;16);BASE([.$C8]+2^16;2;16));16-[.P$3];1))" office:value-type="string" office:string-value="." calcext:value-type="string">
            <text:p>.</text:p>
          </table:table-cell>
          <table:table-cell table:style-name="ce10" table:formula="of:=IF([.Q$3]=&quot;&quot;;&quot;.&quot;;MID(IF([.$C8]&gt;0;BASE([.$C8];2;16);BASE([.$C8]+2^16;2;16));16-[.Q$3];1))" office:value-type="string" office:string-value="1" calcext:value-type="string">
            <text:p>1</text:p>
          </table:table-cell>
          <table:table-cell table:style-name="ce10" table:formula="of:=IF([.R$3]=&quot;&quot;;&quot;.&quot;;MID(IF([.$C8]&gt;0;BASE([.$C8];2;16);BASE([.$C8]+2^16;2;16));16-[.R$3];1))" office:value-type="string" office:string-value="0" calcext:value-type="string">
            <text:p>0</text:p>
          </table:table-cell>
          <table:table-cell table:style-name="ce10" table:formula="of:=IF([.S$3]=&quot;&quot;;&quot;.&quot;;MID(IF([.$C8]&gt;0;BASE([.$C8];2;16);BASE([.$C8]+2^16;2;16));16-[.S$3];1))" office:value-type="string" office:string-value="0" calcext:value-type="string">
            <text:p>0</text:p>
          </table:table-cell>
          <table:table-cell table:style-name="ce10" table:formula="of:=IF([.T$3]=&quot;&quot;;&quot;.&quot;;MID(IF([.$C8]&gt;0;BASE([.$C8];2;16);BASE([.$C8]+2^16;2;16));16-[.T$3];1))" office:value-type="string" office:string-value="0" calcext:value-type="string">
            <text:p>0</text:p>
          </table:table-cell>
          <table:table-cell table:style-name="ce10" table:formula="of:=IF([.U$3]=&quot;&quot;;&quot;.&quot;;MID(IF([.$C8]&gt;0;BASE([.$C8];2;16);BASE([.$C8]+2^16;2;16));16-[.U$3];1))" office:value-type="string" office:string-value="." calcext:value-type="string">
            <text:p>.</text:p>
          </table:table-cell>
          <table:table-cell table:style-name="ce10" table:formula="of:=IF([.V$3]=&quot;&quot;;&quot;.&quot;;MID(IF([.$C8]&gt;0;BASE([.$C8];2;16);BASE([.$C8]+2^16;2;16));16-[.V$3];1))" office:value-type="string" office:string-value="1" calcext:value-type="string">
            <text:p>1</text:p>
          </table:table-cell>
          <table:table-cell table:style-name="ce10" table:formula="of:=IF([.W$3]=&quot;&quot;;&quot;.&quot;;MID(IF([.$C8]&gt;0;BASE([.$C8];2;16);BASE([.$C8]+2^16;2;16));16-[.W$3];1))" office:value-type="string" office:string-value="0" calcext:value-type="string">
            <text:p>0</text:p>
          </table:table-cell>
          <table:table-cell table:style-name="ce10" table:formula="of:=IF([.X$3]=&quot;&quot;;&quot;.&quot;;MID(IF([.$C8]&gt;0;BASE([.$C8];2;16);BASE([.$C8]+2^16;2;16));16-[.X$3];1))" office:value-type="string" office:string-value="1" calcext:value-type="string">
            <text:p>1</text:p>
          </table:table-cell>
          <table:table-cell table:style-name="ce10" table:formula="of:=IF([.Y$3]=&quot;&quot;;&quot;.&quot;;MID(IF([.$C8]&gt;0;BASE([.$C8];2;16);BASE([.$C8]+2^16;2;16));16-[.Y$3];1))" office:value-type="string" office:string-value="0" calcext:value-type="string">
            <text:p>0</text:p>
          </table:table-cell>
          <table:table-cell table:number-columns-repeated="8"/>
        </table:table-row>
        <table:table-row table:style-name="ro2">
          <table:table-cell table:style-name="ce1" office:value-type="string" calcext:value-type="string">
            <text:p>X6=</text:p>
          </table:table-cell>
          <table:table-cell table:style-name="ce2" office:value-type="string" calcext:value-type="string">
            <text:p>65536-X4=</text:p>
          </table:table-cell>
          <table:table-cell table:formula="of:=65536-[.C7]" office:value-type="float" office:value="32372" calcext:value-type="float">
            <text:p>32372</text:p>
          </table:table-cell>
          <table:table-cell/>
          <table:table-cell office:value-type="string" calcext:value-type="string">
            <text:p>B6 =</text:p>
          </table:table-cell>
          <table:table-cell/>
          <table:table-cell table:style-name="ce10" table:formula="of:=IF([.G$3]=&quot;&quot;;&quot;.&quot;;MID(IF([.$C9]&gt;0;BASE([.$C9];2;16);BASE([.$C9]+2^16;2;16));16-[.G$3];1))" office:value-type="string" office:string-value="0" calcext:value-type="string">
            <text:p>0</text:p>
          </table:table-cell>
          <table:table-cell table:style-name="ce10" table:formula="of:=IF([.H$3]=&quot;&quot;;&quot;.&quot;;MID(IF([.$C9]&gt;0;BASE([.$C9];2;16);BASE([.$C9]+2^16;2;16));16-[.H$3];1))" office:value-type="string" office:string-value="1" calcext:value-type="string">
            <text:p>1</text:p>
          </table:table-cell>
          <table:table-cell table:style-name="ce10" table:formula="of:=IF([.I$3]=&quot;&quot;;&quot;.&quot;;MID(IF([.$C9]&gt;0;BASE([.$C9];2;16);BASE([.$C9]+2^16;2;16));16-[.I$3];1))" office:value-type="string" office:string-value="1" calcext:value-type="string">
            <text:p>1</text:p>
          </table:table-cell>
          <table:table-cell table:style-name="ce10" table:formula="of:=IF([.J$3]=&quot;&quot;;&quot;.&quot;;MID(IF([.$C9]&gt;0;BASE([.$C9];2;16);BASE([.$C9]+2^16;2;16));16-[.J$3];1))" office:value-type="string" office:string-value="1" calcext:value-type="string">
            <text:p>1</text:p>
          </table:table-cell>
          <table:table-cell table:style-name="ce10" table:formula="of:=IF([.K$3]=&quot;&quot;;&quot;.&quot;;MID(IF([.$C9]&gt;0;BASE([.$C9];2;16);BASE([.$C9]+2^16;2;16));16-[.K$3];1))" office:value-type="string" office:string-value="." calcext:value-type="string">
            <text:p>.</text:p>
          </table:table-cell>
          <table:table-cell table:style-name="ce10" table:formula="of:=IF([.L$3]=&quot;&quot;;&quot;.&quot;;MID(IF([.$C9]&gt;0;BASE([.$C9];2;16);BASE([.$C9]+2^16;2;16));16-[.L$3];1))" office:value-type="string" office:string-value="1" calcext:value-type="string">
            <text:p>1</text:p>
          </table:table-cell>
          <table:table-cell table:style-name="ce10" table:formula="of:=IF([.M$3]=&quot;&quot;;&quot;.&quot;;MID(IF([.$C9]&gt;0;BASE([.$C9];2;16);BASE([.$C9]+2^16;2;16));16-[.M$3];1))" office:value-type="string" office:string-value="1" calcext:value-type="string">
            <text:p>1</text:p>
          </table:table-cell>
          <table:table-cell table:style-name="ce10" table:formula="of:=IF([.N$3]=&quot;&quot;;&quot;.&quot;;MID(IF([.$C9]&gt;0;BASE([.$C9];2;16);BASE([.$C9]+2^16;2;16));16-[.N$3];1))" office:value-type="string" office:string-value="1" calcext:value-type="string">
            <text:p>1</text:p>
          </table:table-cell>
          <table:table-cell table:style-name="ce10" table:formula="of:=IF([.O$3]=&quot;&quot;;&quot;.&quot;;MID(IF([.$C9]&gt;0;BASE([.$C9];2;16);BASE([.$C9]+2^16;2;16));16-[.O$3];1))" office:value-type="string" office:string-value="0" calcext:value-type="string">
            <text:p>0</text:p>
          </table:table-cell>
          <table:table-cell table:style-name="ce10" table:formula="of:=IF([.P$3]=&quot;&quot;;&quot;.&quot;;MID(IF([.$C9]&gt;0;BASE([.$C9];2;16);BASE([.$C9]+2^16;2;16));16-[.P$3];1))" office:value-type="string" office:string-value="." calcext:value-type="string">
            <text:p>.</text:p>
          </table:table-cell>
          <table:table-cell table:style-name="ce10" table:formula="of:=IF([.Q$3]=&quot;&quot;;&quot;.&quot;;MID(IF([.$C9]&gt;0;BASE([.$C9];2;16);BASE([.$C9]+2^16;2;16));16-[.Q$3];1))" office:value-type="string" office:string-value="0" calcext:value-type="string">
            <text:p>0</text:p>
          </table:table-cell>
          <table:table-cell table:style-name="ce10" table:formula="of:=IF([.R$3]=&quot;&quot;;&quot;.&quot;;MID(IF([.$C9]&gt;0;BASE([.$C9];2;16);BASE([.$C9]+2^16;2;16));16-[.R$3];1))" office:value-type="string" office:string-value="1" calcext:value-type="string">
            <text:p>1</text:p>
          </table:table-cell>
          <table:table-cell table:style-name="ce10" table:formula="of:=IF([.S$3]=&quot;&quot;;&quot;.&quot;;MID(IF([.$C9]&gt;0;BASE([.$C9];2;16);BASE([.$C9]+2^16;2;16));16-[.S$3];1))" office:value-type="string" office:string-value="1" calcext:value-type="string">
            <text:p>1</text:p>
          </table:table-cell>
          <table:table-cell table:style-name="ce10" table:formula="of:=IF([.T$3]=&quot;&quot;;&quot;.&quot;;MID(IF([.$C9]&gt;0;BASE([.$C9];2;16);BASE([.$C9]+2^16;2;16));16-[.T$3];1))" office:value-type="string" office:string-value="1" calcext:value-type="string">
            <text:p>1</text:p>
          </table:table-cell>
          <table:table-cell table:style-name="ce10" table:formula="of:=IF([.U$3]=&quot;&quot;;&quot;.&quot;;MID(IF([.$C9]&gt;0;BASE([.$C9];2;16);BASE([.$C9]+2^16;2;16));16-[.U$3];1))" office:value-type="string" office:string-value="." calcext:value-type="string">
            <text:p>.</text:p>
          </table:table-cell>
          <table:table-cell table:style-name="ce10" table:formula="of:=IF([.V$3]=&quot;&quot;;&quot;.&quot;;MID(IF([.$C9]&gt;0;BASE([.$C9];2;16);BASE([.$C9]+2^16;2;16));16-[.V$3];1))" office:value-type="string" office:string-value="0" calcext:value-type="string">
            <text:p>0</text:p>
          </table:table-cell>
          <table:table-cell table:style-name="ce10" table:formula="of:=IF([.W$3]=&quot;&quot;;&quot;.&quot;;MID(IF([.$C9]&gt;0;BASE([.$C9];2;16);BASE([.$C9]+2^16;2;16));16-[.W$3];1))" office:value-type="string" office:string-value="1" calcext:value-type="string">
            <text:p>1</text:p>
          </table:table-cell>
          <table:table-cell table:style-name="ce10" table:formula="of:=IF([.X$3]=&quot;&quot;;&quot;.&quot;;MID(IF([.$C9]&gt;0;BASE([.$C9];2;16);BASE([.$C9]+2^16;2;16));16-[.X$3];1))" office:value-type="string" office:string-value="0" calcext:value-type="string">
            <text:p>0</text:p>
          </table:table-cell>
          <table:table-cell table:style-name="ce10" table:formula="of:=IF([.Y$3]=&quot;&quot;;&quot;.&quot;;MID(IF([.$C9]&gt;0;BASE([.$C9];2;16);BASE([.$C9]+2^16;2;16));16-[.Y$3];1))" office:value-type="string" office:string-value="0" calcext:value-type="string">
            <text:p>0</text:p>
          </table:table-cell>
          <table:table-cell table:number-columns-repeated="8"/>
        </table:table-row>
        <table:table-row table:style-name="ro2">
          <table:table-cell table:style-name="ce1" office:value-type="string" calcext:value-type="string">
            <text:p>X7=</text:p>
          </table:table-cell>
          <table:table-cell table:style-name="ce2" office:value-type="string" calcext:value-type="string">
            <text:p>-X1=</text:p>
          </table:table-cell>
          <table:table-cell table:formula="of:=-[.C4]" office:value-type="float" office:value="-10280" calcext:value-type="float">
            <text:p>-10280</text:p>
          </table:table-cell>
          <table:table-cell/>
          <table:table-cell office:value-type="string" calcext:value-type="string">
            <text:p>B7 =</text:p>
          </table:table-cell>
          <table:table-cell table:style-name="ce2" table:formula="of:=&quot;-B1=&quot;" office:value-type="string" office:string-value="-B1=" calcext:value-type="string">
            <text:p>-B1=</text:p>
          </table:table-cell>
          <table:table-cell table:style-name="ce10" table:formula="of:=IF([.G$3]=&quot;&quot;;&quot;.&quot;;MID(IF([.$C10]&gt;0;BASE([.$C10];2;16);BASE([.$C10]+2^16;2;16));16-[.G$3];1))" office:value-type="string" office:string-value="1" calcext:value-type="string">
            <text:p>1</text:p>
          </table:table-cell>
          <table:table-cell table:style-name="ce10" table:formula="of:=IF([.H$3]=&quot;&quot;;&quot;.&quot;;MID(IF([.$C10]&gt;0;BASE([.$C10];2;16);BASE([.$C10]+2^16;2;16));16-[.H$3];1))" office:value-type="string" office:string-value="1" calcext:value-type="string">
            <text:p>1</text:p>
          </table:table-cell>
          <table:table-cell table:style-name="ce10" table:formula="of:=IF([.I$3]=&quot;&quot;;&quot;.&quot;;MID(IF([.$C10]&gt;0;BASE([.$C10];2;16);BASE([.$C10]+2^16;2;16));16-[.I$3];1))" office:value-type="string" office:string-value="0" calcext:value-type="string">
            <text:p>0</text:p>
          </table:table-cell>
          <table:table-cell table:style-name="ce10" table:formula="of:=IF([.J$3]=&quot;&quot;;&quot;.&quot;;MID(IF([.$C10]&gt;0;BASE([.$C10];2;16);BASE([.$C10]+2^16;2;16));16-[.J$3];1))" office:value-type="string" office:string-value="1" calcext:value-type="string">
            <text:p>1</text:p>
          </table:table-cell>
          <table:table-cell table:style-name="ce10" table:formula="of:=IF([.K$3]=&quot;&quot;;&quot;.&quot;;MID(IF([.$C10]&gt;0;BASE([.$C10];2;16);BASE([.$C10]+2^16;2;16));16-[.K$3];1))" office:value-type="string" office:string-value="." calcext:value-type="string">
            <text:p>.</text:p>
          </table:table-cell>
          <table:table-cell table:style-name="ce10" table:formula="of:=IF([.L$3]=&quot;&quot;;&quot;.&quot;;MID(IF([.$C10]&gt;0;BASE([.$C10];2;16);BASE([.$C10]+2^16;2;16));16-[.L$3];1))" office:value-type="string" office:string-value="0" calcext:value-type="string">
            <text:p>0</text:p>
          </table:table-cell>
          <table:table-cell table:style-name="ce10" table:formula="of:=IF([.M$3]=&quot;&quot;;&quot;.&quot;;MID(IF([.$C10]&gt;0;BASE([.$C10];2;16);BASE([.$C10]+2^16;2;16));16-[.M$3];1))" office:value-type="string" office:string-value="1" calcext:value-type="string">
            <text:p>1</text:p>
          </table:table-cell>
          <table:table-cell table:style-name="ce10" table:formula="of:=IF([.N$3]=&quot;&quot;;&quot;.&quot;;MID(IF([.$C10]&gt;0;BASE([.$C10];2;16);BASE([.$C10]+2^16;2;16));16-[.N$3];1))" office:value-type="string" office:string-value="1" calcext:value-type="string">
            <text:p>1</text:p>
          </table:table-cell>
          <table:table-cell table:style-name="ce10" table:formula="of:=IF([.O$3]=&quot;&quot;;&quot;.&quot;;MID(IF([.$C10]&gt;0;BASE([.$C10];2;16);BASE([.$C10]+2^16;2;16));16-[.O$3];1))" office:value-type="string" office:string-value="1" calcext:value-type="string">
            <text:p>1</text:p>
          </table:table-cell>
          <table:table-cell table:style-name="ce10" table:formula="of:=IF([.P$3]=&quot;&quot;;&quot;.&quot;;MID(IF([.$C10]&gt;0;BASE([.$C10];2;16);BASE([.$C10]+2^16;2;16));16-[.P$3];1))" office:value-type="string" office:string-value="." calcext:value-type="string">
            <text:p>.</text:p>
          </table:table-cell>
          <table:table-cell table:style-name="ce10" table:formula="of:=IF([.Q$3]=&quot;&quot;;&quot;.&quot;;MID(IF([.$C10]&gt;0;BASE([.$C10];2;16);BASE([.$C10]+2^16;2;16));16-[.Q$3];1))" office:value-type="string" office:string-value="1" calcext:value-type="string">
            <text:p>1</text:p>
          </table:table-cell>
          <table:table-cell table:style-name="ce10" table:formula="of:=IF([.R$3]=&quot;&quot;;&quot;.&quot;;MID(IF([.$C10]&gt;0;BASE([.$C10];2;16);BASE([.$C10]+2^16;2;16));16-[.R$3];1))" office:value-type="string" office:string-value="1" calcext:value-type="string">
            <text:p>1</text:p>
          </table:table-cell>
          <table:table-cell table:style-name="ce10" table:formula="of:=IF([.S$3]=&quot;&quot;;&quot;.&quot;;MID(IF([.$C10]&gt;0;BASE([.$C10];2;16);BASE([.$C10]+2^16;2;16));16-[.S$3];1))" office:value-type="string" office:string-value="0" calcext:value-type="string">
            <text:p>0</text:p>
          </table:table-cell>
          <table:table-cell table:style-name="ce10" table:formula="of:=IF([.T$3]=&quot;&quot;;&quot;.&quot;;MID(IF([.$C10]&gt;0;BASE([.$C10];2;16);BASE([.$C10]+2^16;2;16));16-[.T$3];1))" office:value-type="string" office:string-value="1" calcext:value-type="string">
            <text:p>1</text:p>
          </table:table-cell>
          <table:table-cell table:style-name="ce10" table:formula="of:=IF([.U$3]=&quot;&quot;;&quot;.&quot;;MID(IF([.$C10]&gt;0;BASE([.$C10];2;16);BASE([.$C10]+2^16;2;16));16-[.U$3];1))" office:value-type="string" office:string-value="." calcext:value-type="string">
            <text:p>.</text:p>
          </table:table-cell>
          <table:table-cell table:style-name="ce10" table:formula="of:=IF([.V$3]=&quot;&quot;;&quot;.&quot;;MID(IF([.$C10]&gt;0;BASE([.$C10];2;16);BASE([.$C10]+2^16;2;16));16-[.V$3];1))" office:value-type="string" office:string-value="1" calcext:value-type="string">
            <text:p>1</text:p>
          </table:table-cell>
          <table:table-cell table:style-name="ce10" table:formula="of:=IF([.W$3]=&quot;&quot;;&quot;.&quot;;MID(IF([.$C10]&gt;0;BASE([.$C10];2;16);BASE([.$C10]+2^16;2;16));16-[.W$3];1))" office:value-type="string" office:string-value="0" calcext:value-type="string">
            <text:p>0</text:p>
          </table:table-cell>
          <table:table-cell table:style-name="ce10" table:formula="of:=IF([.X$3]=&quot;&quot;;&quot;.&quot;;MID(IF([.$C10]&gt;0;BASE([.$C10];2;16);BASE([.$C10]+2^16;2;16));16-[.X$3];1))" office:value-type="string" office:string-value="0" calcext:value-type="string">
            <text:p>0</text:p>
          </table:table-cell>
          <table:table-cell table:style-name="ce10" table:formula="of:=IF([.Y$3]=&quot;&quot;;&quot;.&quot;;MID(IF([.$C10]&gt;0;BASE([.$C10];2;16);BASE([.$C10]+2^16;2;16));16-[.Y$3];1))" office:value-type="string" office:string-value="0" calcext:value-type="string">
            <text:p>0</text:p>
          </table:table-cell>
          <table:table-cell table:number-columns-repeated="8"/>
        </table:table-row>
        <table:table-row table:style-name="ro2">
          <table:table-cell table:style-name="ce1" office:value-type="string" calcext:value-type="string">
            <text:p>X8=</text:p>
          </table:table-cell>
          <table:table-cell table:style-name="ce2" office:value-type="string" calcext:value-type="string">
            <text:p>-X2=</text:p>
          </table:table-cell>
          <table:table-cell table:formula="of:=-[.C5]" office:value-type="float" office:value="-11442" calcext:value-type="float">
            <text:p>-11442</text:p>
          </table:table-cell>
          <table:table-cell/>
          <table:table-cell office:value-type="string" calcext:value-type="string">
            <text:p>B8 =</text:p>
          </table:table-cell>
          <table:table-cell table:style-name="ce2" table:formula="of:=&quot;-B2=&quot;" office:value-type="string" office:string-value="-B2=" calcext:value-type="string">
            <text:p>-B2=</text:p>
          </table:table-cell>
          <table:table-cell table:style-name="ce10" table:formula="of:=IF([.G$3]=&quot;&quot;;&quot;.&quot;;MID(IF([.$C11]&gt;0;BASE([.$C11];2;16);BASE([.$C11]+2^16;2;16));16-[.G$3];1))" office:value-type="string" office:string-value="1" calcext:value-type="string">
            <text:p>1</text:p>
          </table:table-cell>
          <table:table-cell table:style-name="ce10" table:formula="of:=IF([.H$3]=&quot;&quot;;&quot;.&quot;;MID(IF([.$C11]&gt;0;BASE([.$C11];2;16);BASE([.$C11]+2^16;2;16));16-[.H$3];1))" office:value-type="string" office:string-value="1" calcext:value-type="string">
            <text:p>1</text:p>
          </table:table-cell>
          <table:table-cell table:style-name="ce10" table:formula="of:=IF([.I$3]=&quot;&quot;;&quot;.&quot;;MID(IF([.$C11]&gt;0;BASE([.$C11];2;16);BASE([.$C11]+2^16;2;16));16-[.I$3];1))" office:value-type="string" office:string-value="0" calcext:value-type="string">
            <text:p>0</text:p>
          </table:table-cell>
          <table:table-cell table:style-name="ce10" table:formula="of:=IF([.J$3]=&quot;&quot;;&quot;.&quot;;MID(IF([.$C11]&gt;0;BASE([.$C11];2;16);BASE([.$C11]+2^16;2;16));16-[.J$3];1))" office:value-type="string" office:string-value="1" calcext:value-type="string">
            <text:p>1</text:p>
          </table:table-cell>
          <table:table-cell table:style-name="ce10" table:formula="of:=IF([.K$3]=&quot;&quot;;&quot;.&quot;;MID(IF([.$C11]&gt;0;BASE([.$C11];2;16);BASE([.$C11]+2^16;2;16));16-[.K$3];1))" office:value-type="string" office:string-value="." calcext:value-type="string">
            <text:p>.</text:p>
          </table:table-cell>
          <table:table-cell table:style-name="ce10" table:formula="of:=IF([.L$3]=&quot;&quot;;&quot;.&quot;;MID(IF([.$C11]&gt;0;BASE([.$C11];2;16);BASE([.$C11]+2^16;2;16));16-[.L$3];1))" office:value-type="string" office:string-value="0" calcext:value-type="string">
            <text:p>0</text:p>
          </table:table-cell>
          <table:table-cell table:style-name="ce10" table:formula="of:=IF([.M$3]=&quot;&quot;;&quot;.&quot;;MID(IF([.$C11]&gt;0;BASE([.$C11];2;16);BASE([.$C11]+2^16;2;16));16-[.M$3];1))" office:value-type="string" office:string-value="0" calcext:value-type="string">
            <text:p>0</text:p>
          </table:table-cell>
          <table:table-cell table:style-name="ce10" table:formula="of:=IF([.N$3]=&quot;&quot;;&quot;.&quot;;MID(IF([.$C11]&gt;0;BASE([.$C11];2;16);BASE([.$C11]+2^16;2;16));16-[.N$3];1))" office:value-type="string" office:string-value="1" calcext:value-type="string">
            <text:p>1</text:p>
          </table:table-cell>
          <table:table-cell table:style-name="ce10" table:formula="of:=IF([.O$3]=&quot;&quot;;&quot;.&quot;;MID(IF([.$C11]&gt;0;BASE([.$C11];2;16);BASE([.$C11]+2^16;2;16));16-[.O$3];1))" office:value-type="string" office:string-value="1" calcext:value-type="string">
            <text:p>1</text:p>
          </table:table-cell>
          <table:table-cell table:style-name="ce10" table:formula="of:=IF([.P$3]=&quot;&quot;;&quot;.&quot;;MID(IF([.$C11]&gt;0;BASE([.$C11];2;16);BASE([.$C11]+2^16;2;16));16-[.P$3];1))" office:value-type="string" office:string-value="." calcext:value-type="string">
            <text:p>.</text:p>
          </table:table-cell>
          <table:table-cell table:style-name="ce10" table:formula="of:=IF([.Q$3]=&quot;&quot;;&quot;.&quot;;MID(IF([.$C11]&gt;0;BASE([.$C11];2;16);BASE([.$C11]+2^16;2;16));16-[.Q$3];1))" office:value-type="string" office:string-value="0" calcext:value-type="string">
            <text:p>0</text:p>
          </table:table-cell>
          <table:table-cell table:style-name="ce10" table:formula="of:=IF([.R$3]=&quot;&quot;;&quot;.&quot;;MID(IF([.$C11]&gt;0;BASE([.$C11];2;16);BASE([.$C11]+2^16;2;16));16-[.R$3];1))" office:value-type="string" office:string-value="1" calcext:value-type="string">
            <text:p>1</text:p>
          </table:table-cell>
          <table:table-cell table:style-name="ce10" table:formula="of:=IF([.S$3]=&quot;&quot;;&quot;.&quot;;MID(IF([.$C11]&gt;0;BASE([.$C11];2;16);BASE([.$C11]+2^16;2;16));16-[.S$3];1))" office:value-type="string" office:string-value="0" calcext:value-type="string">
            <text:p>0</text:p>
          </table:table-cell>
          <table:table-cell table:style-name="ce10" table:formula="of:=IF([.T$3]=&quot;&quot;;&quot;.&quot;;MID(IF([.$C11]&gt;0;BASE([.$C11];2;16);BASE([.$C11]+2^16;2;16));16-[.T$3];1))" office:value-type="string" office:string-value="0" calcext:value-type="string">
            <text:p>0</text:p>
          </table:table-cell>
          <table:table-cell table:style-name="ce10" table:formula="of:=IF([.U$3]=&quot;&quot;;&quot;.&quot;;MID(IF([.$C11]&gt;0;BASE([.$C11];2;16);BASE([.$C11]+2^16;2;16));16-[.U$3];1))" office:value-type="string" office:string-value="." calcext:value-type="string">
            <text:p>.</text:p>
          </table:table-cell>
          <table:table-cell table:style-name="ce10" table:formula="of:=IF([.V$3]=&quot;&quot;;&quot;.&quot;;MID(IF([.$C11]&gt;0;BASE([.$C11];2;16);BASE([.$C11]+2^16;2;16));16-[.V$3];1))" office:value-type="string" office:string-value="1" calcext:value-type="string">
            <text:p>1</text:p>
          </table:table-cell>
          <table:table-cell table:style-name="ce10" table:formula="of:=IF([.W$3]=&quot;&quot;;&quot;.&quot;;MID(IF([.$C11]&gt;0;BASE([.$C11];2;16);BASE([.$C11]+2^16;2;16));16-[.W$3];1))" office:value-type="string" office:string-value="1" calcext:value-type="string">
            <text:p>1</text:p>
          </table:table-cell>
          <table:table-cell table:style-name="ce10" table:formula="of:=IF([.X$3]=&quot;&quot;;&quot;.&quot;;MID(IF([.$C11]&gt;0;BASE([.$C11];2;16);BASE([.$C11]+2^16;2;16));16-[.X$3];1))" office:value-type="string" office:string-value="1" calcext:value-type="string">
            <text:p>1</text:p>
          </table:table-cell>
          <table:table-cell table:style-name="ce10" table:formula="of:=IF([.Y$3]=&quot;&quot;;&quot;.&quot;;MID(IF([.$C11]&gt;0;BASE([.$C11];2;16);BASE([.$C11]+2^16;2;16));16-[.Y$3];1))" office:value-type="string" office:string-value="0" calcext:value-type="string">
            <text:p>0</text:p>
          </table:table-cell>
          <table:table-cell table:number-columns-repeated="8"/>
        </table:table-row>
        <table:table-row table:style-name="ro2">
          <table:table-cell table:style-name="ce1" office:value-type="string" calcext:value-type="string">
            <text:p>X9=</text:p>
          </table:table-cell>
          <table:table-cell table:style-name="ce2" office:value-type="string" calcext:value-type="string">
            <text:p>-X3=</text:p>
          </table:table-cell>
          <table:table-cell table:formula="of:=-[.C6]" office:value-type="float" office:value="-21722" calcext:value-type="float">
            <text:p>-21722</text:p>
          </table:table-cell>
          <table:table-cell/>
          <table:table-cell office:value-type="string" calcext:value-type="string">
            <text:p>B9 =</text:p>
          </table:table-cell>
          <table:table-cell table:style-name="ce2" table:formula="of:=&quot;-B3=&quot;" office:value-type="string" office:string-value="-B3=" calcext:value-type="string">
            <text:p>-B3=</text:p>
          </table:table-cell>
          <table:table-cell table:style-name="ce10" table:formula="of:=IF([.G$3]=&quot;&quot;;&quot;.&quot;;MID(IF([.$C12]&gt;0;BASE([.$C12];2;16);BASE([.$C12]+2^16;2;16));16-[.G$3];1))" office:value-type="string" office:string-value="1" calcext:value-type="string">
            <text:p>1</text:p>
          </table:table-cell>
          <table:table-cell table:style-name="ce10" table:formula="of:=IF([.H$3]=&quot;&quot;;&quot;.&quot;;MID(IF([.$C12]&gt;0;BASE([.$C12];2;16);BASE([.$C12]+2^16;2;16));16-[.H$3];1))" office:value-type="string" office:string-value="0" calcext:value-type="string">
            <text:p>0</text:p>
          </table:table-cell>
          <table:table-cell table:style-name="ce10" table:formula="of:=IF([.I$3]=&quot;&quot;;&quot;.&quot;;MID(IF([.$C12]&gt;0;BASE([.$C12];2;16);BASE([.$C12]+2^16;2;16));16-[.I$3];1))" office:value-type="string" office:string-value="1" calcext:value-type="string">
            <text:p>1</text:p>
          </table:table-cell>
          <table:table-cell table:style-name="ce10" table:formula="of:=IF([.J$3]=&quot;&quot;;&quot;.&quot;;MID(IF([.$C12]&gt;0;BASE([.$C12];2;16);BASE([.$C12]+2^16;2;16));16-[.J$3];1))" office:value-type="string" office:string-value="0" calcext:value-type="string">
            <text:p>0</text:p>
          </table:table-cell>
          <table:table-cell table:style-name="ce10" table:formula="of:=IF([.K$3]=&quot;&quot;;&quot;.&quot;;MID(IF([.$C12]&gt;0;BASE([.$C12];2;16);BASE([.$C12]+2^16;2;16));16-[.K$3];1))" office:value-type="string" office:string-value="." calcext:value-type="string">
            <text:p>.</text:p>
          </table:table-cell>
          <table:table-cell table:style-name="ce10" table:formula="of:=IF([.L$3]=&quot;&quot;;&quot;.&quot;;MID(IF([.$C12]&gt;0;BASE([.$C12];2;16);BASE([.$C12]+2^16;2;16));16-[.L$3];1))" office:value-type="string" office:string-value="1" calcext:value-type="string">
            <text:p>1</text:p>
          </table:table-cell>
          <table:table-cell table:style-name="ce10" table:formula="of:=IF([.M$3]=&quot;&quot;;&quot;.&quot;;MID(IF([.$C12]&gt;0;BASE([.$C12];2;16);BASE([.$C12]+2^16;2;16));16-[.M$3];1))" office:value-type="string" office:string-value="0" calcext:value-type="string">
            <text:p>0</text:p>
          </table:table-cell>
          <table:table-cell table:style-name="ce10" table:formula="of:=IF([.N$3]=&quot;&quot;;&quot;.&quot;;MID(IF([.$C12]&gt;0;BASE([.$C12];2;16);BASE([.$C12]+2^16;2;16));16-[.N$3];1))" office:value-type="string" office:string-value="1" calcext:value-type="string">
            <text:p>1</text:p>
          </table:table-cell>
          <table:table-cell table:style-name="ce10" table:formula="of:=IF([.O$3]=&quot;&quot;;&quot;.&quot;;MID(IF([.$C12]&gt;0;BASE([.$C12];2;16);BASE([.$C12]+2^16;2;16));16-[.O$3];1))" office:value-type="string" office:string-value="1" calcext:value-type="string">
            <text:p>1</text:p>
          </table:table-cell>
          <table:table-cell table:style-name="ce10" table:formula="of:=IF([.P$3]=&quot;&quot;;&quot;.&quot;;MID(IF([.$C12]&gt;0;BASE([.$C12];2;16);BASE([.$C12]+2^16;2;16));16-[.P$3];1))" office:value-type="string" office:string-value="." calcext:value-type="string">
            <text:p>.</text:p>
          </table:table-cell>
          <table:table-cell table:style-name="ce10" table:formula="of:=IF([.Q$3]=&quot;&quot;;&quot;.&quot;;MID(IF([.$C12]&gt;0;BASE([.$C12];2;16);BASE([.$C12]+2^16;2;16));16-[.Q$3];1))" office:value-type="string" office:string-value="0" calcext:value-type="string">
            <text:p>0</text:p>
          </table:table-cell>
          <table:table-cell table:style-name="ce10" table:formula="of:=IF([.R$3]=&quot;&quot;;&quot;.&quot;;MID(IF([.$C12]&gt;0;BASE([.$C12];2;16);BASE([.$C12]+2^16;2;16));16-[.R$3];1))" office:value-type="string" office:string-value="0" calcext:value-type="string">
            <text:p>0</text:p>
          </table:table-cell>
          <table:table-cell table:style-name="ce10" table:formula="of:=IF([.S$3]=&quot;&quot;;&quot;.&quot;;MID(IF([.$C12]&gt;0;BASE([.$C12];2;16);BASE([.$C12]+2^16;2;16));16-[.S$3];1))" office:value-type="string" office:string-value="1" calcext:value-type="string">
            <text:p>1</text:p>
          </table:table-cell>
          <table:table-cell table:style-name="ce10" table:formula="of:=IF([.T$3]=&quot;&quot;;&quot;.&quot;;MID(IF([.$C12]&gt;0;BASE([.$C12];2;16);BASE([.$C12]+2^16;2;16));16-[.T$3];1))" office:value-type="string" office:string-value="0" calcext:value-type="string">
            <text:p>0</text:p>
          </table:table-cell>
          <table:table-cell table:style-name="ce10" table:formula="of:=IF([.U$3]=&quot;&quot;;&quot;.&quot;;MID(IF([.$C12]&gt;0;BASE([.$C12];2;16);BASE([.$C12]+2^16;2;16));16-[.U$3];1))" office:value-type="string" office:string-value="." calcext:value-type="string">
            <text:p>.</text:p>
          </table:table-cell>
          <table:table-cell table:style-name="ce10" table:formula="of:=IF([.V$3]=&quot;&quot;;&quot;.&quot;;MID(IF([.$C12]&gt;0;BASE([.$C12];2;16);BASE([.$C12]+2^16;2;16));16-[.V$3];1))" office:value-type="string" office:string-value="0" calcext:value-type="string">
            <text:p>0</text:p>
          </table:table-cell>
          <table:table-cell table:style-name="ce10" table:formula="of:=IF([.W$3]=&quot;&quot;;&quot;.&quot;;MID(IF([.$C12]&gt;0;BASE([.$C12];2;16);BASE([.$C12]+2^16;2;16));16-[.W$3];1))" office:value-type="string" office:string-value="1" calcext:value-type="string">
            <text:p>1</text:p>
          </table:table-cell>
          <table:table-cell table:style-name="ce10" table:formula="of:=IF([.X$3]=&quot;&quot;;&quot;.&quot;;MID(IF([.$C12]&gt;0;BASE([.$C12];2;16);BASE([.$C12]+2^16;2;16));16-[.X$3];1))" office:value-type="string" office:string-value="1" calcext:value-type="string">
            <text:p>1</text:p>
          </table:table-cell>
          <table:table-cell table:style-name="ce10" table:formula="of:=IF([.Y$3]=&quot;&quot;;&quot;.&quot;;MID(IF([.$C12]&gt;0;BASE([.$C12];2;16);BASE([.$C12]+2^16;2;16));16-[.Y$3];1))" office:value-type="string" office:string-value="0" calcext:value-type="string">
            <text:p>0</text:p>
          </table:table-cell>
          <table:table-cell table:number-columns-repeated="8"/>
        </table:table-row>
        <table:table-row table:style-name="ro2">
          <table:table-cell table:style-name="ce1" office:value-type="string" calcext:value-type="string">
            <text:p>X10=</text:p>
          </table:table-cell>
          <table:table-cell table:style-name="ce2" office:value-type="string" calcext:value-type="string">
            <text:p>-X4=</text:p>
          </table:table-cell>
          <table:table-cell table:formula="of:=-[.C7]" office:value-type="float" office:value="-33164" calcext:value-type="float">
            <text:p>-33164</text:p>
          </table:table-cell>
          <table:table-cell/>
          <table:table-cell office:value-type="string" calcext:value-type="string">
            <text:p>B10 =</text:p>
          </table:table-cell>
          <table:table-cell table:style-name="ce2" table:formula="of:=&quot;-B4=&quot;" office:value-type="string" office:string-value="-B4=" calcext:value-type="string">
            <text:p>-B4=</text:p>
          </table:table-cell>
          <table:table-cell table:style-name="ce10" table:formula="of:=IF([.G$3]=&quot;&quot;;&quot;.&quot;;MID(IF([.$C13]&gt;0;BASE([.$C13];2;16);BASE([.$C13]+2^16;2;16));16-[.G$3];1))" office:value-type="string" office:string-value="0" calcext:value-type="string">
            <text:p>0</text:p>
          </table:table-cell>
          <table:table-cell table:style-name="ce10" table:formula="of:=IF([.H$3]=&quot;&quot;;&quot;.&quot;;MID(IF([.$C13]&gt;0;BASE([.$C13];2;16);BASE([.$C13]+2^16;2;16));16-[.H$3];1))" office:value-type="string" office:string-value="1" calcext:value-type="string">
            <text:p>1</text:p>
          </table:table-cell>
          <table:table-cell table:style-name="ce10" table:formula="of:=IF([.I$3]=&quot;&quot;;&quot;.&quot;;MID(IF([.$C13]&gt;0;BASE([.$C13];2;16);BASE([.$C13]+2^16;2;16));16-[.I$3];1))" office:value-type="string" office:string-value="1" calcext:value-type="string">
            <text:p>1</text:p>
          </table:table-cell>
          <table:table-cell table:style-name="ce10" table:formula="of:=IF([.J$3]=&quot;&quot;;&quot;.&quot;;MID(IF([.$C13]&gt;0;BASE([.$C13];2;16);BASE([.$C13]+2^16;2;16));16-[.J$3];1))" office:value-type="string" office:string-value="1" calcext:value-type="string">
            <text:p>1</text:p>
          </table:table-cell>
          <table:table-cell table:style-name="ce10" table:formula="of:=IF([.K$3]=&quot;&quot;;&quot;.&quot;;MID(IF([.$C13]&gt;0;BASE([.$C13];2;16);BASE([.$C13]+2^16;2;16));16-[.K$3];1))" office:value-type="string" office:string-value="." calcext:value-type="string">
            <text:p>.</text:p>
          </table:table-cell>
          <table:table-cell table:style-name="ce10" table:formula="of:=IF([.L$3]=&quot;&quot;;&quot;.&quot;;MID(IF([.$C13]&gt;0;BASE([.$C13];2;16);BASE([.$C13]+2^16;2;16));16-[.L$3];1))" office:value-type="string" office:string-value="1" calcext:value-type="string">
            <text:p>1</text:p>
          </table:table-cell>
          <table:table-cell table:style-name="ce10" table:formula="of:=IF([.M$3]=&quot;&quot;;&quot;.&quot;;MID(IF([.$C13]&gt;0;BASE([.$C13];2;16);BASE([.$C13]+2^16;2;16));16-[.M$3];1))" office:value-type="string" office:string-value="1" calcext:value-type="string">
            <text:p>1</text:p>
          </table:table-cell>
          <table:table-cell table:style-name="ce10" table:formula="of:=IF([.N$3]=&quot;&quot;;&quot;.&quot;;MID(IF([.$C13]&gt;0;BASE([.$C13];2;16);BASE([.$C13]+2^16;2;16));16-[.N$3];1))" office:value-type="string" office:string-value="1" calcext:value-type="string">
            <text:p>1</text:p>
          </table:table-cell>
          <table:table-cell table:style-name="ce10" table:formula="of:=IF([.O$3]=&quot;&quot;;&quot;.&quot;;MID(IF([.$C13]&gt;0;BASE([.$C13];2;16);BASE([.$C13]+2^16;2;16));16-[.O$3];1))" office:value-type="string" office:string-value="0" calcext:value-type="string">
            <text:p>0</text:p>
          </table:table-cell>
          <table:table-cell table:style-name="ce10" table:formula="of:=IF([.P$3]=&quot;&quot;;&quot;.&quot;;MID(IF([.$C13]&gt;0;BASE([.$C13];2;16);BASE([.$C13]+2^16;2;16));16-[.P$3];1))" office:value-type="string" office:string-value="." calcext:value-type="string">
            <text:p>.</text:p>
          </table:table-cell>
          <table:table-cell table:style-name="ce10" table:formula="of:=IF([.Q$3]=&quot;&quot;;&quot;.&quot;;MID(IF([.$C13]&gt;0;BASE([.$C13];2;16);BASE([.$C13]+2^16;2;16));16-[.Q$3];1))" office:value-type="string" office:string-value="0" calcext:value-type="string">
            <text:p>0</text:p>
          </table:table-cell>
          <table:table-cell table:style-name="ce10" table:formula="of:=IF([.R$3]=&quot;&quot;;&quot;.&quot;;MID(IF([.$C13]&gt;0;BASE([.$C13];2;16);BASE([.$C13]+2^16;2;16));16-[.R$3];1))" office:value-type="string" office:string-value="1" calcext:value-type="string">
            <text:p>1</text:p>
          </table:table-cell>
          <table:table-cell table:style-name="ce10" table:formula="of:=IF([.S$3]=&quot;&quot;;&quot;.&quot;;MID(IF([.$C13]&gt;0;BASE([.$C13];2;16);BASE([.$C13]+2^16;2;16));16-[.S$3];1))" office:value-type="string" office:string-value="1" calcext:value-type="string">
            <text:p>1</text:p>
          </table:table-cell>
          <table:table-cell table:style-name="ce10" table:formula="of:=IF([.T$3]=&quot;&quot;;&quot;.&quot;;MID(IF([.$C13]&gt;0;BASE([.$C13];2;16);BASE([.$C13]+2^16;2;16));16-[.T$3];1))" office:value-type="string" office:string-value="1" calcext:value-type="string">
            <text:p>1</text:p>
          </table:table-cell>
          <table:table-cell table:style-name="ce10" table:formula="of:=IF([.U$3]=&quot;&quot;;&quot;.&quot;;MID(IF([.$C13]&gt;0;BASE([.$C13];2;16);BASE([.$C13]+2^16;2;16));16-[.U$3];1))" office:value-type="string" office:string-value="." calcext:value-type="string">
            <text:p>.</text:p>
          </table:table-cell>
          <table:table-cell table:style-name="ce10" table:formula="of:=IF([.V$3]=&quot;&quot;;&quot;.&quot;;MID(IF([.$C13]&gt;0;BASE([.$C13];2;16);BASE([.$C13]+2^16;2;16));16-[.V$3];1))" office:value-type="string" office:string-value="0" calcext:value-type="string">
            <text:p>0</text:p>
          </table:table-cell>
          <table:table-cell table:style-name="ce10" table:formula="of:=IF([.W$3]=&quot;&quot;;&quot;.&quot;;MID(IF([.$C13]&gt;0;BASE([.$C13];2;16);BASE([.$C13]+2^16;2;16));16-[.W$3];1))" office:value-type="string" office:string-value="1" calcext:value-type="string">
            <text:p>1</text:p>
          </table:table-cell>
          <table:table-cell table:style-name="ce10" table:formula="of:=IF([.X$3]=&quot;&quot;;&quot;.&quot;;MID(IF([.$C13]&gt;0;BASE([.$C13];2;16);BASE([.$C13]+2^16;2;16));16-[.X$3];1))" office:value-type="string" office:string-value="0" calcext:value-type="string">
            <text:p>0</text:p>
          </table:table-cell>
          <table:table-cell table:style-name="ce10" table:formula="of:=IF([.Y$3]=&quot;&quot;;&quot;.&quot;;MID(IF([.$C13]&gt;0;BASE([.$C13];2;16);BASE([.$C13]+2^16;2;16));16-[.Y$3];1))" office:value-type="string" office:string-value="0" calcext:value-type="string">
            <text:p>0</text:p>
          </table:table-cell>
          <table:table-cell table:number-columns-repeated="8"/>
        </table:table-row>
        <table:table-row table:style-name="ro2">
          <table:table-cell table:style-name="ce1" office:value-type="string" calcext:value-type="string">
            <text:p>X11=</text:p>
          </table:table-cell>
          <table:table-cell table:style-name="ce2" office:value-type="string" calcext:value-type="string">
            <text:p>-X5=</text:p>
          </table:table-cell>
          <table:table-cell table:formula="of:=-[.C8]" office:value-type="float" office:value="-1162" calcext:value-type="float">
            <text:p>-1162</text:p>
          </table:table-cell>
          <table:table-cell/>
          <table:table-cell office:value-type="string" calcext:value-type="string">
            <text:p>B11 =</text:p>
          </table:table-cell>
          <table:table-cell table:style-name="ce2" table:formula="of:=&quot;-B5= &quot;" office:value-type="string" office:string-value="-B5= " calcext:value-type="string">
            <text:p>-B5= </text:p>
          </table:table-cell>
          <table:table-cell table:style-name="ce10" table:formula="of:=IF([.G$3]=&quot;&quot;;&quot;.&quot;;MID(IF([.$C14]&gt;0;BASE([.$C14];2;16);BASE([.$C14]+2^16;2;16));16-[.G$3];1))" office:value-type="string" office:string-value="1" calcext:value-type="string">
            <text:p>1</text:p>
          </table:table-cell>
          <table:table-cell table:style-name="ce10" table:formula="of:=IF([.H$3]=&quot;&quot;;&quot;.&quot;;MID(IF([.$C14]&gt;0;BASE([.$C14];2;16);BASE([.$C14]+2^16;2;16));16-[.H$3];1))" office:value-type="string" office:string-value="1" calcext:value-type="string">
            <text:p>1</text:p>
          </table:table-cell>
          <table:table-cell table:style-name="ce10" table:formula="of:=IF([.I$3]=&quot;&quot;;&quot;.&quot;;MID(IF([.$C14]&gt;0;BASE([.$C14];2;16);BASE([.$C14]+2^16;2;16));16-[.I$3];1))" office:value-type="string" office:string-value="1" calcext:value-type="string">
            <text:p>1</text:p>
          </table:table-cell>
          <table:table-cell table:style-name="ce10" table:formula="of:=IF([.J$3]=&quot;&quot;;&quot;.&quot;;MID(IF([.$C14]&gt;0;BASE([.$C14];2;16);BASE([.$C14]+2^16;2;16));16-[.J$3];1))" office:value-type="string" office:string-value="1" calcext:value-type="string">
            <text:p>1</text:p>
          </table:table-cell>
          <table:table-cell table:style-name="ce10" table:formula="of:=IF([.K$3]=&quot;&quot;;&quot;.&quot;;MID(IF([.$C14]&gt;0;BASE([.$C14];2;16);BASE([.$C14]+2^16;2;16));16-[.K$3];1))" office:value-type="string" office:string-value="." calcext:value-type="string">
            <text:p>.</text:p>
          </table:table-cell>
          <table:table-cell table:style-name="ce10" table:formula="of:=IF([.L$3]=&quot;&quot;;&quot;.&quot;;MID(IF([.$C14]&gt;0;BASE([.$C14];2;16);BASE([.$C14]+2^16;2;16));16-[.L$3];1))" office:value-type="string" office:string-value="1" calcext:value-type="string">
            <text:p>1</text:p>
          </table:table-cell>
          <table:table-cell table:style-name="ce10" table:formula="of:=IF([.M$3]=&quot;&quot;;&quot;.&quot;;MID(IF([.$C14]&gt;0;BASE([.$C14];2;16);BASE([.$C14]+2^16;2;16));16-[.M$3];1))" office:value-type="string" office:string-value="0" calcext:value-type="string">
            <text:p>0</text:p>
          </table:table-cell>
          <table:table-cell table:style-name="ce10" table:formula="of:=IF([.N$3]=&quot;&quot;;&quot;.&quot;;MID(IF([.$C14]&gt;0;BASE([.$C14];2;16);BASE([.$C14]+2^16;2;16));16-[.N$3];1))" office:value-type="string" office:string-value="1" calcext:value-type="string">
            <text:p>1</text:p>
          </table:table-cell>
          <table:table-cell table:style-name="ce10" table:formula="of:=IF([.O$3]=&quot;&quot;;&quot;.&quot;;MID(IF([.$C14]&gt;0;BASE([.$C14];2;16);BASE([.$C14]+2^16;2;16));16-[.O$3];1))" office:value-type="string" office:string-value="1" calcext:value-type="string">
            <text:p>1</text:p>
          </table:table-cell>
          <table:table-cell table:style-name="ce10" table:formula="of:=IF([.P$3]=&quot;&quot;;&quot;.&quot;;MID(IF([.$C14]&gt;0;BASE([.$C14];2;16);BASE([.$C14]+2^16;2;16));16-[.P$3];1))" office:value-type="string" office:string-value="." calcext:value-type="string">
            <text:p>.</text:p>
          </table:table-cell>
          <table:table-cell table:style-name="ce10" table:formula="of:=IF([.Q$3]=&quot;&quot;;&quot;.&quot;;MID(IF([.$C14]&gt;0;BASE([.$C14];2;16);BASE([.$C14]+2^16;2;16));16-[.Q$3];1))" office:value-type="string" office:string-value="0" calcext:value-type="string">
            <text:p>0</text:p>
          </table:table-cell>
          <table:table-cell table:style-name="ce10" table:formula="of:=IF([.R$3]=&quot;&quot;;&quot;.&quot;;MID(IF([.$C14]&gt;0;BASE([.$C14];2;16);BASE([.$C14]+2^16;2;16));16-[.R$3];1))" office:value-type="string" office:string-value="1" calcext:value-type="string">
            <text:p>1</text:p>
          </table:table-cell>
          <table:table-cell table:style-name="ce10" table:formula="of:=IF([.S$3]=&quot;&quot;;&quot;.&quot;;MID(IF([.$C14]&gt;0;BASE([.$C14];2;16);BASE([.$C14]+2^16;2;16));16-[.S$3];1))" office:value-type="string" office:string-value="1" calcext:value-type="string">
            <text:p>1</text:p>
          </table:table-cell>
          <table:table-cell table:style-name="ce10" table:formula="of:=IF([.T$3]=&quot;&quot;;&quot;.&quot;;MID(IF([.$C14]&gt;0;BASE([.$C14];2;16);BASE([.$C14]+2^16;2;16));16-[.T$3];1))" office:value-type="string" office:string-value="1" calcext:value-type="string">
            <text:p>1</text:p>
          </table:table-cell>
          <table:table-cell table:style-name="ce10" table:formula="of:=IF([.U$3]=&quot;&quot;;&quot;.&quot;;MID(IF([.$C14]&gt;0;BASE([.$C14];2;16);BASE([.$C14]+2^16;2;16));16-[.U$3];1))" office:value-type="string" office:string-value="." calcext:value-type="string">
            <text:p>.</text:p>
          </table:table-cell>
          <table:table-cell table:style-name="ce10" table:formula="of:=IF([.V$3]=&quot;&quot;;&quot;.&quot;;MID(IF([.$C14]&gt;0;BASE([.$C14];2;16);BASE([.$C14]+2^16;2;16));16-[.V$3];1))" office:value-type="string" office:string-value="0" calcext:value-type="string">
            <text:p>0</text:p>
          </table:table-cell>
          <table:table-cell table:style-name="ce10" table:formula="of:=IF([.W$3]=&quot;&quot;;&quot;.&quot;;MID(IF([.$C14]&gt;0;BASE([.$C14];2;16);BASE([.$C14]+2^16;2;16));16-[.W$3];1))" office:value-type="string" office:string-value="1" calcext:value-type="string">
            <text:p>1</text:p>
          </table:table-cell>
          <table:table-cell table:style-name="ce10" table:formula="of:=IF([.X$3]=&quot;&quot;;&quot;.&quot;;MID(IF([.$C14]&gt;0;BASE([.$C14];2;16);BASE([.$C14]+2^16;2;16));16-[.X$3];1))" office:value-type="string" office:string-value="1" calcext:value-type="string">
            <text:p>1</text:p>
          </table:table-cell>
          <table:table-cell table:style-name="ce10" table:formula="of:=IF([.Y$3]=&quot;&quot;;&quot;.&quot;;MID(IF([.$C14]&gt;0;BASE([.$C14];2;16);BASE([.$C14]+2^16;2;16));16-[.Y$3];1))" office:value-type="string" office:string-value="0" calcext:value-type="string">
            <text:p>0</text:p>
          </table:table-cell>
          <table:table-cell table:number-columns-repeated="8"/>
        </table:table-row>
        <table:table-row table:style-name="ro2">
          <table:table-cell table:style-name="ce1" office:value-type="string" calcext:value-type="string">
            <text:p>X12=</text:p>
          </table:table-cell>
          <table:table-cell table:style-name="ce2" office:value-type="string" calcext:value-type="string">
            <text:p>-X6=</text:p>
          </table:table-cell>
          <table:table-cell table:formula="of:=-[.C9]" office:value-type="float" office:value="-32372" calcext:value-type="float">
            <text:p>-32372</text:p>
          </table:table-cell>
          <table:table-cell/>
          <table:table-cell office:value-type="string" calcext:value-type="string">
            <text:p>B12 =</text:p>
          </table:table-cell>
          <table:table-cell table:style-name="ce2" table:formula="of:=&quot;-B6=&quot;" office:value-type="string" office:string-value="-B6=" calcext:value-type="string">
            <text:p>-B6=</text:p>
          </table:table-cell>
          <table:table-cell table:style-name="ce10" table:formula="of:=IF([.G$3]=&quot;&quot;;&quot;.&quot;;MID(IF([.$C15]&gt;0;BASE([.$C15];2;16);BASE([.$C15]+2^16;2;16));16-[.G$3];1))" office:value-type="string" office:string-value="1" calcext:value-type="string">
            <text:p>1</text:p>
          </table:table-cell>
          <table:table-cell table:style-name="ce10" table:formula="of:=IF([.H$3]=&quot;&quot;;&quot;.&quot;;MID(IF([.$C15]&gt;0;BASE([.$C15];2;16);BASE([.$C15]+2^16;2;16));16-[.H$3];1))" office:value-type="string" office:string-value="0" calcext:value-type="string">
            <text:p>0</text:p>
          </table:table-cell>
          <table:table-cell table:style-name="ce10" table:formula="of:=IF([.I$3]=&quot;&quot;;&quot;.&quot;;MID(IF([.$C15]&gt;0;BASE([.$C15];2;16);BASE([.$C15]+2^16;2;16));16-[.I$3];1))" office:value-type="string" office:string-value="0" calcext:value-type="string">
            <text:p>0</text:p>
          </table:table-cell>
          <table:table-cell table:style-name="ce10" table:formula="of:=IF([.J$3]=&quot;&quot;;&quot;.&quot;;MID(IF([.$C15]&gt;0;BASE([.$C15];2;16);BASE([.$C15]+2^16;2;16));16-[.J$3];1))" office:value-type="string" office:string-value="0" calcext:value-type="string">
            <text:p>0</text:p>
          </table:table-cell>
          <table:table-cell table:style-name="ce10" table:formula="of:=IF([.K$3]=&quot;&quot;;&quot;.&quot;;MID(IF([.$C15]&gt;0;BASE([.$C15];2;16);BASE([.$C15]+2^16;2;16));16-[.K$3];1))" office:value-type="string" office:string-value="." calcext:value-type="string">
            <text:p>.</text:p>
          </table:table-cell>
          <table:table-cell table:style-name="ce10" table:formula="of:=IF([.L$3]=&quot;&quot;;&quot;.&quot;;MID(IF([.$C15]&gt;0;BASE([.$C15];2;16);BASE([.$C15]+2^16;2;16));16-[.L$3];1))" office:value-type="string" office:string-value="0" calcext:value-type="string">
            <text:p>0</text:p>
          </table:table-cell>
          <table:table-cell table:style-name="ce10" table:formula="of:=IF([.M$3]=&quot;&quot;;&quot;.&quot;;MID(IF([.$C15]&gt;0;BASE([.$C15];2;16);BASE([.$C15]+2^16;2;16));16-[.M$3];1))" office:value-type="string" office:string-value="0" calcext:value-type="string">
            <text:p>0</text:p>
          </table:table-cell>
          <table:table-cell table:style-name="ce10" table:formula="of:=IF([.N$3]=&quot;&quot;;&quot;.&quot;;MID(IF([.$C15]&gt;0;BASE([.$C15];2;16);BASE([.$C15]+2^16;2;16));16-[.N$3];1))" office:value-type="string" office:string-value="0" calcext:value-type="string">
            <text:p>0</text:p>
          </table:table-cell>
          <table:table-cell table:style-name="ce10" table:formula="of:=IF([.O$3]=&quot;&quot;;&quot;.&quot;;MID(IF([.$C15]&gt;0;BASE([.$C15];2;16);BASE([.$C15]+2^16;2;16));16-[.O$3];1))" office:value-type="string" office:string-value="1" calcext:value-type="string">
            <text:p>1</text:p>
          </table:table-cell>
          <table:table-cell table:style-name="ce10" table:formula="of:=IF([.P$3]=&quot;&quot;;&quot;.&quot;;MID(IF([.$C15]&gt;0;BASE([.$C15];2;16);BASE([.$C15]+2^16;2;16));16-[.P$3];1))" office:value-type="string" office:string-value="." calcext:value-type="string">
            <text:p>.</text:p>
          </table:table-cell>
          <table:table-cell table:style-name="ce10" table:formula="of:=IF([.Q$3]=&quot;&quot;;&quot;.&quot;;MID(IF([.$C15]&gt;0;BASE([.$C15];2;16);BASE([.$C15]+2^16;2;16));16-[.Q$3];1))" office:value-type="string" office:string-value="1" calcext:value-type="string">
            <text:p>1</text:p>
          </table:table-cell>
          <table:table-cell table:style-name="ce10" table:formula="of:=IF([.R$3]=&quot;&quot;;&quot;.&quot;;MID(IF([.$C15]&gt;0;BASE([.$C15];2;16);BASE([.$C15]+2^16;2;16));16-[.R$3];1))" office:value-type="string" office:string-value="0" calcext:value-type="string">
            <text:p>0</text:p>
          </table:table-cell>
          <table:table-cell table:style-name="ce10" table:formula="of:=IF([.S$3]=&quot;&quot;;&quot;.&quot;;MID(IF([.$C15]&gt;0;BASE([.$C15];2;16);BASE([.$C15]+2^16;2;16));16-[.S$3];1))" office:value-type="string" office:string-value="0" calcext:value-type="string">
            <text:p>0</text:p>
          </table:table-cell>
          <table:table-cell table:style-name="ce10" table:formula="of:=IF([.T$3]=&quot;&quot;;&quot;.&quot;;MID(IF([.$C15]&gt;0;BASE([.$C15];2;16);BASE([.$C15]+2^16;2;16));16-[.T$3];1))" office:value-type="string" office:string-value="0" calcext:value-type="string">
            <text:p>0</text:p>
          </table:table-cell>
          <table:table-cell table:style-name="ce10" table:formula="of:=IF([.U$3]=&quot;&quot;;&quot;.&quot;;MID(IF([.$C15]&gt;0;BASE([.$C15];2;16);BASE([.$C15]+2^16;2;16));16-[.U$3];1))" office:value-type="string" office:string-value="." calcext:value-type="string">
            <text:p>.</text:p>
          </table:table-cell>
          <table:table-cell table:style-name="ce10" table:formula="of:=IF([.V$3]=&quot;&quot;;&quot;.&quot;;MID(IF([.$C15]&gt;0;BASE([.$C15];2;16);BASE([.$C15]+2^16;2;16));16-[.V$3];1))" office:value-type="string" office:string-value="1" calcext:value-type="string">
            <text:p>1</text:p>
          </table:table-cell>
          <table:table-cell table:style-name="ce10" table:formula="of:=IF([.W$3]=&quot;&quot;;&quot;.&quot;;MID(IF([.$C15]&gt;0;BASE([.$C15];2;16);BASE([.$C15]+2^16;2;16));16-[.W$3];1))" office:value-type="string" office:string-value="1" calcext:value-type="string">
            <text:p>1</text:p>
          </table:table-cell>
          <table:table-cell table:style-name="ce10" table:formula="of:=IF([.X$3]=&quot;&quot;;&quot;.&quot;;MID(IF([.$C15]&gt;0;BASE([.$C15];2;16);BASE([.$C15]+2^16;2;16));16-[.X$3];1))" office:value-type="string" office:string-value="0" calcext:value-type="string">
            <text:p>0</text:p>
          </table:table-cell>
          <table:table-cell table:style-name="ce10" table:formula="of:=IF([.Y$3]=&quot;&quot;;&quot;.&quot;;MID(IF([.$C15]&gt;0;BASE([.$C15];2;16);BASE([.$C15]+2^16;2;16));16-[.Y$3];1))" office:value-type="string" office:string-value="0" calcext:value-type="string">
            <text:p>0</text:p>
          </table:table-cell>
          <table:table-cell table:number-columns-repeated="8"/>
        </table:table-row>
        <table:table-row table:style-name="ro2">
          <table:table-cell table:number-columns-repeated="33"/>
        </table:table-row>
        <table:table-row table:style-name="ro3">
          <table:table-cell table:number-columns-repeated="6"/>
          <table:table-cell table:style-name="ce6" table:formula="of:=IF([.G18]&lt;&gt;&quot;.&quot;;IF([.G18]+[.G19]&lt;&gt;0;IF([.G18]+[.G19]+[.H17]=3;1;MOD([.G18]+[.G19]+[.H17]-1;2));0);[.H17])" office:value-type="float" office:value="0" calcext:value-type="float">
            <text:p>0</text:p>
          </table:table-cell>
          <table:table-cell table:style-name="ce6" table:formula="of:=IF([.H18]&lt;&gt;&quot;.&quot;;IF([.H18]+[.H19]&lt;&gt;0;IF([.H18]+[.H19]+[.I17]=3;1;MOD([.H18]+[.H19]+[.I17]-1;2));0);[.I17])" office:value-type="float" office:value="0" calcext:value-type="float">
            <text:p>0</text:p>
          </table:table-cell>
          <table:table-cell table:style-name="ce6" table:formula="of:=IF([.I18]&lt;&gt;&quot;.&quot;;IF([.I18]+[.I19]&lt;&gt;0;IF([.I18]+[.I19]+[.J17]=3;1;MOD([.I18]+[.I19]+[.J17]-1;2));0);[.J17])" office:value-type="float" office:value="1" calcext:value-type="float">
            <text:p>1</text:p>
          </table:table-cell>
          <table:table-cell table:style-name="ce6" table:formula="of:=IF([.J18]&lt;&gt;&quot;.&quot;;IF([.J18]+[.J19]&lt;&gt;0;IF([.J18]+[.J19]+[.K17]=3;1;MOD([.J18]+[.J19]+[.K17]-1;2));0);[.K17])" office:value-type="float" office:value="0" calcext:value-type="float">
            <text:p>0</text:p>
          </table:table-cell>
          <table:table-cell table:style-name="ce21" table:formula="of:=IF([.K18]&lt;&gt;&quot;.&quot;;IF([.K18]+[.K19]&lt;&gt;0;IF([.K18]+[.K19]+[.L17]=3;1;MOD([.K18]+[.K19]+[.L17]-1;2));0);[.L17])" office:value-type="float" office:value="1" calcext:value-type="float">
            <text:p>1</text:p>
          </table:table-cell>
          <table:table-cell table:style-name="ce6" table:formula="of:=IF([.L18]&lt;&gt;&quot;.&quot;;IF([.L18]+[.L19]&lt;&gt;0;IF([.L18]+[.L19]+[.M17]=3;1;MOD([.L18]+[.L19]+[.M17]-1;2));0);[.M17])" office:value-type="float" office:value="1" calcext:value-type="float">
            <text:p>1</text:p>
          </table:table-cell>
          <table:table-cell table:style-name="ce6" table:formula="of:=IF([.M18]&lt;&gt;&quot;.&quot;;IF([.M18]+[.M19]&lt;&gt;0;IF([.M18]+[.M19]+[.N17]=3;1;MOD([.M18]+[.M19]+[.N17]-1;2));0);[.N17])" office:value-type="float" office:value="0" calcext:value-type="float">
            <text:p>0</text:p>
          </table:table-cell>
          <table:table-cell table:style-name="ce6" table:formula="of:=IF([.N18]&lt;&gt;&quot;.&quot;;IF([.N18]+[.N19]&lt;&gt;0;IF([.N18]+[.N19]+[.O17]=3;1;MOD([.N18]+[.N19]+[.O17]-1;2));0);[.O17])" office:value-type="float" office:value="0" calcext:value-type="float">
            <text:p>0</text:p>
          </table:table-cell>
          <table:table-cell table:style-name="ce6" table:formula="of:=IF([.O18]&lt;&gt;&quot;.&quot;;IF([.O18]+[.O19]&lt;&gt;0;IF([.O18]+[.O19]+[.P17]=3;1;MOD([.O18]+[.O19]+[.P17]-1;2));0);[.P17])" office:value-type="float" office:value="0" calcext:value-type="float">
            <text:p>0</text:p>
          </table:table-cell>
          <table:table-cell table:style-name="ce21" table:formula="of:=IF([.P18]&lt;&gt;&quot;.&quot;;IF([.P18]+[.P19]&lt;&gt;0;IF([.P18]+[.P19]+[.Q17]=3;1;MOD([.P18]+[.P19]+[.Q17]-1;2));0);[.Q17])" office:value-type="float" office:value="0" calcext:value-type="float">
            <text:p>0</text:p>
          </table:table-cell>
          <table:table-cell table:style-name="ce6" table:formula="of:=IF([.Q18]&lt;&gt;&quot;.&quot;;IF([.Q18]+[.Q19]&lt;&gt;0;IF([.Q18]+[.Q19]+[.R17]=3;1;MOD([.Q18]+[.Q19]+[.R17]-1;2));0);[.R17])" office:value-type="float" office:value="0" calcext:value-type="float">
            <text:p>0</text:p>
          </table:table-cell>
          <table:table-cell table:style-name="ce6" table:formula="of:=IF([.R18]&lt;&gt;&quot;.&quot;;IF([.R18]+[.R19]&lt;&gt;0;IF([.R18]+[.R19]+[.S17]=3;1;MOD([.R18]+[.R19]+[.S17]-1;2));0);[.S17])" office:value-type="float" office:value="0" calcext:value-type="float">
            <text:p>0</text:p>
          </table:table-cell>
          <table:table-cell table:style-name="ce6" table:formula="of:=IF([.S18]&lt;&gt;&quot;.&quot;;IF([.S18]+[.S19]&lt;&gt;0;IF([.S18]+[.S19]+[.T17]=3;1;MOD([.S18]+[.S19]+[.T17]-1;2));0);[.T17])" office:value-type="float" office:value="1" calcext:value-type="float">
            <text:p>1</text:p>
          </table:table-cell>
          <table:table-cell table:style-name="ce6" table:formula="of:=IF([.T18]&lt;&gt;&quot;.&quot;;IF([.T18]+[.T19]&lt;&gt;0;IF([.T18]+[.T19]+[.U17]=3;1;MOD([.T18]+[.T19]+[.U17]-1;2));0);[.U17])" office:value-type="float" office:value="0" calcext:value-type="float">
            <text:p>0</text:p>
          </table:table-cell>
          <table:table-cell table:style-name="ce21" table:formula="of:=IF([.U18]&lt;&gt;&quot;.&quot;;IF([.U18]+[.U19]&lt;&gt;0;IF([.U18]+[.U19]+[.V17]=3;1;MOD([.U18]+[.U19]+[.V17]-1;2));0);[.V17])" office:value-type="float" office:value="0" calcext:value-type="float">
            <text:p>0</text:p>
          </table:table-cell>
          <table:table-cell table:style-name="ce6" table:formula="of:=IF([.V18]&lt;&gt;&quot;.&quot;;IF([.V18]+[.V19]&lt;&gt;0;IF([.V18]+[.V19]+[.W17]=3;1;MOD([.V18]+[.V19]+[.W17]-1;2));0);[.W17])" office:value-type="float" office:value="0" calcext:value-type="float">
            <text:p>0</text:p>
          </table:table-cell>
          <table:table-cell table:style-name="ce6" table:formula="of:=IF([.W18]&lt;&gt;&quot;.&quot;;IF([.W18]+[.W19]&lt;&gt;0;IF([.W18]+[.W19]+[.X17]=3;1;MOD([.W18]+[.W19]+[.X17]-1;2));0);[.X17])" office:value-type="float" office:value="0" calcext:value-type="float">
            <text:p>0</text:p>
          </table:table-cell>
          <table:table-cell table:style-name="ce6" table:formula="of:=IF([.X18]&lt;&gt;&quot;.&quot;;IF([.X18]+[.X19]&lt;&gt;0;IF([.X18]+[.X19]+[.Y17]=3;1;MOD([.X18]+[.X19]+[.Y17]-1;2));0);[.Y17]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number-columns-repeated="4"/>
          <table:table-cell table:style-name="ce4" office:value-type="string" calcext:value-type="string">
            <text:p>B1</text:p>
          </table:table-cell>
          <table:table-cell/>
          <table:table-cell table:style-name="ce11" table:formula="of:=[.G4]" office:value-type="string" office:string-value="0" calcext:value-type="string">
            <text:p>0</text:p>
          </table:table-cell>
          <table:table-cell table:style-name="ce1" table:formula="of:=[.H4]" office:value-type="string" office:string-value="0" calcext:value-type="string">
            <text:p>0</text:p>
          </table:table-cell>
          <table:table-cell table:style-name="ce1" table:formula="of:=[.I4]" office:value-type="string" office:string-value="1" calcext:value-type="string">
            <text:p>1</text:p>
          </table:table-cell>
          <table:table-cell table:style-name="ce1" table:formula="of:=[.J4]" office:value-type="string" office:string-value="0" calcext:value-type="string">
            <text:p>0</text:p>
          </table:table-cell>
          <table:table-cell table:style-name="ce1" table:formula="of:=[.K4]" office:value-type="string" office:string-value="." calcext:value-type="string">
            <text:p>.</text:p>
          </table:table-cell>
          <table:table-cell table:style-name="ce1" table:formula="of:=[.L4]" office:value-type="string" office:string-value="1" calcext:value-type="string">
            <text:p>1</text:p>
          </table:table-cell>
          <table:table-cell table:style-name="ce1" table:formula="of:=[.M4]" office:value-type="string" office:string-value="0" calcext:value-type="string">
            <text:p>0</text:p>
          </table:table-cell>
          <table:table-cell table:style-name="ce1" table:formula="of:=[.N4]" office:value-type="string" office:string-value="0" calcext:value-type="string">
            <text:p>0</text:p>
          </table:table-cell>
          <table:table-cell table:style-name="ce1" table:formula="of:=[.O4]" office:value-type="string" office:string-value="0" calcext:value-type="string">
            <text:p>0</text:p>
          </table:table-cell>
          <table:table-cell table:style-name="ce1" table:formula="of:=[.P4]" office:value-type="string" office:string-value="." calcext:value-type="string">
            <text:p>.</text:p>
          </table:table-cell>
          <table:table-cell table:style-name="ce1" table:formula="of:=[.Q4]" office:value-type="string" office:string-value="0" calcext:value-type="string">
            <text:p>0</text:p>
          </table:table-cell>
          <table:table-cell table:style-name="ce1" table:formula="of:=[.R4]" office:value-type="string" office:string-value="0" calcext:value-type="string">
            <text:p>0</text:p>
          </table:table-cell>
          <table:table-cell table:style-name="ce1" table:formula="of:=[.S4]" office:value-type="string" office:string-value="1" calcext:value-type="string">
            <text:p>1</text:p>
          </table:table-cell>
          <table:table-cell table:style-name="ce1" table:formula="of:=[.T4]" office:value-type="string" office:string-value="0" calcext:value-type="string">
            <text:p>0</text:p>
          </table:table-cell>
          <table:table-cell table:style-name="ce1" table:formula="of:=[.U4]" office:value-type="string" office:string-value="." calcext:value-type="string">
            <text:p>.</text:p>
          </table:table-cell>
          <table:table-cell table:style-name="ce1" table:formula="of:=[.V4]" office:value-type="string" office:string-value="1" calcext:value-type="string">
            <text:p>1</text:p>
          </table:table-cell>
          <table:table-cell table:style-name="ce1" table:formula="of:=[.W4]" office:value-type="string" office:string-value="0" calcext:value-type="string">
            <text:p>0</text:p>
          </table:table-cell>
          <table:table-cell table:style-name="ce1" table:formula="of:=[.X4]" office:value-type="string" office:string-value="0" calcext:value-type="string">
            <text:p>0</text:p>
          </table:table-cell>
          <table:table-cell table:style-name="ce1" table:formula="of:=[.Y4]" office:value-type="string" office:string-value="0" calcext:value-type="string">
            <text:p>0</text:p>
          </table:table-cell>
          <table:table-cell table:number-columns-repeated="3"/>
          <table:table-cell office:value-type="string" calcext:value-type="string">
            <text:p>X1<text:span text:style-name="T1">(10)</text:span></text:p>
          </table:table-cell>
          <table:table-cell table:formula="of:=[.C4]" office:value-type="float" office:value="10280" calcext:value-type="float">
            <text:p>10280</text:p>
          </table:table-cell>
          <table:table-cell table:number-columns-repeated="3"/>
        </table:table-row>
        <table:table-row table:style-name="ro4">
          <table:table-cell table:number-columns-repeated="4"/>
          <table:table-cell office:value-type="string" calcext:value-type="string">
            <text:p>B2</text:p>
          </table:table-cell>
          <table:table-cell/>
          <table:table-cell table:style-name="ce12" table:formula="of:=[.G5]" office:value-type="string" office:string-value="0" calcext:value-type="string">
            <text:p>0</text:p>
          </table:table-cell>
          <table:table-cell table:style-name="ce12" table:formula="of:=[.H5]" office:value-type="string" office:string-value="0" calcext:value-type="string">
            <text:p>0</text:p>
          </table:table-cell>
          <table:table-cell table:style-name="ce12" table:formula="of:=[.I5]" office:value-type="string" office:string-value="1" calcext:value-type="string">
            <text:p>1</text:p>
          </table:table-cell>
          <table:table-cell table:style-name="ce12" table:formula="of:=[.J5]" office:value-type="string" office:string-value="0" calcext:value-type="string">
            <text:p>0</text:p>
          </table:table-cell>
          <table:table-cell table:style-name="ce12" table:formula="of:=[.K5]" office:value-type="string" office:string-value="." calcext:value-type="string">
            <text:p>.</text:p>
          </table:table-cell>
          <table:table-cell table:style-name="ce12" table:formula="of:=[.L5]" office:value-type="string" office:string-value="1" calcext:value-type="string">
            <text:p>1</text:p>
          </table:table-cell>
          <table:table-cell table:style-name="ce12" table:formula="of:=[.M5]" office:value-type="string" office:string-value="1" calcext:value-type="string">
            <text:p>1</text:p>
          </table:table-cell>
          <table:table-cell table:style-name="ce12" table:formula="of:=[.N5]" office:value-type="string" office:string-value="0" calcext:value-type="string">
            <text:p>0</text:p>
          </table:table-cell>
          <table:table-cell table:style-name="ce12" table:formula="of:=[.O5]" office:value-type="string" office:string-value="0" calcext:value-type="string">
            <text:p>0</text:p>
          </table:table-cell>
          <table:table-cell table:style-name="ce12" table:formula="of:=[.P5]" office:value-type="string" office:string-value="." calcext:value-type="string">
            <text:p>.</text:p>
          </table:table-cell>
          <table:table-cell table:style-name="ce12" table:formula="of:=[.Q5]" office:value-type="string" office:string-value="1" calcext:value-type="string">
            <text:p>1</text:p>
          </table:table-cell>
          <table:table-cell table:style-name="ce12" table:formula="of:=[.R5]" office:value-type="string" office:string-value="0" calcext:value-type="string">
            <text:p>0</text:p>
          </table:table-cell>
          <table:table-cell table:style-name="ce12" table:formula="of:=[.S5]" office:value-type="string" office:string-value="1" calcext:value-type="string">
            <text:p>1</text:p>
          </table:table-cell>
          <table:table-cell table:style-name="ce12" table:formula="of:=[.T5]" office:value-type="string" office:string-value="1" calcext:value-type="string">
            <text:p>1</text:p>
          </table:table-cell>
          <table:table-cell table:style-name="ce12" table:formula="of:=[.U5]" office:value-type="string" office:string-value="." calcext:value-type="string">
            <text:p>.</text:p>
          </table:table-cell>
          <table:table-cell table:style-name="ce12" table:formula="of:=[.V5]" office:value-type="string" office:string-value="0" calcext:value-type="string">
            <text:p>0</text:p>
          </table:table-cell>
          <table:table-cell table:style-name="ce12" table:formula="of:=[.W5]" office:value-type="string" office:string-value="0" calcext:value-type="string">
            <text:p>0</text:p>
          </table:table-cell>
          <table:table-cell table:style-name="ce12" table:formula="of:=[.X5]" office:value-type="string" office:string-value="1" calcext:value-type="string">
            <text:p>1</text:p>
          </table:table-cell>
          <table:table-cell table:style-name="ce12" table:formula="of:=[.Y5]" office:value-type="string" office:string-value="0" calcext:value-type="string">
            <text:p>0</text:p>
          </table:table-cell>
          <table:table-cell table:number-columns-repeated="2"/>
          <table:table-cell table:style-name="ce2" office:value-type="string" calcext:value-type="string">
            <text:p>+</text:p>
          </table:table-cell>
          <table:table-cell table:style-name="ce28" office:value-type="string" calcext:value-type="string">
            <text:p>X2<text:span text:style-name="T1">(10)</text:span></text:p>
          </table:table-cell>
          <table:table-cell table:style-name="ce28" table:formula="of:=[.C5]" office:value-type="float" office:value="11442" calcext:value-type="float">
            <text:p>11442</text:p>
          </table:table-cell>
          <table:table-cell table:number-columns-repeated="2"/>
          <table:table-cell table:formula="of:=IF([.W22]=0;IF(AND([.AA20]=[.AD20];[.H22]=0);[.$AG$2];[.$AG$4]);IF([.G20]=0;[.$AG$5];[.$AG$3]))" office:value-type="string" office:string-value="Результат верный, совпадает с суммой десятичных эквивалентов" calcext:value-type="string">
            <text:p>Результат верный, совпадает с суммой десятичных эквивалентов</text:p>
          </table:table-cell>
        </table:table-row>
        <table:table-row table:style-name="ro3">
          <table:table-cell table:number-columns-repeated="6"/>
          <table:table-cell table:style-name="ce1" table:formula="of:=IF([.G18]&lt;&gt;&quot;.&quot;;MOD([.H17]+[.G18]+[.G19];2);&quot;.&quot;)" office:value-type="float" office:value="0" calcext:value-type="float">
            <text:p>0</text:p>
          </table:table-cell>
          <table:table-cell table:style-name="ce1" table:formula="of:=IF([.H18]&lt;&gt;&quot;.&quot;;MOD([.I17]+[.H18]+[.H19];2);&quot;.&quot;)" office:value-type="float" office:value="1" calcext:value-type="float">
            <text:p>1</text:p>
          </table:table-cell>
          <table:table-cell table:style-name="ce1" table:formula="of:=IF([.I18]&lt;&gt;&quot;.&quot;;MOD([.J17]+[.I18]+[.I19];2);&quot;.&quot;)" office:value-type="float" office:value="0" calcext:value-type="float">
            <text:p>0</text:p>
          </table:table-cell>
          <table:table-cell table:style-name="ce1" table:formula="of:=IF([.J18]&lt;&gt;&quot;.&quot;;MOD([.K17]+[.J18]+[.J19];2);&quot;.&quot;)" office:value-type="float" office:value="1" calcext:value-type="float">
            <text:p>1</text:p>
          </table:table-cell>
          <table:table-cell table:style-name="ce1" table:formula="of:=IF([.K18]&lt;&gt;&quot;.&quot;;MOD([.L17]+[.K18]+[.K19];2);&quot;.&quot;)" office:value-type="string" office:string-value="." calcext:value-type="string">
            <text:p>.</text:p>
          </table:table-cell>
          <table:table-cell table:style-name="ce1" table:formula="of:=IF([.L18]&lt;&gt;&quot;.&quot;;MOD([.M17]+[.L18]+[.L19];2);&quot;.&quot;)" office:value-type="float" office:value="0" calcext:value-type="float">
            <text:p>0</text:p>
          </table:table-cell>
          <table:table-cell table:style-name="ce1" table:formula="of:=IF([.M18]&lt;&gt;&quot;.&quot;;MOD([.N17]+[.M18]+[.M19];2);&quot;.&quot;)" office:value-type="float" office:value="1" calcext:value-type="float">
            <text:p>1</text:p>
          </table:table-cell>
          <table:table-cell table:style-name="ce1" table:formula="of:=IF([.N18]&lt;&gt;&quot;.&quot;;MOD([.O17]+[.N18]+[.N19];2);&quot;.&quot;)" office:value-type="float" office:value="0" calcext:value-type="float">
            <text:p>0</text:p>
          </table:table-cell>
          <table:table-cell table:style-name="ce1" table:formula="of:=IF([.O18]&lt;&gt;&quot;.&quot;;MOD([.P17]+[.O18]+[.O19];2);&quot;.&quot;)" office:value-type="float" office:value="0" calcext:value-type="float">
            <text:p>0</text:p>
          </table:table-cell>
          <table:table-cell table:style-name="ce1" table:formula="of:=IF([.P18]&lt;&gt;&quot;.&quot;;MOD([.Q17]+[.P18]+[.P19];2);&quot;.&quot;)" office:value-type="string" office:string-value="." calcext:value-type="string">
            <text:p>.</text:p>
          </table:table-cell>
          <table:table-cell table:style-name="ce1" table:formula="of:=IF([.Q18]&lt;&gt;&quot;.&quot;;MOD([.R17]+[.Q18]+[.Q19];2);&quot;.&quot;)" office:value-type="float" office:value="1" calcext:value-type="float">
            <text:p>1</text:p>
          </table:table-cell>
          <table:table-cell table:style-name="ce1" table:formula="of:=IF([.R18]&lt;&gt;&quot;.&quot;;MOD([.S17]+[.R18]+[.R19];2);&quot;.&quot;)" office:value-type="float" office:value="1" calcext:value-type="float">
            <text:p>1</text:p>
          </table:table-cell>
          <table:table-cell table:style-name="ce1" table:formula="of:=IF([.S18]&lt;&gt;&quot;.&quot;;MOD([.T17]+[.S18]+[.S19];2);&quot;.&quot;)" office:value-type="float" office:value="0" calcext:value-type="float">
            <text:p>0</text:p>
          </table:table-cell>
          <table:table-cell table:style-name="ce1" table:formula="of:=IF([.T18]&lt;&gt;&quot;.&quot;;MOD([.U17]+[.T18]+[.T19];2);&quot;.&quot;)" office:value-type="float" office:value="1" calcext:value-type="float">
            <text:p>1</text:p>
          </table:table-cell>
          <table:table-cell table:style-name="ce1" table:formula="of:=IF([.U18]&lt;&gt;&quot;.&quot;;MOD([.V17]+[.U18]+[.U19];2);&quot;.&quot;)" office:value-type="string" office:string-value="." calcext:value-type="string">
            <text:p>.</text:p>
          </table:table-cell>
          <table:table-cell table:style-name="ce1" table:formula="of:=IF([.V18]&lt;&gt;&quot;.&quot;;MOD([.W17]+[.V18]+[.V19];2);&quot;.&quot;)" office:value-type="float" office:value="1" calcext:value-type="float">
            <text:p>1</text:p>
          </table:table-cell>
          <table:table-cell table:style-name="ce1" table:formula="of:=IF([.W18]&lt;&gt;&quot;.&quot;;MOD([.X17]+[.W18]+[.W19];2);&quot;.&quot;)" office:value-type="float" office:value="0" calcext:value-type="float">
            <text:p>0</text:p>
          </table:table-cell>
          <table:table-cell table:style-name="ce1" table:formula="of:=IF([.X18]&lt;&gt;&quot;.&quot;;MOD([.Y17]+[.X18]+[.X19];2);&quot;.&quot;)" office:value-type="float" office:value="1" calcext:value-type="float">
            <text:p>1</text:p>
          </table:table-cell>
          <table:table-cell table:style-name="ce1" table:formula="of:=IF([.Y18]&lt;&gt;&quot;.&quot;;MOD([.Z17]+[.Y18]+[.Y19];2);&quot;.&quot;)" office:value-type="float" office:value="0" calcext:value-type="float">
            <text:p>0</text:p>
          </table:table-cell>
          <table:table-cell table:style-name="ce24" office:value-type="string" calcext:value-type="string">
            <text:p><text:span text:style-name="T1">(2)     </text:span><text:span text:style-name="T2">          =</text:span></text:p>
          </table:table-cell>
          <table:table-cell table:style-name="ce26" table:formula="of:=IF([.G20]=0;DECIMAL([.G20]&amp;[.H20]&amp;[.I20]&amp;[.J20]&amp;[.L20]&amp;[.M20]&amp;[.N20]&amp;[.O20]&amp;[.Q20]&amp;[.R20]&amp;[.S20]&amp;[.T20]&amp;[.V20]&amp;[.W20]&amp;[.X20]&amp;[.Y20];2);DECIMAL([.G20]&amp;[.H20]&amp;[.I20]&amp;[.J20]&amp;[.L20]&amp;[.M20]&amp;[.N20]&amp;[.O20]&amp;[.Q20]&amp;[.R20]&amp;[.S20]&amp;[.T20]&amp;[.V20]&amp;[.W20]&amp;[.X20]&amp;[.Y20];2)-65536)" office:value-type="float" office:value="21722" calcext:value-type="float">
            <text:p>21722</text:p>
          </table:table-cell>
          <table:table-cell table:style-name="ce24" office:value-type="string" calcext:value-type="string">
            <text:p><text:span text:style-name="T1">(10)</text:span></text:p>
          </table:table-cell>
          <table:table-cell/>
          <table:table-cell table:formula="of:=[.AD18]+[.AD19]" office:value-type="float" office:value="21722" calcext:value-type="float">
            <text:p>21722</text:p>
          </table:table-cell>
          <table:table-cell table:style-name="ce24" office:value-type="string" calcext:value-type="string">
            <text:p><text:span text:style-name="T1">(10)</text:span>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11" table:number-columns-repeated="4"/>
          <table:table-cell table:style-name="ce1"/>
          <table:table-cell table:style-name="ce11" table:number-columns-repeated="4"/>
          <table:table-cell table:style-name="ce1"/>
          <table:table-cell table:style-name="ce11" table:number-columns-repeated="4"/>
          <table:table-cell table:style-name="ce1"/>
          <table:table-cell table:style-name="ce11" table:number-columns-repeated="4"/>
          <table:table-cell/>
          <table:table-cell table:style-name="ce26"/>
          <table:table-cell table:number-columns-repeated="6"/>
        </table:table-row>
        <table:table-row table:style-name="ro3">
          <table:table-cell table:number-columns-repeated="6"/>
          <table:table-cell office:value-type="string" calcext:value-type="string">
            <text:p>CF=</text:p>
          </table:table-cell>
          <table:table-cell table:style-name="ce17" table:formula="of:=[.G17]" office:value-type="float" office:value="0" calcext:value-type="float">
            <text:p>0</text:p>
          </table:table-cell>
          <table:table-cell/>
          <table:table-cell office:value-type="string" calcext:value-type="string">
            <text:p>PF=</text:p>
          </table:table-cell>
          <table:table-cell table:style-name="ce22" table:formula="of:=MOD(SUM([.V20:.Y20])+SUM([.Q20:.T20])+1;2)" office:value-type="float" office:value="0" calcext:value-type="float">
            <text:p>0</text:p>
          </table:table-cell>
          <table:table-cell/>
          <table:table-cell office:value-type="string" calcext:value-type="string">
            <text:p>AF=</text:p>
          </table:table-cell>
          <table:table-cell table:style-name="ce17" table:formula="of:=[.U17]" office:value-type="float" office:value="0" calcext:value-type="float">
            <text:p>0</text:p>
          </table:table-cell>
          <table:table-cell/>
          <table:table-cell office:value-type="string" calcext:value-type="string">
            <text:p>ZF=</text:p>
          </table:table-cell>
          <table:table-cell table:style-name="ce22" table:formula="of:=IF([.AA20]=0;1;0)" office:value-type="float" office:value="0" calcext:value-type="float">
            <text:p>0</text:p>
          </table:table-cell>
          <table:table-cell/>
          <table:table-cell office:value-type="string" calcext:value-type="string">
            <text:p>SF=</text:p>
          </table:table-cell>
          <table:table-cell table:style-name="ce22" table:formula="of:=[.G20]" office:value-type="float" office:value="0" calcext:value-type="float">
            <text:p>0</text:p>
          </table:table-cell>
          <table:table-cell/>
          <table:table-cell office:value-type="string" calcext:value-type="string">
            <text:p>OF=</text:p>
          </table:table-cell>
          <table:table-cell table:style-name="ce22" table:formula="of:=MOD([.H17]+[.G17];2)" office:value-type="float" office:value="0" calcext:value-type="float">
            <text:p>0</text:p>
          </table:table-cell>
          <table:table-cell table:number-columns-repeated="3"/>
          <table:table-cell table:style-name="ce26"/>
          <table:table-cell table:number-columns-repeated="6"/>
        </table:table-row>
        <table:table-row table:style-name="ro3">
          <table:table-cell table:number-columns-repeated="26"/>
          <table:table-cell table:style-name="ce26"/>
          <table:table-cell table:number-columns-repeated="6"/>
        </table:table-row>
        <table:table-row table:style-name="ro3">
          <table:table-cell table:number-columns-repeated="6"/>
          <table:table-cell table:style-name="ce6" table:formula="of:=IF([.G25]&lt;&gt;&quot;.&quot;;IF([.G25]+[.G26]&lt;&gt;0;IF([.G25]+[.G26]+[.H24]=3;1;MOD([.G25]+[.G26]+[.H24]-1;2));0);[.H24])" office:value-type="float" office:value="0" calcext:value-type="float">
            <text:p>0</text:p>
          </table:table-cell>
          <table:table-cell table:style-name="ce6" table:formula="of:=IF([.H25]&lt;&gt;&quot;.&quot;;IF([.H25]+[.H26]&lt;&gt;0;IF([.H25]+[.H26]+[.I24]=3;1;MOD([.H25]+[.H26]+[.I24]-1;2));0);[.I24])" office:value-type="float" office:value="1" calcext:value-type="float">
            <text:p>1</text:p>
          </table:table-cell>
          <table:table-cell table:style-name="ce6" table:formula="of:=IF([.I25]&lt;&gt;&quot;.&quot;;IF([.I25]+[.I26]&lt;&gt;0;IF([.I25]+[.I26]+[.J24]=3;1;MOD([.I25]+[.I26]+[.J24]-1;2));0);[.J24])" office:value-type="float" office:value="1" calcext:value-type="float">
            <text:p>1</text:p>
          </table:table-cell>
          <table:table-cell table:style-name="ce6" table:formula="of:=IF([.J25]&lt;&gt;&quot;.&quot;;IF([.J25]+[.J26]&lt;&gt;0;IF([.J25]+[.J26]+[.K24]=3;1;MOD([.J25]+[.J26]+[.K24]-1;2));0);[.K24])" office:value-type="float" office:value="1" calcext:value-type="float">
            <text:p>1</text:p>
          </table:table-cell>
          <table:table-cell table:style-name="ce21" table:formula="of:=IF([.K25]&lt;&gt;&quot;.&quot;;IF([.K25]+[.K26]&lt;&gt;0;IF([.K25]+[.K26]+[.L24]=3;1;MOD([.K25]+[.K26]+[.L24]-1;2));0);[.L24])" office:value-type="float" office:value="1" calcext:value-type="float">
            <text:p>1</text:p>
          </table:table-cell>
          <table:table-cell table:style-name="ce6" table:formula="of:=IF([.L25]&lt;&gt;&quot;.&quot;;IF([.L25]+[.L26]&lt;&gt;0;IF([.L25]+[.L26]+[.M24]=3;1;MOD([.L25]+[.L26]+[.M24]-1;2));0);[.M24])" office:value-type="float" office:value="1" calcext:value-type="float">
            <text:p>1</text:p>
          </table:table-cell>
          <table:table-cell table:style-name="ce6" table:formula="of:=IF([.M25]&lt;&gt;&quot;.&quot;;IF([.M25]+[.M26]&lt;&gt;0;IF([.M25]+[.M26]+[.N24]=3;1;MOD([.M25]+[.M26]+[.N24]-1;2));0);[.N24])" office:value-type="float" office:value="1" calcext:value-type="float">
            <text:p>1</text:p>
          </table:table-cell>
          <table:table-cell table:style-name="ce6" table:formula="of:=IF([.N25]&lt;&gt;&quot;.&quot;;IF([.N25]+[.N26]&lt;&gt;0;IF([.N25]+[.N26]+[.O24]=3;1;MOD([.N25]+[.N26]+[.O24]-1;2));0);[.O24])" office:value-type="float" office:value="0" calcext:value-type="float">
            <text:p>0</text:p>
          </table:table-cell>
          <table:table-cell table:style-name="ce6" table:formula="of:=IF([.O25]&lt;&gt;&quot;.&quot;;IF([.O25]+[.O26]&lt;&gt;0;IF([.O25]+[.O26]+[.P24]=3;1;MOD([.O25]+[.O26]+[.P24]-1;2));0);[.P24])" office:value-type="float" office:value="0" calcext:value-type="float">
            <text:p>0</text:p>
          </table:table-cell>
          <table:table-cell table:style-name="ce21" table:formula="of:=IF([.P25]&lt;&gt;&quot;.&quot;;IF([.P25]+[.P26]&lt;&gt;0;IF([.P25]+[.P26]+[.Q24]=3;1;MOD([.P25]+[.P26]+[.Q24]-1;2));0);[.Q24])" office:value-type="float" office:value="1" calcext:value-type="float">
            <text:p>1</text:p>
          </table:table-cell>
          <table:table-cell table:style-name="ce6" table:formula="of:=IF([.Q25]&lt;&gt;&quot;.&quot;;IF([.Q25]+[.Q26]&lt;&gt;0;IF([.Q25]+[.Q26]+[.R24]=3;1;MOD([.Q25]+[.Q26]+[.R24]-1;2));0);[.R24])" office:value-type="float" office:value="1" calcext:value-type="float">
            <text:p>1</text:p>
          </table:table-cell>
          <table:table-cell table:style-name="ce6" table:formula="of:=IF([.R25]&lt;&gt;&quot;.&quot;;IF([.R25]+[.R26]&lt;&gt;0;IF([.R25]+[.R26]+[.S24]=3;1;MOD([.R25]+[.R26]+[.S24]-1;2));0);[.S24])" office:value-type="float" office:value="1" calcext:value-type="float">
            <text:p>1</text:p>
          </table:table-cell>
          <table:table-cell table:style-name="ce6" table:formula="of:=IF([.S25]&lt;&gt;&quot;.&quot;;IF([.S25]+[.S26]&lt;&gt;0;IF([.S25]+[.S26]+[.T24]=3;1;MOD([.S25]+[.S26]+[.T24]-1;2));0);[.T24])" office:value-type="float" office:value="1" calcext:value-type="float">
            <text:p>1</text:p>
          </table:table-cell>
          <table:table-cell table:style-name="ce6" table:formula="of:=IF([.T25]&lt;&gt;&quot;.&quot;;IF([.T25]+[.T26]&lt;&gt;0;IF([.T25]+[.T26]+[.U24]=3;1;MOD([.T25]+[.T26]+[.U24]-1;2));0);[.U24])" office:value-type="float" office:value="1" calcext:value-type="float">
            <text:p>1</text:p>
          </table:table-cell>
          <table:table-cell table:style-name="ce21" table:formula="of:=IF([.U25]&lt;&gt;&quot;.&quot;;IF([.U25]+[.U26]&lt;&gt;0;IF([.U25]+[.U26]+[.V24]=3;1;MOD([.U25]+[.U26]+[.V24]-1;2));0);[.V24])" office:value-type="float" office:value="0" calcext:value-type="float">
            <text:p>0</text:p>
          </table:table-cell>
          <table:table-cell table:style-name="ce6" table:formula="of:=IF([.V25]&lt;&gt;&quot;.&quot;;IF([.V25]+[.V26]&lt;&gt;0;IF([.V25]+[.V26]+[.W24]=3;1;MOD([.V25]+[.V26]+[.W24]-1;2));0);[.W24])" office:value-type="float" office:value="0" calcext:value-type="float">
            <text:p>0</text:p>
          </table:table-cell>
          <table:table-cell table:style-name="ce6" table:formula="of:=IF([.W25]&lt;&gt;&quot;.&quot;;IF([.W25]+[.W26]&lt;&gt;0;IF([.W25]+[.W26]+[.X24]=3;1;MOD([.W25]+[.W26]+[.X24]-1;2));0);[.X24])" office:value-type="float" office:value="0" calcext:value-type="float">
            <text:p>0</text:p>
          </table:table-cell>
          <table:table-cell table:style-name="ce6" table:formula="of:=IF([.X25]&lt;&gt;&quot;.&quot;;IF([.X25]+[.X26]&lt;&gt;0;IF([.X25]+[.X26]+[.Y24]=3;1;MOD([.X25]+[.X26]+[.Y24]-1;2));0);[.Y24])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26"/>
          <table:table-cell table:number-columns-repeated="6"/>
        </table:table-row>
        <table:table-row table:style-name="ro3">
          <table:table-cell table:number-columns-repeated="4"/>
          <table:table-cell table:style-name="ce4" office:value-type="string" calcext:value-type="string">
            <text:p>B2</text:p>
          </table:table-cell>
          <table:table-cell/>
          <table:table-cell table:style-name="ce1" table:formula="of:=[.G5]" office:value-type="string" office:string-value="0" calcext:value-type="string">
            <text:p>0</text:p>
          </table:table-cell>
          <table:table-cell table:style-name="ce1" table:formula="of:=[.H5]" office:value-type="string" office:string-value="0" calcext:value-type="string">
            <text:p>0</text:p>
          </table:table-cell>
          <table:table-cell table:style-name="ce1" table:formula="of:=[.I5]" office:value-type="string" office:string-value="1" calcext:value-type="string">
            <text:p>1</text:p>
          </table:table-cell>
          <table:table-cell table:style-name="ce1" table:formula="of:=[.J5]" office:value-type="string" office:string-value="0" calcext:value-type="string">
            <text:p>0</text:p>
          </table:table-cell>
          <table:table-cell table:style-name="ce1" table:formula="of:=[.K5]" office:value-type="string" office:string-value="." calcext:value-type="string">
            <text:p>.</text:p>
          </table:table-cell>
          <table:table-cell table:style-name="ce1" table:formula="of:=[.L5]" office:value-type="string" office:string-value="1" calcext:value-type="string">
            <text:p>1</text:p>
          </table:table-cell>
          <table:table-cell table:style-name="ce1" table:formula="of:=[.M5]" office:value-type="string" office:string-value="1" calcext:value-type="string">
            <text:p>1</text:p>
          </table:table-cell>
          <table:table-cell table:style-name="ce1" table:formula="of:=[.N5]" office:value-type="string" office:string-value="0" calcext:value-type="string">
            <text:p>0</text:p>
          </table:table-cell>
          <table:table-cell table:style-name="ce1" table:formula="of:=[.O5]" office:value-type="string" office:string-value="0" calcext:value-type="string">
            <text:p>0</text:p>
          </table:table-cell>
          <table:table-cell table:style-name="ce1" table:formula="of:=[.P5]" office:value-type="string" office:string-value="." calcext:value-type="string">
            <text:p>.</text:p>
          </table:table-cell>
          <table:table-cell table:style-name="ce1" table:formula="of:=[.Q5]" office:value-type="string" office:string-value="1" calcext:value-type="string">
            <text:p>1</text:p>
          </table:table-cell>
          <table:table-cell table:style-name="ce1" table:formula="of:=[.R5]" office:value-type="string" office:string-value="0" calcext:value-type="string">
            <text:p>0</text:p>
          </table:table-cell>
          <table:table-cell table:style-name="ce1" table:formula="of:=[.S5]" office:value-type="string" office:string-value="1" calcext:value-type="string">
            <text:p>1</text:p>
          </table:table-cell>
          <table:table-cell table:style-name="ce1" table:formula="of:=[.T5]" office:value-type="string" office:string-value="1" calcext:value-type="string">
            <text:p>1</text:p>
          </table:table-cell>
          <table:table-cell table:style-name="ce1" table:formula="of:=[.U5]" office:value-type="string" office:string-value="." calcext:value-type="string">
            <text:p>.</text:p>
          </table:table-cell>
          <table:table-cell table:style-name="ce1" table:formula="of:=[.V5]" office:value-type="string" office:string-value="0" calcext:value-type="string">
            <text:p>0</text:p>
          </table:table-cell>
          <table:table-cell table:style-name="ce1" table:formula="of:=[.W5]" office:value-type="string" office:string-value="0" calcext:value-type="string">
            <text:p>0</text:p>
          </table:table-cell>
          <table:table-cell table:style-name="ce1" table:formula="of:=[.X5]" office:value-type="string" office:string-value="1" calcext:value-type="string">
            <text:p>1</text:p>
          </table:table-cell>
          <table:table-cell table:style-name="ce1" table:formula="of:=[.Y5]" office:value-type="string" office:string-value="0" calcext:value-type="string">
            <text:p>0</text:p>
          </table:table-cell>
          <table:table-cell/>
          <table:table-cell table:style-name="ce26"/>
          <table:table-cell/>
          <table:table-cell office:value-type="string" calcext:value-type="string">
            <text:p>X2<text:span text:style-name="T1">(10)</text:span></text:p>
          </table:table-cell>
          <table:table-cell table:formula="of:=[.C5]" office:value-type="float" office:value="11442" calcext:value-type="float">
            <text:p>11442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B3 </text:p>
          </table:table-cell>
          <table:table-cell/>
          <table:table-cell table:style-name="ce13" table:formula="of:=[.G6]" office:value-type="string" office:string-value="0" calcext:value-type="string">
            <text:p>0</text:p>
          </table:table-cell>
          <table:table-cell table:style-name="ce13" table:formula="of:=[.H6]" office:value-type="string" office:string-value="1" calcext:value-type="string">
            <text:p>1</text:p>
          </table:table-cell>
          <table:table-cell table:style-name="ce13" table:formula="of:=[.I6]" office:value-type="string" office:string-value="0" calcext:value-type="string">
            <text:p>0</text:p>
          </table:table-cell>
          <table:table-cell table:style-name="ce13" table:formula="of:=[.J6]" office:value-type="string" office:string-value="1" calcext:value-type="string">
            <text:p>1</text:p>
          </table:table-cell>
          <table:table-cell table:style-name="ce13" table:formula="of:=[.K6]" office:value-type="string" office:string-value="." calcext:value-type="string">
            <text:p>.</text:p>
          </table:table-cell>
          <table:table-cell table:style-name="ce13" table:formula="of:=[.L6]" office:value-type="string" office:string-value="0" calcext:value-type="string">
            <text:p>0</text:p>
          </table:table-cell>
          <table:table-cell table:style-name="ce13" table:formula="of:=[.M6]" office:value-type="string" office:string-value="1" calcext:value-type="string">
            <text:p>1</text:p>
          </table:table-cell>
          <table:table-cell table:style-name="ce13" table:formula="of:=[.N6]" office:value-type="string" office:string-value="0" calcext:value-type="string">
            <text:p>0</text:p>
          </table:table-cell>
          <table:table-cell table:style-name="ce13" table:formula="of:=[.O6]" office:value-type="string" office:string-value="0" calcext:value-type="string">
            <text:p>0</text:p>
          </table:table-cell>
          <table:table-cell table:style-name="ce13" table:formula="of:=[.P6]" office:value-type="string" office:string-value="." calcext:value-type="string">
            <text:p>.</text:p>
          </table:table-cell>
          <table:table-cell table:style-name="ce13" table:formula="of:=[.Q6]" office:value-type="string" office:string-value="1" calcext:value-type="string">
            <text:p>1</text:p>
          </table:table-cell>
          <table:table-cell table:style-name="ce13" table:formula="of:=[.R6]" office:value-type="string" office:string-value="1" calcext:value-type="string">
            <text:p>1</text:p>
          </table:table-cell>
          <table:table-cell table:style-name="ce13" table:formula="of:=[.S6]" office:value-type="string" office:string-value="0" calcext:value-type="string">
            <text:p>0</text:p>
          </table:table-cell>
          <table:table-cell table:style-name="ce13" table:formula="of:=[.T6]" office:value-type="string" office:string-value="1" calcext:value-type="string">
            <text:p>1</text:p>
          </table:table-cell>
          <table:table-cell table:style-name="ce13" table:formula="of:=[.U6]" office:value-type="string" office:string-value="." calcext:value-type="string">
            <text:p>.</text:p>
          </table:table-cell>
          <table:table-cell table:style-name="ce13" table:formula="of:=[.V6]" office:value-type="string" office:string-value="1" calcext:value-type="string">
            <text:p>1</text:p>
          </table:table-cell>
          <table:table-cell table:style-name="ce13" table:formula="of:=[.W6]" office:value-type="string" office:string-value="0" calcext:value-type="string">
            <text:p>0</text:p>
          </table:table-cell>
          <table:table-cell table:style-name="ce13" table:formula="of:=[.X6]" office:value-type="string" office:string-value="1" calcext:value-type="string">
            <text:p>1</text:p>
          </table:table-cell>
          <table:table-cell table:style-name="ce13" table:formula="of:=[.Y6]" office:value-type="string" office:string-value="0" calcext:value-type="string">
            <text:p>0</text:p>
          </table:table-cell>
          <table:table-cell/>
          <table:table-cell table:style-name="ce26"/>
          <table:table-cell table:style-name="ce2" office:value-type="string" calcext:value-type="string">
            <text:p>+</text:p>
          </table:table-cell>
          <table:table-cell table:style-name="ce28" office:value-type="string" calcext:value-type="string">
            <text:p>X3<text:span text:style-name="T1">(10)</text:span></text:p>
          </table:table-cell>
          <table:table-cell table:style-name="ce28" table:formula="of:=[.C6]" office:value-type="float" office:value="21722" calcext:value-type="float">
            <text:p>21722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ce1" table:formula="of:=IF([.G25]&lt;&gt;&quot;.&quot;;MOD([.H24]+[.G25]+[.G26];2);&quot;.&quot;)" office:value-type="float" office:value="1" calcext:value-type="float">
            <text:p>1</text:p>
          </table:table-cell>
          <table:table-cell table:style-name="ce1" table:formula="of:=IF([.H25]&lt;&gt;&quot;.&quot;;MOD([.I24]+[.H25]+[.H26];2);&quot;.&quot;)" office:value-type="float" office:value="0" calcext:value-type="float">
            <text:p>0</text:p>
          </table:table-cell>
          <table:table-cell table:style-name="ce1" table:formula="of:=IF([.I25]&lt;&gt;&quot;.&quot;;MOD([.J24]+[.I25]+[.I26];2);&quot;.&quot;)" office:value-type="float" office:value="0" calcext:value-type="float">
            <text:p>0</text:p>
          </table:table-cell>
          <table:table-cell table:style-name="ce1" table:formula="of:=IF([.J25]&lt;&gt;&quot;.&quot;;MOD([.K24]+[.J25]+[.J26];2);&quot;.&quot;)" office:value-type="float" office:value="0" calcext:value-type="float">
            <text:p>0</text:p>
          </table:table-cell>
          <table:table-cell table:style-name="ce1" table:formula="of:=IF([.K25]&lt;&gt;&quot;.&quot;;MOD([.L24]+[.K25]+[.K26];2);&quot;.&quot;)" office:value-type="string" office:string-value="." calcext:value-type="string">
            <text:p>.</text:p>
          </table:table-cell>
          <table:table-cell table:style-name="ce1" table:formula="of:=IF([.L25]&lt;&gt;&quot;.&quot;;MOD([.M24]+[.L25]+[.L26];2);&quot;.&quot;)" office:value-type="float" office:value="0" calcext:value-type="float">
            <text:p>0</text:p>
          </table:table-cell>
          <table:table-cell table:style-name="ce1" table:formula="of:=IF([.M25]&lt;&gt;&quot;.&quot;;MOD([.N24]+[.M25]+[.M26];2);&quot;.&quot;)" office:value-type="float" office:value="0" calcext:value-type="float">
            <text:p>0</text:p>
          </table:table-cell>
          <table:table-cell table:style-name="ce1" table:formula="of:=IF([.N25]&lt;&gt;&quot;.&quot;;MOD([.O24]+[.N25]+[.N26];2);&quot;.&quot;)" office:value-type="float" office:value="0" calcext:value-type="float">
            <text:p>0</text:p>
          </table:table-cell>
          <table:table-cell table:style-name="ce1" table:formula="of:=IF([.O25]&lt;&gt;&quot;.&quot;;MOD([.P24]+[.O25]+[.O26];2);&quot;.&quot;)" office:value-type="float" office:value="1" calcext:value-type="float">
            <text:p>1</text:p>
          </table:table-cell>
          <table:table-cell table:style-name="ce1" table:formula="of:=IF([.P25]&lt;&gt;&quot;.&quot;;MOD([.Q24]+[.P25]+[.P26];2);&quot;.&quot;)" office:value-type="string" office:string-value="." calcext:value-type="string">
            <text:p>.</text:p>
          </table:table-cell>
          <table:table-cell table:style-name="ce1" table:formula="of:=IF([.Q25]&lt;&gt;&quot;.&quot;;MOD([.R24]+[.Q25]+[.Q26];2);&quot;.&quot;)" office:value-type="float" office:value="1" calcext:value-type="float">
            <text:p>1</text:p>
          </table:table-cell>
          <table:table-cell table:style-name="ce1" table:formula="of:=IF([.R25]&lt;&gt;&quot;.&quot;;MOD([.S24]+[.R25]+[.R26];2);&quot;.&quot;)" office:value-type="float" office:value="0" calcext:value-type="float">
            <text:p>0</text:p>
          </table:table-cell>
          <table:table-cell table:style-name="ce1" table:formula="of:=IF([.S25]&lt;&gt;&quot;.&quot;;MOD([.T24]+[.S25]+[.S26];2);&quot;.&quot;)" office:value-type="float" office:value="0" calcext:value-type="float">
            <text:p>0</text:p>
          </table:table-cell>
          <table:table-cell table:style-name="ce1" table:formula="of:=IF([.T25]&lt;&gt;&quot;.&quot;;MOD([.U24]+[.T25]+[.T26];2);&quot;.&quot;)" office:value-type="float" office:value="0" calcext:value-type="float">
            <text:p>0</text:p>
          </table:table-cell>
          <table:table-cell table:style-name="ce1" table:formula="of:=IF([.U25]&lt;&gt;&quot;.&quot;;MOD([.V24]+[.U25]+[.U26];2);&quot;.&quot;)" office:value-type="string" office:string-value="." calcext:value-type="string">
            <text:p>.</text:p>
          </table:table-cell>
          <table:table-cell table:style-name="ce1" table:formula="of:=IF([.V25]&lt;&gt;&quot;.&quot;;MOD([.W24]+[.V25]+[.V26];2);&quot;.&quot;)" office:value-type="float" office:value="1" calcext:value-type="float">
            <text:p>1</text:p>
          </table:table-cell>
          <table:table-cell table:style-name="ce1" table:formula="of:=IF([.W25]&lt;&gt;&quot;.&quot;;MOD([.X24]+[.W25]+[.W26];2);&quot;.&quot;)" office:value-type="float" office:value="1" calcext:value-type="float">
            <text:p>1</text:p>
          </table:table-cell>
          <table:table-cell table:style-name="ce1" table:formula="of:=IF([.X25]&lt;&gt;&quot;.&quot;;MOD([.Y24]+[.X25]+[.X26];2);&quot;.&quot;)" office:value-type="float" office:value="0" calcext:value-type="float">
            <text:p>0</text:p>
          </table:table-cell>
          <table:table-cell table:style-name="ce1" table:formula="of:=IF([.Y25]&lt;&gt;&quot;.&quot;;MOD([.Z24]+[.Y25]+[.Y26];2);&quot;.&quot;)" office:value-type="float" office:value="0" calcext:value-type="float">
            <text:p>0</text:p>
          </table:table-cell>
          <table:table-cell table:style-name="ce24" office:value-type="string" calcext:value-type="string">
            <text:p><text:span text:style-name="T1">(2)     </text:span><text:span text:style-name="T2">          =</text:span></text:p>
          </table:table-cell>
          <table:table-cell table:style-name="ce26" table:formula="of:=IF([.G27]=0;DECIMAL([.G27]&amp;[.H27]&amp;[.I27]&amp;[.J27]&amp;[.L27]&amp;[.M27]&amp;[.N27]&amp;[.O27]&amp;[.Q27]&amp;[.R27]&amp;[.S27]&amp;[.T27]&amp;[.V27]&amp;[.W27]&amp;[.X27]&amp;[.Y27];2);DECIMAL([.G27]&amp;[.H27]&amp;[.I27]&amp;[.J27]&amp;[.L27]&amp;[.M27]&amp;[.N27]&amp;[.O27]&amp;[.Q27]&amp;[.R27]&amp;[.S27]&amp;[.T27]&amp;[.V27]&amp;[.W27]&amp;[.X27]&amp;[.Y27];2)-65536)" office:value-type="float" office:value="-32372" calcext:value-type="float">
            <text:p>-32372</text:p>
          </table:table-cell>
          <table:table-cell table:style-name="ce24" office:value-type="string" calcext:value-type="string">
            <text:p><text:span text:style-name="T1">(10)</text:span></text:p>
          </table:table-cell>
          <table:table-cell/>
          <table:table-cell table:formula="of:=[.AD25]+[.AD26]" office:value-type="float" office:value="33164" calcext:value-type="float">
            <text:p>33164</text:p>
          </table:table-cell>
          <table:table-cell table:style-name="ce24" office:value-type="string" calcext:value-type="string">
            <text:p><text:span text:style-name="T1">(10)</text:span></text:p>
          </table:table-cell>
          <table:table-cell/>
          <table:table-cell table:formula="of:=IF([.W29]=0;IF(AND([.AA27]=[.AD27];[.H29]=0);[.$AG$2];[.$AG$4]);IF([.G27]=0;[.$AG$5];[.$AG$3]))" office:value-type="string" office:string-value="При сложении двух положительных чисел было получено отрицательное число. Ошибка, переполнение" calcext:value-type="string">
            <text:p>При сложении двух положительных чисел было получено отрицательное число. Ошибка, переполнение</text:p>
          </table:table-cell>
        </table:table-row>
        <table:table-row table:style-name="ro2">
          <table:table-cell table:number-columns-repeated="13"/>
          <table:table-cell table:style-name="ce11" table:number-columns-repeated="2"/>
          <table:table-cell table:style-name="ce1"/>
          <table:table-cell table:style-name="ce11" table:number-columns-repeated="4"/>
          <table:table-cell table:style-name="ce1"/>
          <table:table-cell table:style-name="ce11" table:number-columns-repeated="4"/>
          <table:table-cell table:number-columns-repeated="8"/>
        </table:table-row>
        <table:table-row table:style-name="ro2">
          <table:table-cell table:number-columns-repeated="6"/>
          <table:table-cell office:value-type="string" calcext:value-type="string">
            <text:p>CF=</text:p>
          </table:table-cell>
          <table:table-cell table:style-name="ce17" table:formula="of:=[.G24]" office:value-type="float" office:value="0" calcext:value-type="float">
            <text:p>0</text:p>
          </table:table-cell>
          <table:table-cell/>
          <table:table-cell office:value-type="string" calcext:value-type="string">
            <text:p>PF=</text:p>
          </table:table-cell>
          <table:table-cell table:style-name="ce22" table:formula="of:=MOD(SUM([.V27:.Y27])+SUM([.Q27:.T27])+1;2)" office:value-type="float" office:value="0" calcext:value-type="float">
            <text:p>0</text:p>
          </table:table-cell>
          <table:table-cell/>
          <table:table-cell office:value-type="string" calcext:value-type="string">
            <text:p>AF=</text:p>
          </table:table-cell>
          <table:table-cell table:style-name="ce17" table:formula="of:=[.U24]" office:value-type="float" office:value="0" calcext:value-type="float">
            <text:p>0</text:p>
          </table:table-cell>
          <table:table-cell/>
          <table:table-cell office:value-type="string" calcext:value-type="string">
            <text:p>ZF=</text:p>
          </table:table-cell>
          <table:table-cell table:style-name="ce22" table:formula="of:=IF([.AA27]=0;1;0)" office:value-type="float" office:value="0" calcext:value-type="float">
            <text:p>0</text:p>
          </table:table-cell>
          <table:table-cell/>
          <table:table-cell office:value-type="string" calcext:value-type="string">
            <text:p>SF=</text:p>
          </table:table-cell>
          <table:table-cell table:style-name="ce22" table:formula="of:=[.G27]" office:value-type="float" office:value="1" calcext:value-type="float">
            <text:p>1</text:p>
          </table:table-cell>
          <table:table-cell/>
          <table:table-cell office:value-type="string" calcext:value-type="string">
            <text:p>OF=</text:p>
          </table:table-cell>
          <table:table-cell table:style-name="ce22" table:formula="of:=MOD([.H24]+[.G24];2)" office:value-type="float" office:value="1" calcext:value-type="float">
            <text:p>1</text:p>
          </table:table-cell>
          <table:table-cell table:number-columns-repeated="10"/>
        </table:table-row>
        <table:table-row table:style-name="ro2" table:number-rows-repeated="2">
          <table:table-cell table:number-columns-repeated="33"/>
        </table:table-row>
        <table:table-row table:style-name="ro3">
          <table:table-cell table:number-columns-repeated="6"/>
          <table:table-cell table:style-name="ce6" table:formula="of:=IF([.G33]&lt;&gt;&quot;.&quot;;IF([.G33]+[.G34]&lt;&gt;0;IF([.G33]+[.G34]+[.H32]=3;1;MOD([.G33]+[.G34]+[.H32]-1;2));0);[.H32])" office:value-type="float" office:value="1" calcext:value-type="float">
            <text:p>1</text:p>
          </table:table-cell>
          <table:table-cell table:style-name="ce6" table:formula="of:=IF([.H33]&lt;&gt;&quot;.&quot;;IF([.H33]+[.H34]&lt;&gt;0;IF([.H33]+[.H34]+[.I32]=3;1;MOD([.H33]+[.H34]+[.I32]-1;2));0);[.I32])" office:value-type="float" office:value="1" calcext:value-type="float">
            <text:p>1</text:p>
          </table:table-cell>
          <table:table-cell table:style-name="ce6" table:formula="of:=IF([.I33]&lt;&gt;&quot;.&quot;;IF([.I33]+[.I34]&lt;&gt;0;IF([.I33]+[.I34]+[.J32]=3;1;MOD([.I33]+[.I34]+[.J32]-1;2));0);[.J32])" office:value-type="float" office:value="1" calcext:value-type="float">
            <text:p>1</text:p>
          </table:table-cell>
          <table:table-cell table:style-name="ce6" table:formula="of:=IF([.J33]&lt;&gt;&quot;.&quot;;IF([.J33]+[.J34]&lt;&gt;0;IF([.J33]+[.J34]+[.K32]=3;1;MOD([.J33]+[.J34]+[.K32]-1;2));0);[.K32])" office:value-type="float" office:value="1" calcext:value-type="float">
            <text:p>1</text:p>
          </table:table-cell>
          <table:table-cell table:style-name="ce21" table:formula="of:=IF([.K33]&lt;&gt;&quot;.&quot;;IF([.K33]+[.K34]&lt;&gt;0;IF([.K33]+[.K34]+[.L32]=3;1;MOD([.K33]+[.K34]+[.L32]-1;2));0);[.L32])" office:value-type="float" office:value="1" calcext:value-type="float">
            <text:p>1</text:p>
          </table:table-cell>
          <table:table-cell table:style-name="ce6" table:formula="of:=IF([.L33]&lt;&gt;&quot;.&quot;;IF([.L33]+[.L34]&lt;&gt;0;IF([.L33]+[.L34]+[.M32]=3;1;MOD([.L33]+[.L34]+[.M32]-1;2));0);[.M32])" office:value-type="float" office:value="1" calcext:value-type="float">
            <text:p>1</text:p>
          </table:table-cell>
          <table:table-cell table:style-name="ce6" table:formula="of:=IF([.M33]&lt;&gt;&quot;.&quot;;IF([.M33]+[.M34]&lt;&gt;0;IF([.M33]+[.M34]+[.N32]=3;1;MOD([.M33]+[.M34]+[.N32]-1;2));0);[.N32])" office:value-type="float" office:value="1" calcext:value-type="float">
            <text:p>1</text:p>
          </table:table-cell>
          <table:table-cell table:style-name="ce6" table:formula="of:=IF([.N33]&lt;&gt;&quot;.&quot;;IF([.N33]+[.N34]&lt;&gt;0;IF([.N33]+[.N34]+[.O32]=3;1;MOD([.N33]+[.N34]+[.O32]-1;2));0);[.O32])" office:value-type="float" office:value="1" calcext:value-type="float">
            <text:p>1</text:p>
          </table:table-cell>
          <table:table-cell table:style-name="ce6" table:formula="of:=IF([.O33]&lt;&gt;&quot;.&quot;;IF([.O33]+[.O34]&lt;&gt;0;IF([.O33]+[.O34]+[.P32]=3;1;MOD([.O33]+[.O34]+[.P32]-1;2));0);[.P32])" office:value-type="float" office:value="1" calcext:value-type="float">
            <text:p>1</text:p>
          </table:table-cell>
          <table:table-cell table:style-name="ce21" table:formula="of:=IF([.P33]&lt;&gt;&quot;.&quot;;IF([.P33]+[.P34]&lt;&gt;0;IF([.P33]+[.P34]+[.Q32]=3;1;MOD([.P33]+[.P34]+[.Q32]-1;2));0);[.Q32])" office:value-type="float" office:value="1" calcext:value-type="float">
            <text:p>1</text:p>
          </table:table-cell>
          <table:table-cell table:style-name="ce6" table:formula="of:=IF([.Q33]&lt;&gt;&quot;.&quot;;IF([.Q33]+[.Q34]&lt;&gt;0;IF([.Q33]+[.Q34]+[.R32]=3;1;MOD([.Q33]+[.Q34]+[.R32]-1;2));0);[.R32])" office:value-type="float" office:value="1" calcext:value-type="float">
            <text:p>1</text:p>
          </table:table-cell>
          <table:table-cell table:style-name="ce6" table:formula="of:=IF([.R33]&lt;&gt;&quot;.&quot;;IF([.R33]+[.R34]&lt;&gt;0;IF([.R33]+[.R34]+[.S32]=3;1;MOD([.R33]+[.R34]+[.S32]-1;2));0);[.S32])" office:value-type="float" office:value="1" calcext:value-type="float">
            <text:p>1</text:p>
          </table:table-cell>
          <table:table-cell table:style-name="ce6" table:formula="of:=IF([.S33]&lt;&gt;&quot;.&quot;;IF([.S33]+[.S34]&lt;&gt;0;IF([.S33]+[.S34]+[.T32]=3;1;MOD([.S33]+[.S34]+[.T32]-1;2));0);[.T32])" office:value-type="float" office:value="1" calcext:value-type="float">
            <text:p>1</text:p>
          </table:table-cell>
          <table:table-cell table:style-name="ce6" table:formula="of:=IF([.T33]&lt;&gt;&quot;.&quot;;IF([.T33]+[.T34]&lt;&gt;0;IF([.T33]+[.T34]+[.U32]=3;1;MOD([.T33]+[.T34]+[.U32]-1;2));0);[.U32])" office:value-type="float" office:value="1" calcext:value-type="float">
            <text:p>1</text:p>
          </table:table-cell>
          <table:table-cell table:style-name="ce21" table:formula="of:=IF([.U33]&lt;&gt;&quot;.&quot;;IF([.U33]+[.U34]&lt;&gt;0;IF([.U33]+[.U34]+[.V32]=3;1;MOD([.U33]+[.U34]+[.V32]-1;2));0);[.V32])" office:value-type="float" office:value="0" calcext:value-type="float">
            <text:p>0</text:p>
          </table:table-cell>
          <table:table-cell table:style-name="ce6" table:formula="of:=IF([.V33]&lt;&gt;&quot;.&quot;;IF([.V33]+[.V34]&lt;&gt;0;IF([.V33]+[.V34]+[.W32]=3;1;MOD([.V33]+[.V34]+[.W32]-1;2));0);[.W32])" office:value-type="float" office:value="0" calcext:value-type="float">
            <text:p>0</text:p>
          </table:table-cell>
          <table:table-cell table:style-name="ce6" table:formula="of:=IF([.W33]&lt;&gt;&quot;.&quot;;IF([.W33]+[.W34]&lt;&gt;0;IF([.W33]+[.W34]+[.X32]=3;1;MOD([.W33]+[.W34]+[.X32]-1;2));0);[.X32])" office:value-type="float" office:value="0" calcext:value-type="float">
            <text:p>0</text:p>
          </table:table-cell>
          <table:table-cell table:style-name="ce6" table:formula="of:=IF([.X33]&lt;&gt;&quot;.&quot;;IF([.X33]+[.X34]&lt;&gt;0;IF([.X33]+[.X34]+[.Y32]=3;1;MOD([.X33]+[.X34]+[.Y32]-1;2));0);[.Y32]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26"/>
          <table:table-cell table:number-columns-repeated="6"/>
        </table:table-row>
        <table:table-row table:style-name="ro3">
          <table:table-cell table:number-columns-repeated="4"/>
          <table:table-cell table:style-name="ce4" office:value-type="string" calcext:value-type="string">
            <text:p>B2</text:p>
          </table:table-cell>
          <table:table-cell/>
          <table:table-cell table:style-name="ce1" table:formula="of:=[.G5]" office:value-type="string" office:string-value="0" calcext:value-type="string">
            <text:p>0</text:p>
          </table:table-cell>
          <table:table-cell table:style-name="ce1" table:formula="of:=[.H5]" office:value-type="string" office:string-value="0" calcext:value-type="string">
            <text:p>0</text:p>
          </table:table-cell>
          <table:table-cell table:style-name="ce1" table:formula="of:=[.I5]" office:value-type="string" office:string-value="1" calcext:value-type="string">
            <text:p>1</text:p>
          </table:table-cell>
          <table:table-cell table:style-name="ce1" table:formula="of:=[.J5]" office:value-type="string" office:string-value="0" calcext:value-type="string">
            <text:p>0</text:p>
          </table:table-cell>
          <table:table-cell table:style-name="ce1" table:formula="of:=[.K5]" office:value-type="string" office:string-value="." calcext:value-type="string">
            <text:p>.</text:p>
          </table:table-cell>
          <table:table-cell table:style-name="ce1" table:formula="of:=[.L5]" office:value-type="string" office:string-value="1" calcext:value-type="string">
            <text:p>1</text:p>
          </table:table-cell>
          <table:table-cell table:style-name="ce1" table:formula="of:=[.M5]" office:value-type="string" office:string-value="1" calcext:value-type="string">
            <text:p>1</text:p>
          </table:table-cell>
          <table:table-cell table:style-name="ce1" table:formula="of:=[.N5]" office:value-type="string" office:string-value="0" calcext:value-type="string">
            <text:p>0</text:p>
          </table:table-cell>
          <table:table-cell table:style-name="ce1" table:formula="of:=[.O5]" office:value-type="string" office:string-value="0" calcext:value-type="string">
            <text:p>0</text:p>
          </table:table-cell>
          <table:table-cell table:style-name="ce1" table:formula="of:=[.P5]" office:value-type="string" office:string-value="." calcext:value-type="string">
            <text:p>.</text:p>
          </table:table-cell>
          <table:table-cell table:style-name="ce1" table:formula="of:=[.Q5]" office:value-type="string" office:string-value="1" calcext:value-type="string">
            <text:p>1</text:p>
          </table:table-cell>
          <table:table-cell table:style-name="ce1" table:formula="of:=[.R5]" office:value-type="string" office:string-value="0" calcext:value-type="string">
            <text:p>0</text:p>
          </table:table-cell>
          <table:table-cell table:style-name="ce1" table:formula="of:=[.S5]" office:value-type="string" office:string-value="1" calcext:value-type="string">
            <text:p>1</text:p>
          </table:table-cell>
          <table:table-cell table:style-name="ce1" table:formula="of:=[.T5]" office:value-type="string" office:string-value="1" calcext:value-type="string">
            <text:p>1</text:p>
          </table:table-cell>
          <table:table-cell table:style-name="ce1" table:formula="of:=[.U5]" office:value-type="string" office:string-value="." calcext:value-type="string">
            <text:p>.</text:p>
          </table:table-cell>
          <table:table-cell table:style-name="ce1" table:formula="of:=[.V5]" office:value-type="string" office:string-value="0" calcext:value-type="string">
            <text:p>0</text:p>
          </table:table-cell>
          <table:table-cell table:style-name="ce1" table:formula="of:=[.W5]" office:value-type="string" office:string-value="0" calcext:value-type="string">
            <text:p>0</text:p>
          </table:table-cell>
          <table:table-cell table:style-name="ce1" table:formula="of:=[.X5]" office:value-type="string" office:string-value="1" calcext:value-type="string">
            <text:p>1</text:p>
          </table:table-cell>
          <table:table-cell table:style-name="ce1" table:formula="of:=[.Y5]" office:value-type="string" office:string-value="0" calcext:value-type="string">
            <text:p>0</text:p>
          </table:table-cell>
          <table:table-cell/>
          <table:table-cell table:style-name="ce26"/>
          <table:table-cell/>
          <table:table-cell office:value-type="string" calcext:value-type="string">
            <text:p>X2<text:span text:style-name="T1">(10)</text:span></text:p>
          </table:table-cell>
          <table:table-cell table:formula="of:=[.C5]" office:value-type="float" office:value="11442" calcext:value-type="float">
            <text:p>11442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B7</text:p>
          </table:table-cell>
          <table:table-cell/>
          <table:table-cell table:style-name="ce13" table:formula="of:=[.G10]" office:value-type="string" office:string-value="1" calcext:value-type="string">
            <text:p>1</text:p>
          </table:table-cell>
          <table:table-cell table:style-name="ce13" table:formula="of:=[.H10]" office:value-type="string" office:string-value="1" calcext:value-type="string">
            <text:p>1</text:p>
          </table:table-cell>
          <table:table-cell table:style-name="ce13" table:formula="of:=[.I10]" office:value-type="string" office:string-value="0" calcext:value-type="string">
            <text:p>0</text:p>
          </table:table-cell>
          <table:table-cell table:style-name="ce13" table:formula="of:=[.J10]" office:value-type="string" office:string-value="1" calcext:value-type="string">
            <text:p>1</text:p>
          </table:table-cell>
          <table:table-cell table:style-name="ce13" table:formula="of:=[.K10]" office:value-type="string" office:string-value="." calcext:value-type="string">
            <text:p>.</text:p>
          </table:table-cell>
          <table:table-cell table:style-name="ce13" table:formula="of:=[.L10]" office:value-type="string" office:string-value="0" calcext:value-type="string">
            <text:p>0</text:p>
          </table:table-cell>
          <table:table-cell table:style-name="ce13" table:formula="of:=[.M10]" office:value-type="string" office:string-value="1" calcext:value-type="string">
            <text:p>1</text:p>
          </table:table-cell>
          <table:table-cell table:style-name="ce13" table:formula="of:=[.N10]" office:value-type="string" office:string-value="1" calcext:value-type="string">
            <text:p>1</text:p>
          </table:table-cell>
          <table:table-cell table:style-name="ce13" table:formula="of:=[.O10]" office:value-type="string" office:string-value="1" calcext:value-type="string">
            <text:p>1</text:p>
          </table:table-cell>
          <table:table-cell table:style-name="ce13" table:formula="of:=[.P10]" office:value-type="string" office:string-value="." calcext:value-type="string">
            <text:p>.</text:p>
          </table:table-cell>
          <table:table-cell table:style-name="ce13" table:formula="of:=[.Q10]" office:value-type="string" office:string-value="1" calcext:value-type="string">
            <text:p>1</text:p>
          </table:table-cell>
          <table:table-cell table:style-name="ce13" table:formula="of:=[.R10]" office:value-type="string" office:string-value="1" calcext:value-type="string">
            <text:p>1</text:p>
          </table:table-cell>
          <table:table-cell table:style-name="ce13" table:formula="of:=[.S10]" office:value-type="string" office:string-value="0" calcext:value-type="string">
            <text:p>0</text:p>
          </table:table-cell>
          <table:table-cell table:style-name="ce13" table:formula="of:=[.T10]" office:value-type="string" office:string-value="1" calcext:value-type="string">
            <text:p>1</text:p>
          </table:table-cell>
          <table:table-cell table:style-name="ce13" table:formula="of:=[.U10]" office:value-type="string" office:string-value="." calcext:value-type="string">
            <text:p>.</text:p>
          </table:table-cell>
          <table:table-cell table:style-name="ce13" table:formula="of:=[.V10]" office:value-type="string" office:string-value="1" calcext:value-type="string">
            <text:p>1</text:p>
          </table:table-cell>
          <table:table-cell table:style-name="ce13" table:formula="of:=[.W10]" office:value-type="string" office:string-value="0" calcext:value-type="string">
            <text:p>0</text:p>
          </table:table-cell>
          <table:table-cell table:style-name="ce13" table:formula="of:=[.X10]" office:value-type="string" office:string-value="0" calcext:value-type="string">
            <text:p>0</text:p>
          </table:table-cell>
          <table:table-cell table:style-name="ce13" table:formula="of:=[.Y10]" office:value-type="string" office:string-value="0" calcext:value-type="string">
            <text:p>0</text:p>
          </table:table-cell>
          <table:table-cell/>
          <table:table-cell table:style-name="ce26"/>
          <table:table-cell table:style-name="ce2" office:value-type="string" calcext:value-type="string">
            <text:p>+</text:p>
          </table:table-cell>
          <table:table-cell table:style-name="ce28" office:value-type="string" calcext:value-type="string">
            <text:p>X7<text:span text:style-name="T1">(10)</text:span></text:p>
          </table:table-cell>
          <table:table-cell table:style-name="ce28" table:formula="of:=[.C10]" office:value-type="float" office:value="-10280" calcext:value-type="float">
            <text:p>-10280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ce1" table:formula="of:=IF([.G33]&lt;&gt;&quot;.&quot;;MOD([.H32]+[.G33]+[.G34];2);&quot;.&quot;)" office:value-type="float" office:value="0" calcext:value-type="float">
            <text:p>0</text:p>
          </table:table-cell>
          <table:table-cell table:style-name="ce1" table:formula="of:=IF([.H33]&lt;&gt;&quot;.&quot;;MOD([.I32]+[.H33]+[.H34];2);&quot;.&quot;)" office:value-type="float" office:value="0" calcext:value-type="float">
            <text:p>0</text:p>
          </table:table-cell>
          <table:table-cell table:style-name="ce1" table:formula="of:=IF([.I33]&lt;&gt;&quot;.&quot;;MOD([.J32]+[.I33]+[.I34];2);&quot;.&quot;)" office:value-type="float" office:value="0" calcext:value-type="float">
            <text:p>0</text:p>
          </table:table-cell>
          <table:table-cell table:style-name="ce1" table:formula="of:=IF([.J33]&lt;&gt;&quot;.&quot;;MOD([.K32]+[.J33]+[.J34];2);&quot;.&quot;)" office:value-type="float" office:value="0" calcext:value-type="float">
            <text:p>0</text:p>
          </table:table-cell>
          <table:table-cell table:style-name="ce1" table:formula="of:=IF([.K33]&lt;&gt;&quot;.&quot;;MOD([.L32]+[.K33]+[.K34];2);&quot;.&quot;)" office:value-type="string" office:string-value="." calcext:value-type="string">
            <text:p>.</text:p>
          </table:table-cell>
          <table:table-cell table:style-name="ce1" table:formula="of:=IF([.L33]&lt;&gt;&quot;.&quot;;MOD([.M32]+[.L33]+[.L34];2);&quot;.&quot;)" office:value-type="float" office:value="0" calcext:value-type="float">
            <text:p>0</text:p>
          </table:table-cell>
          <table:table-cell table:style-name="ce1" table:formula="of:=IF([.M33]&lt;&gt;&quot;.&quot;;MOD([.N32]+[.M33]+[.M34];2);&quot;.&quot;)" office:value-type="float" office:value="1" calcext:value-type="float">
            <text:p>1</text:p>
          </table:table-cell>
          <table:table-cell table:style-name="ce1" table:formula="of:=IF([.N33]&lt;&gt;&quot;.&quot;;MOD([.O32]+[.N33]+[.N34];2);&quot;.&quot;)" office:value-type="float" office:value="0" calcext:value-type="float">
            <text:p>0</text:p>
          </table:table-cell>
          <table:table-cell table:style-name="ce1" table:formula="of:=IF([.O33]&lt;&gt;&quot;.&quot;;MOD([.P32]+[.O33]+[.O34];2);&quot;.&quot;)" office:value-type="float" office:value="0" calcext:value-type="float">
            <text:p>0</text:p>
          </table:table-cell>
          <table:table-cell table:style-name="ce1" table:formula="of:=IF([.P33]&lt;&gt;&quot;.&quot;;MOD([.Q32]+[.P33]+[.P34];2);&quot;.&quot;)" office:value-type="string" office:string-value="." calcext:value-type="string">
            <text:p>.</text:p>
          </table:table-cell>
          <table:table-cell table:style-name="ce1" table:formula="of:=IF([.Q33]&lt;&gt;&quot;.&quot;;MOD([.R32]+[.Q33]+[.Q34];2);&quot;.&quot;)" office:value-type="float" office:value="1" calcext:value-type="float">
            <text:p>1</text:p>
          </table:table-cell>
          <table:table-cell table:style-name="ce1" table:formula="of:=IF([.R33]&lt;&gt;&quot;.&quot;;MOD([.S32]+[.R33]+[.R34];2);&quot;.&quot;)" office:value-type="float" office:value="0" calcext:value-type="float">
            <text:p>0</text:p>
          </table:table-cell>
          <table:table-cell table:style-name="ce1" table:formula="of:=IF([.S33]&lt;&gt;&quot;.&quot;;MOD([.T32]+[.S33]+[.S34];2);&quot;.&quot;)" office:value-type="float" office:value="0" calcext:value-type="float">
            <text:p>0</text:p>
          </table:table-cell>
          <table:table-cell table:style-name="ce1" table:formula="of:=IF([.T33]&lt;&gt;&quot;.&quot;;MOD([.U32]+[.T33]+[.T34];2);&quot;.&quot;)" office:value-type="float" office:value="0" calcext:value-type="float">
            <text:p>0</text:p>
          </table:table-cell>
          <table:table-cell table:style-name="ce1" table:formula="of:=IF([.U33]&lt;&gt;&quot;.&quot;;MOD([.V32]+[.U33]+[.U34];2);&quot;.&quot;)" office:value-type="string" office:string-value="." calcext:value-type="string">
            <text:p>.</text:p>
          </table:table-cell>
          <table:table-cell table:style-name="ce1" table:formula="of:=IF([.V33]&lt;&gt;&quot;.&quot;;MOD([.W32]+[.V33]+[.V34];2);&quot;.&quot;)" office:value-type="float" office:value="1" calcext:value-type="float">
            <text:p>1</text:p>
          </table:table-cell>
          <table:table-cell table:style-name="ce1" table:formula="of:=IF([.W33]&lt;&gt;&quot;.&quot;;MOD([.X32]+[.W33]+[.W34];2);&quot;.&quot;)" office:value-type="float" office:value="0" calcext:value-type="float">
            <text:p>0</text:p>
          </table:table-cell>
          <table:table-cell table:style-name="ce1" table:formula="of:=IF([.X33]&lt;&gt;&quot;.&quot;;MOD([.Y32]+[.X33]+[.X34];2);&quot;.&quot;)" office:value-type="float" office:value="1" calcext:value-type="float">
            <text:p>1</text:p>
          </table:table-cell>
          <table:table-cell table:style-name="ce1" table:formula="of:=IF([.Y33]&lt;&gt;&quot;.&quot;;MOD([.Z32]+[.Y33]+[.Y34];2);&quot;.&quot;)" office:value-type="float" office:value="0" calcext:value-type="float">
            <text:p>0</text:p>
          </table:table-cell>
          <table:table-cell table:style-name="ce24" office:value-type="string" calcext:value-type="string">
            <text:p><text:span text:style-name="T1">(2)     </text:span><text:span text:style-name="T2">          =</text:span></text:p>
          </table:table-cell>
          <table:table-cell table:style-name="ce26" table:formula="of:=IF([.G35]=0;DECIMAL([.G35]&amp;[.H35]&amp;[.I35]&amp;[.J35]&amp;[.L35]&amp;[.M35]&amp;[.N35]&amp;[.O35]&amp;[.Q35]&amp;[.R35]&amp;[.S35]&amp;[.T35]&amp;[.V35]&amp;[.W35]&amp;[.X35]&amp;[.Y35];2);DECIMAL([.G35]&amp;[.H35]&amp;[.I35]&amp;[.J35]&amp;[.L35]&amp;[.M35]&amp;[.N35]&amp;[.O35]&amp;[.Q35]&amp;[.R35]&amp;[.S35]&amp;[.T35]&amp;[.V35]&amp;[.W35]&amp;[.X35]&amp;[.Y35];2)-65536)" office:value-type="float" office:value="1162" calcext:value-type="float">
            <text:p>1162</text:p>
          </table:table-cell>
          <table:table-cell table:style-name="ce24" office:value-type="string" calcext:value-type="string">
            <text:p><text:span text:style-name="T1">(10)</text:span></text:p>
          </table:table-cell>
          <table:table-cell/>
          <table:table-cell table:formula="of:=[.AD33]+[.AD34]" office:value-type="float" office:value="1162" calcext:value-type="float">
            <text:p>1162</text:p>
          </table:table-cell>
          <table:table-cell table:style-name="ce24" office:value-type="string" calcext:value-type="string">
            <text:p><text:span text:style-name="T1">(10)</text:span></text:p>
          </table:table-cell>
          <table:table-cell/>
          <table:table-cell table:formula="of:=IF([.W37]=0;IF(AND([.AA35]=[.AD35];[.H37]=0);[.$AG$2];[.$AG$4]);IF([.G35]=0;[.$AG$5];[.$AG$3]))" office:value-type="string" office:string-value="Результат верный, совпадает с суммой десятичных эквивалентов, перенос не учитывается" calcext:value-type="string">
            <text:p>Результат верный, совпадает с суммой десятичных эквивалентов, перенос не учитывается</text:p>
          </table:table-cell>
        </table:table-row>
        <table:table-row table:style-name="ro2">
          <table:table-cell table:number-columns-repeated="13"/>
          <table:table-cell table:style-name="ce11" table:number-columns-repeated="2"/>
          <table:table-cell table:style-name="ce1"/>
          <table:table-cell table:style-name="ce11" table:number-columns-repeated="4"/>
          <table:table-cell table:style-name="ce1"/>
          <table:table-cell table:style-name="ce11" table:number-columns-repeated="4"/>
          <table:table-cell table:number-columns-repeated="8"/>
        </table:table-row>
        <table:table-row table:style-name="ro2">
          <table:table-cell table:number-columns-repeated="6"/>
          <table:table-cell office:value-type="string" calcext:value-type="string">
            <text:p>CF=</text:p>
          </table:table-cell>
          <table:table-cell table:style-name="ce17" table:formula="of:=[.G32]" office:value-type="float" office:value="1" calcext:value-type="float">
            <text:p>1</text:p>
          </table:table-cell>
          <table:table-cell/>
          <table:table-cell office:value-type="string" calcext:value-type="string">
            <text:p>PF=</text:p>
          </table:table-cell>
          <table:table-cell table:style-name="ce22" table:formula="of:=MOD(SUM([.V35:.Y35])+SUM([.Q35:.T35])+1;2)" office:value-type="float" office:value="0" calcext:value-type="float">
            <text:p>0</text:p>
          </table:table-cell>
          <table:table-cell/>
          <table:table-cell office:value-type="string" calcext:value-type="string">
            <text:p>AF=</text:p>
          </table:table-cell>
          <table:table-cell table:style-name="ce17" table:formula="of:=[.U32]" office:value-type="float" office:value="0" calcext:value-type="float">
            <text:p>0</text:p>
          </table:table-cell>
          <table:table-cell/>
          <table:table-cell office:value-type="string" calcext:value-type="string">
            <text:p>ZF=</text:p>
          </table:table-cell>
          <table:table-cell table:style-name="ce22" table:formula="of:=IF([.AA35]=0;1;0)" office:value-type="float" office:value="0" calcext:value-type="float">
            <text:p>0</text:p>
          </table:table-cell>
          <table:table-cell/>
          <table:table-cell office:value-type="string" calcext:value-type="string">
            <text:p>SF=</text:p>
          </table:table-cell>
          <table:table-cell table:style-name="ce22" table:formula="of:=[.G35]" office:value-type="float" office:value="0" calcext:value-type="float">
            <text:p>0</text:p>
          </table:table-cell>
          <table:table-cell/>
          <table:table-cell office:value-type="string" calcext:value-type="string">
            <text:p>OF=</text:p>
          </table:table-cell>
          <table:table-cell table:style-name="ce22" table:formula="of:=MOD([.H32]+[.G32];2)" office:value-type="float" office:value="0" calcext:value-type="float">
            <text:p>0</text:p>
          </table:table-cell>
          <table:table-cell table:number-columns-repeated="10"/>
        </table:table-row>
        <table:table-row table:style-name="ro2" table:number-rows-repeated="2">
          <table:table-cell table:number-columns-repeated="33"/>
        </table:table-row>
        <table:table-row table:style-name="ro3">
          <table:table-cell table:number-columns-repeated="6"/>
          <table:table-cell table:style-name="ce6" table:formula="of:=IF([.G41]&lt;&gt;&quot;.&quot;;IF([.G41]+[.G42]&lt;&gt;0;IF([.G41]+[.G42]+[.H40]=3;1;MOD([.G41]+[.G42]+[.H40]-1;2));0);[.H40])" office:value-type="float" office:value="1" calcext:value-type="float">
            <text:p>1</text:p>
          </table:table-cell>
          <table:table-cell table:style-name="ce6" table:formula="of:=IF([.H41]&lt;&gt;&quot;.&quot;;IF([.H41]+[.H42]&lt;&gt;0;IF([.H41]+[.H42]+[.I40]=3;1;MOD([.H41]+[.H42]+[.I40]-1;2));0);[.I40])" office:value-type="float" office:value="0" calcext:value-type="float">
            <text:p>0</text:p>
          </table:table-cell>
          <table:table-cell table:style-name="ce6" table:formula="of:=IF([.I41]&lt;&gt;&quot;.&quot;;IF([.I41]+[.I42]&lt;&gt;0;IF([.I41]+[.I42]+[.J40]=3;1;MOD([.I41]+[.I42]+[.J40]-1;2));0);[.J40])" office:value-type="float" office:value="0" calcext:value-type="float">
            <text:p>0</text:p>
          </table:table-cell>
          <table:table-cell table:style-name="ce6" table:formula="of:=IF([.J41]&lt;&gt;&quot;.&quot;;IF([.J41]+[.J42]&lt;&gt;0;IF([.J41]+[.J42]+[.K40]=3;1;MOD([.J41]+[.J42]+[.K40]-1;2));0);[.K40])" office:value-type="float" office:value="0" calcext:value-type="float">
            <text:p>0</text:p>
          </table:table-cell>
          <table:table-cell table:style-name="ce21" table:formula="of:=IF([.K41]&lt;&gt;&quot;.&quot;;IF([.K41]+[.K42]&lt;&gt;0;IF([.K41]+[.K42]+[.L40]=3;1;MOD([.K41]+[.K42]+[.L40]-1;2));0);[.L40])" office:value-type="float" office:value="0" calcext:value-type="float">
            <text:p>0</text:p>
          </table:table-cell>
          <table:table-cell table:style-name="ce6" table:formula="of:=IF([.L41]&lt;&gt;&quot;.&quot;;IF([.L41]+[.L42]&lt;&gt;0;IF([.L41]+[.L42]+[.M40]=3;1;MOD([.L41]+[.L42]+[.M40]-1;2));0);[.M40])" office:value-type="float" office:value="0" calcext:value-type="float">
            <text:p>0</text:p>
          </table:table-cell>
          <table:table-cell table:style-name="ce6" table:formula="of:=IF([.M41]&lt;&gt;&quot;.&quot;;IF([.M41]+[.M42]&lt;&gt;0;IF([.M41]+[.M42]+[.N40]=3;1;MOD([.M41]+[.M42]+[.N40]-1;2));0);[.N40])" office:value-type="float" office:value="0" calcext:value-type="float">
            <text:p>0</text:p>
          </table:table-cell>
          <table:table-cell table:style-name="ce6" table:formula="of:=IF([.N41]&lt;&gt;&quot;.&quot;;IF([.N41]+[.N42]&lt;&gt;0;IF([.N41]+[.N42]+[.O40]=3;1;MOD([.N41]+[.N42]+[.O40]-1;2));0);[.O40])" office:value-type="float" office:value="1" calcext:value-type="float">
            <text:p>1</text:p>
          </table:table-cell>
          <table:table-cell table:style-name="ce6" table:formula="of:=IF([.O41]&lt;&gt;&quot;.&quot;;IF([.O41]+[.O42]&lt;&gt;0;IF([.O41]+[.O42]+[.P40]=3;1;MOD([.O41]+[.O42]+[.P40]-1;2));0);[.P40])" office:value-type="float" office:value="1" calcext:value-type="float">
            <text:p>1</text:p>
          </table:table-cell>
          <table:table-cell table:style-name="ce21" table:formula="of:=IF([.P41]&lt;&gt;&quot;.&quot;;IF([.P41]+[.P42]&lt;&gt;0;IF([.P41]+[.P42]+[.Q40]=3;1;MOD([.P41]+[.P42]+[.Q40]-1;2));0);[.Q40])" office:value-type="float" office:value="0" calcext:value-type="float">
            <text:p>0</text:p>
          </table:table-cell>
          <table:table-cell table:style-name="ce6" table:formula="of:=IF([.Q41]&lt;&gt;&quot;.&quot;;IF([.Q41]+[.Q42]&lt;&gt;0;IF([.Q41]+[.Q42]+[.R40]=3;1;MOD([.Q41]+[.Q42]+[.R40]-1;2));0);[.R40])" office:value-type="float" office:value="0" calcext:value-type="float">
            <text:p>0</text:p>
          </table:table-cell>
          <table:table-cell table:style-name="ce6" table:formula="of:=IF([.R41]&lt;&gt;&quot;.&quot;;IF([.R41]+[.R42]&lt;&gt;0;IF([.R41]+[.R42]+[.S40]=3;1;MOD([.R41]+[.R42]+[.S40]-1;2));0);[.S40])" office:value-type="float" office:value="0" calcext:value-type="float">
            <text:p>0</text:p>
          </table:table-cell>
          <table:table-cell table:style-name="ce6" table:formula="of:=IF([.S41]&lt;&gt;&quot;.&quot;;IF([.S41]+[.S42]&lt;&gt;0;IF([.S41]+[.S42]+[.T40]=3;1;MOD([.S41]+[.S42]+[.T40]-1;2));0);[.T40])" office:value-type="float" office:value="0" calcext:value-type="float">
            <text:p>0</text:p>
          </table:table-cell>
          <table:table-cell table:style-name="ce6" table:formula="of:=IF([.T41]&lt;&gt;&quot;.&quot;;IF([.T41]+[.T42]&lt;&gt;0;IF([.T41]+[.T42]+[.U40]=3;1;MOD([.T41]+[.T42]+[.U40]-1;2));0);[.U40])" office:value-type="float" office:value="0" calcext:value-type="float">
            <text:p>0</text:p>
          </table:table-cell>
          <table:table-cell table:style-name="ce21" table:formula="of:=IF([.U41]&lt;&gt;&quot;.&quot;;IF([.U41]+[.U42]&lt;&gt;0;IF([.U41]+[.U42]+[.V40]=3;1;MOD([.U41]+[.U42]+[.V40]-1;2));0);[.V40])" office:value-type="float" office:value="1" calcext:value-type="float">
            <text:p>1</text:p>
          </table:table-cell>
          <table:table-cell table:style-name="ce6" table:formula="of:=IF([.V41]&lt;&gt;&quot;.&quot;;IF([.V41]+[.V42]&lt;&gt;0;IF([.V41]+[.V42]+[.W40]=3;1;MOD([.V41]+[.V42]+[.W40]-1;2));0);[.W40])" office:value-type="float" office:value="1" calcext:value-type="float">
            <text:p>1</text:p>
          </table:table-cell>
          <table:table-cell table:style-name="ce6" table:formula="of:=IF([.W41]&lt;&gt;&quot;.&quot;;IF([.W41]+[.W42]&lt;&gt;0;IF([.W41]+[.W42]+[.X40]=3;1;MOD([.W41]+[.W42]+[.X40]-1;2));0);[.X40])" office:value-type="float" office:value="1" calcext:value-type="float">
            <text:p>1</text:p>
          </table:table-cell>
          <table:table-cell table:style-name="ce6" table:formula="of:=IF([.X41]&lt;&gt;&quot;.&quot;;IF([.X41]+[.X42]&lt;&gt;0;IF([.X41]+[.X42]+[.Y40]=3;1;MOD([.X41]+[.X42]+[.Y40]-1;2));0);[.Y40])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26"/>
          <table:table-cell table:number-columns-repeated="6"/>
        </table:table-row>
        <table:table-row table:style-name="ro3">
          <table:table-cell table:number-columns-repeated="4"/>
          <table:table-cell table:style-name="ce4" office:value-type="string" calcext:value-type="string">
            <text:p>B8</text:p>
          </table:table-cell>
          <table:table-cell/>
          <table:table-cell table:style-name="ce1" table:formula="of:=[.G11]" office:value-type="string" office:string-value="1" calcext:value-type="string">
            <text:p>1</text:p>
          </table:table-cell>
          <table:table-cell table:style-name="ce1" table:formula="of:=[.H11]" office:value-type="string" office:string-value="1" calcext:value-type="string">
            <text:p>1</text:p>
          </table:table-cell>
          <table:table-cell table:style-name="ce1" table:formula="of:=[.I11]" office:value-type="string" office:string-value="0" calcext:value-type="string">
            <text:p>0</text:p>
          </table:table-cell>
          <table:table-cell table:style-name="ce1" table:formula="of:=[.J11]" office:value-type="string" office:string-value="1" calcext:value-type="string">
            <text:p>1</text:p>
          </table:table-cell>
          <table:table-cell table:style-name="ce1" table:formula="of:=[.K11]" office:value-type="string" office:string-value="." calcext:value-type="string">
            <text:p>.</text:p>
          </table:table-cell>
          <table:table-cell table:style-name="ce1" table:formula="of:=[.L11]" office:value-type="string" office:string-value="0" calcext:value-type="string">
            <text:p>0</text:p>
          </table:table-cell>
          <table:table-cell table:style-name="ce1" table:formula="of:=[.M11]" office:value-type="string" office:string-value="0" calcext:value-type="string">
            <text:p>0</text:p>
          </table:table-cell>
          <table:table-cell table:style-name="ce1" table:formula="of:=[.N11]" office:value-type="string" office:string-value="1" calcext:value-type="string">
            <text:p>1</text:p>
          </table:table-cell>
          <table:table-cell table:style-name="ce1" table:formula="of:=[.O11]" office:value-type="string" office:string-value="1" calcext:value-type="string">
            <text:p>1</text:p>
          </table:table-cell>
          <table:table-cell table:style-name="ce1" table:formula="of:=[.P11]" office:value-type="string" office:string-value="." calcext:value-type="string">
            <text:p>.</text:p>
          </table:table-cell>
          <table:table-cell table:style-name="ce1" table:formula="of:=[.Q11]" office:value-type="string" office:string-value="0" calcext:value-type="string">
            <text:p>0</text:p>
          </table:table-cell>
          <table:table-cell table:style-name="ce1" table:formula="of:=[.R11]" office:value-type="string" office:string-value="1" calcext:value-type="string">
            <text:p>1</text:p>
          </table:table-cell>
          <table:table-cell table:style-name="ce1" table:formula="of:=[.S11]" office:value-type="string" office:string-value="0" calcext:value-type="string">
            <text:p>0</text:p>
          </table:table-cell>
          <table:table-cell table:style-name="ce1" table:formula="of:=[.T11]" office:value-type="string" office:string-value="0" calcext:value-type="string">
            <text:p>0</text:p>
          </table:table-cell>
          <table:table-cell table:style-name="ce1" table:formula="of:=[.U11]" office:value-type="string" office:string-value="." calcext:value-type="string">
            <text:p>.</text:p>
          </table:table-cell>
          <table:table-cell table:style-name="ce1" table:formula="of:=[.V11]" office:value-type="string" office:string-value="1" calcext:value-type="string">
            <text:p>1</text:p>
          </table:table-cell>
          <table:table-cell table:style-name="ce1" table:formula="of:=[.W11]" office:value-type="string" office:string-value="1" calcext:value-type="string">
            <text:p>1</text:p>
          </table:table-cell>
          <table:table-cell table:style-name="ce1" table:formula="of:=[.X11]" office:value-type="string" office:string-value="1" calcext:value-type="string">
            <text:p>1</text:p>
          </table:table-cell>
          <table:table-cell table:style-name="ce1" table:formula="of:=[.Y11]" office:value-type="string" office:string-value="0" calcext:value-type="string">
            <text:p>0</text:p>
          </table:table-cell>
          <table:table-cell/>
          <table:table-cell table:style-name="ce26"/>
          <table:table-cell/>
          <table:table-cell office:value-type="string" calcext:value-type="string">
            <text:p>X8<text:span text:style-name="T1">(10)</text:span></text:p>
          </table:table-cell>
          <table:table-cell table:formula="of:=[.C11]" office:value-type="float" office:value="-11442" calcext:value-type="float">
            <text:p>-11442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B9</text:p>
          </table:table-cell>
          <table:table-cell/>
          <table:table-cell table:style-name="ce13" table:formula="of:=[.G12]" office:value-type="string" office:string-value="1" calcext:value-type="string">
            <text:p>1</text:p>
          </table:table-cell>
          <table:table-cell table:style-name="ce13" table:formula="of:=[.H12]" office:value-type="string" office:string-value="0" calcext:value-type="string">
            <text:p>0</text:p>
          </table:table-cell>
          <table:table-cell table:style-name="ce13" table:formula="of:=[.I12]" office:value-type="string" office:string-value="1" calcext:value-type="string">
            <text:p>1</text:p>
          </table:table-cell>
          <table:table-cell table:style-name="ce13" table:formula="of:=[.J12]" office:value-type="string" office:string-value="0" calcext:value-type="string">
            <text:p>0</text:p>
          </table:table-cell>
          <table:table-cell table:style-name="ce13" table:formula="of:=[.K12]" office:value-type="string" office:string-value="." calcext:value-type="string">
            <text:p>.</text:p>
          </table:table-cell>
          <table:table-cell table:style-name="ce13" table:formula="of:=[.L12]" office:value-type="string" office:string-value="1" calcext:value-type="string">
            <text:p>1</text:p>
          </table:table-cell>
          <table:table-cell table:style-name="ce13" table:formula="of:=[.M12]" office:value-type="string" office:string-value="0" calcext:value-type="string">
            <text:p>0</text:p>
          </table:table-cell>
          <table:table-cell table:style-name="ce13" table:formula="of:=[.N12]" office:value-type="string" office:string-value="1" calcext:value-type="string">
            <text:p>1</text:p>
          </table:table-cell>
          <table:table-cell table:style-name="ce13" table:formula="of:=[.O12]" office:value-type="string" office:string-value="1" calcext:value-type="string">
            <text:p>1</text:p>
          </table:table-cell>
          <table:table-cell table:style-name="ce13" table:formula="of:=[.P12]" office:value-type="string" office:string-value="." calcext:value-type="string">
            <text:p>.</text:p>
          </table:table-cell>
          <table:table-cell table:style-name="ce13" table:formula="of:=[.Q12]" office:value-type="string" office:string-value="0" calcext:value-type="string">
            <text:p>0</text:p>
          </table:table-cell>
          <table:table-cell table:style-name="ce13" table:formula="of:=[.R12]" office:value-type="string" office:string-value="0" calcext:value-type="string">
            <text:p>0</text:p>
          </table:table-cell>
          <table:table-cell table:style-name="ce13" table:formula="of:=[.S12]" office:value-type="string" office:string-value="1" calcext:value-type="string">
            <text:p>1</text:p>
          </table:table-cell>
          <table:table-cell table:style-name="ce13" table:formula="of:=[.T12]" office:value-type="string" office:string-value="0" calcext:value-type="string">
            <text:p>0</text:p>
          </table:table-cell>
          <table:table-cell table:style-name="ce13" table:formula="of:=[.U12]" office:value-type="string" office:string-value="." calcext:value-type="string">
            <text:p>.</text:p>
          </table:table-cell>
          <table:table-cell table:style-name="ce13" table:formula="of:=[.V12]" office:value-type="string" office:string-value="0" calcext:value-type="string">
            <text:p>0</text:p>
          </table:table-cell>
          <table:table-cell table:style-name="ce13" table:formula="of:=[.W12]" office:value-type="string" office:string-value="1" calcext:value-type="string">
            <text:p>1</text:p>
          </table:table-cell>
          <table:table-cell table:style-name="ce13" table:formula="of:=[.X12]" office:value-type="string" office:string-value="1" calcext:value-type="string">
            <text:p>1</text:p>
          </table:table-cell>
          <table:table-cell table:style-name="ce13" table:formula="of:=[.Y12]" office:value-type="string" office:string-value="0" calcext:value-type="string">
            <text:p>0</text:p>
          </table:table-cell>
          <table:table-cell/>
          <table:table-cell table:style-name="ce26"/>
          <table:table-cell table:style-name="ce2" office:value-type="string" calcext:value-type="string">
            <text:p>+</text:p>
          </table:table-cell>
          <table:table-cell table:style-name="ce28" office:value-type="string" calcext:value-type="string">
            <text:p>X9<text:span text:style-name="T1">(10)</text:span></text:p>
          </table:table-cell>
          <table:table-cell table:style-name="ce29" table:formula="of:=[.C12]" office:value-type="float" office:value="-21722" calcext:value-type="float">
            <text:p>-21722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ce1" table:formula="of:=IF([.G41]&lt;&gt;&quot;.&quot;;MOD([.H40]+[.G41]+[.G42];2);&quot;.&quot;)" office:value-type="float" office:value="0" calcext:value-type="float">
            <text:p>0</text:p>
          </table:table-cell>
          <table:table-cell table:style-name="ce1" table:formula="of:=IF([.H41]&lt;&gt;&quot;.&quot;;MOD([.I40]+[.H41]+[.H42];2);&quot;.&quot;)" office:value-type="float" office:value="1" calcext:value-type="float">
            <text:p>1</text:p>
          </table:table-cell>
          <table:table-cell table:style-name="ce1" table:formula="of:=IF([.I41]&lt;&gt;&quot;.&quot;;MOD([.J40]+[.I41]+[.I42];2);&quot;.&quot;)" office:value-type="float" office:value="1" calcext:value-type="float">
            <text:p>1</text:p>
          </table:table-cell>
          <table:table-cell table:style-name="ce1" table:formula="of:=IF([.J41]&lt;&gt;&quot;.&quot;;MOD([.K40]+[.J41]+[.J42];2);&quot;.&quot;)" office:value-type="float" office:value="1" calcext:value-type="float">
            <text:p>1</text:p>
          </table:table-cell>
          <table:table-cell table:style-name="ce1" table:formula="of:=IF([.K41]&lt;&gt;&quot;.&quot;;MOD([.L40]+[.K41]+[.K42];2);&quot;.&quot;)" office:value-type="string" office:string-value="." calcext:value-type="string">
            <text:p>.</text:p>
          </table:table-cell>
          <table:table-cell table:style-name="ce1" table:formula="of:=IF([.L41]&lt;&gt;&quot;.&quot;;MOD([.M40]+[.L41]+[.L42];2);&quot;.&quot;)" office:value-type="float" office:value="1" calcext:value-type="float">
            <text:p>1</text:p>
          </table:table-cell>
          <table:table-cell table:style-name="ce1" table:formula="of:=IF([.M41]&lt;&gt;&quot;.&quot;;MOD([.N40]+[.M41]+[.M42];2);&quot;.&quot;)" office:value-type="float" office:value="1" calcext:value-type="float">
            <text:p>1</text:p>
          </table:table-cell>
          <table:table-cell table:style-name="ce1" table:formula="of:=IF([.N41]&lt;&gt;&quot;.&quot;;MOD([.O40]+[.N41]+[.N42];2);&quot;.&quot;)" office:value-type="float" office:value="1" calcext:value-type="float">
            <text:p>1</text:p>
          </table:table-cell>
          <table:table-cell table:style-name="ce1" table:formula="of:=IF([.O41]&lt;&gt;&quot;.&quot;;MOD([.P40]+[.O41]+[.O42];2);&quot;.&quot;)" office:value-type="float" office:value="0" calcext:value-type="float">
            <text:p>0</text:p>
          </table:table-cell>
          <table:table-cell table:style-name="ce1" table:formula="of:=IF([.P41]&lt;&gt;&quot;.&quot;;MOD([.Q40]+[.P41]+[.P42];2);&quot;.&quot;)" office:value-type="string" office:string-value="." calcext:value-type="string">
            <text:p>.</text:p>
          </table:table-cell>
          <table:table-cell table:style-name="ce1" table:formula="of:=IF([.Q41]&lt;&gt;&quot;.&quot;;MOD([.R40]+[.Q41]+[.Q42];2);&quot;.&quot;)" office:value-type="float" office:value="0" calcext:value-type="float">
            <text:p>0</text:p>
          </table:table-cell>
          <table:table-cell table:style-name="ce1" table:formula="of:=IF([.R41]&lt;&gt;&quot;.&quot;;MOD([.S40]+[.R41]+[.R42];2);&quot;.&quot;)" office:value-type="float" office:value="1" calcext:value-type="float">
            <text:p>1</text:p>
          </table:table-cell>
          <table:table-cell table:style-name="ce1" table:formula="of:=IF([.S41]&lt;&gt;&quot;.&quot;;MOD([.T40]+[.S41]+[.S42];2);&quot;.&quot;)" office:value-type="float" office:value="1" calcext:value-type="float">
            <text:p>1</text:p>
          </table:table-cell>
          <table:table-cell table:style-name="ce1" table:formula="of:=IF([.T41]&lt;&gt;&quot;.&quot;;MOD([.U40]+[.T41]+[.T42];2);&quot;.&quot;)" office:value-type="float" office:value="1" calcext:value-type="float">
            <text:p>1</text:p>
          </table:table-cell>
          <table:table-cell table:style-name="ce1" table:formula="of:=IF([.U41]&lt;&gt;&quot;.&quot;;MOD([.V40]+[.U41]+[.U42];2);&quot;.&quot;)" office:value-type="string" office:string-value="." calcext:value-type="string">
            <text:p>.</text:p>
          </table:table-cell>
          <table:table-cell table:style-name="ce1" table:formula="of:=IF([.V41]&lt;&gt;&quot;.&quot;;MOD([.W40]+[.V41]+[.V42];2);&quot;.&quot;)" office:value-type="float" office:value="0" calcext:value-type="float">
            <text:p>0</text:p>
          </table:table-cell>
          <table:table-cell table:style-name="ce1" table:formula="of:=IF([.W41]&lt;&gt;&quot;.&quot;;MOD([.X40]+[.W41]+[.W42];2);&quot;.&quot;)" office:value-type="float" office:value="1" calcext:value-type="float">
            <text:p>1</text:p>
          </table:table-cell>
          <table:table-cell table:style-name="ce1" table:formula="of:=IF([.X41]&lt;&gt;&quot;.&quot;;MOD([.Y40]+[.X41]+[.X42];2);&quot;.&quot;)" office:value-type="float" office:value="0" calcext:value-type="float">
            <text:p>0</text:p>
          </table:table-cell>
          <table:table-cell table:style-name="ce1" table:formula="of:=IF([.Y41]&lt;&gt;&quot;.&quot;;MOD([.Z40]+[.Y41]+[.Y42];2);&quot;.&quot;)" office:value-type="float" office:value="0" calcext:value-type="float">
            <text:p>0</text:p>
          </table:table-cell>
          <table:table-cell table:style-name="ce24" office:value-type="string" calcext:value-type="string">
            <text:p><text:span text:style-name="T1">(2)     </text:span><text:span text:style-name="T2">          =</text:span></text:p>
          </table:table-cell>
          <table:table-cell table:style-name="ce26" table:formula="of:=IF([.G43]=0;DECIMAL([.G43]&amp;[.H43]&amp;[.I43]&amp;[.J43]&amp;[.L43]&amp;[.M43]&amp;[.N43]&amp;[.O43]&amp;[.Q43]&amp;[.R43]&amp;[.S43]&amp;[.T43]&amp;[.V43]&amp;[.W43]&amp;[.X43]&amp;[.Y43];2);DECIMAL([.G43]&amp;[.H43]&amp;[.I43]&amp;[.J43]&amp;[.L43]&amp;[.M43]&amp;[.N43]&amp;[.O43]&amp;[.Q43]&amp;[.R43]&amp;[.S43]&amp;[.T43]&amp;[.V43]&amp;[.W43]&amp;[.X43]&amp;[.Y43];2)-65536)" office:value-type="float" office:value="32372" calcext:value-type="float">
            <text:p>32372</text:p>
          </table:table-cell>
          <table:table-cell table:style-name="ce24" office:value-type="string" calcext:value-type="string">
            <text:p><text:span text:style-name="T1">(10)</text:span></text:p>
          </table:table-cell>
          <table:table-cell/>
          <table:table-cell table:formula="of:=[.AD41]+[.AD42]" office:value-type="float" office:value="-33164" calcext:value-type="float">
            <text:p>-33164</text:p>
          </table:table-cell>
          <table:table-cell table:style-name="ce24" office:value-type="string" calcext:value-type="string">
            <text:p><text:span text:style-name="T1">(10)</text:span></text:p>
          </table:table-cell>
          <table:table-cell/>
          <table:table-cell table:formula="of:=IF([.W45]=0;IF(AND([.AA43]=[.AD43];[.H45]=0);[.$AG$2];[.$AG$4]);IF([.G43]=0;[.$AG$5];[.$AG$3]))" office:value-type="string" office:string-value="При сложении двух отрицательных чисел было получено положительное число. Ошибка, переполнение" calcext:value-type="string">
            <text:p>При сложении двух отрицательных чисел было получено положительное число. Ошибка, переполнение</text:p>
          </table:table-cell>
        </table:table-row>
        <table:table-row table:style-name="ro2">
          <table:table-cell table:number-columns-repeated="13"/>
          <table:table-cell table:style-name="ce11" table:number-columns-repeated="2"/>
          <table:table-cell table:style-name="ce1"/>
          <table:table-cell table:style-name="ce11" table:number-columns-repeated="4"/>
          <table:table-cell table:style-name="ce1"/>
          <table:table-cell table:style-name="ce11" table:number-columns-repeated="4"/>
          <table:table-cell table:number-columns-repeated="8"/>
        </table:table-row>
        <table:table-row table:style-name="ro2">
          <table:table-cell table:number-columns-repeated="6"/>
          <table:table-cell office:value-type="string" calcext:value-type="string">
            <text:p>CF=</text:p>
          </table:table-cell>
          <table:table-cell table:style-name="ce17" table:formula="of:=[.G40]" office:value-type="float" office:value="1" calcext:value-type="float">
            <text:p>1</text:p>
          </table:table-cell>
          <table:table-cell/>
          <table:table-cell office:value-type="string" calcext:value-type="string">
            <text:p>PF=</text:p>
          </table:table-cell>
          <table:table-cell table:style-name="ce22" table:formula="of:=MOD(SUM([.V43:.Y43])+SUM([.Q43:.T43])+1;2)" office:value-type="float" office:value="1" calcext:value-type="float">
            <text:p>1</text:p>
          </table:table-cell>
          <table:table-cell/>
          <table:table-cell office:value-type="string" calcext:value-type="string">
            <text:p>AF=</text:p>
          </table:table-cell>
          <table:table-cell table:style-name="ce17" table:formula="of:=[.U40]" office:value-type="float" office:value="1" calcext:value-type="float">
            <text:p>1</text:p>
          </table:table-cell>
          <table:table-cell/>
          <table:table-cell office:value-type="string" calcext:value-type="string">
            <text:p>ZF=</text:p>
          </table:table-cell>
          <table:table-cell table:style-name="ce22" table:formula="of:=IF([.AA43]=0;1;0)" office:value-type="float" office:value="0" calcext:value-type="float">
            <text:p>0</text:p>
          </table:table-cell>
          <table:table-cell/>
          <table:table-cell office:value-type="string" calcext:value-type="string">
            <text:p>SF=</text:p>
          </table:table-cell>
          <table:table-cell table:style-name="ce22" table:formula="of:=[.G43]" office:value-type="float" office:value="0" calcext:value-type="float">
            <text:p>0</text:p>
          </table:table-cell>
          <table:table-cell/>
          <table:table-cell office:value-type="string" calcext:value-type="string">
            <text:p>OF=</text:p>
          </table:table-cell>
          <table:table-cell table:style-name="ce22" table:formula="of:=MOD([.H40]+[.G40];2)" office:value-type="float" office:value="1" calcext:value-type="float">
            <text:p>1</text:p>
          </table:table-cell>
          <table:table-cell table:number-columns-repeated="10"/>
        </table:table-row>
        <table:table-row table:style-name="ro2" table:number-rows-repeated="3">
          <table:table-cell table:number-columns-repeated="33"/>
        </table:table-row>
        <table:table-row table:style-name="ro3">
          <table:table-cell table:number-columns-repeated="6"/>
          <table:table-cell table:style-name="ce6" table:formula="of:=IF([.G50]&lt;&gt;&quot;.&quot;;IF([.G50]+[.G51]&lt;&gt;0;IF([.G50]+[.G51]+[.H49]=3;1;MOD([.G50]+[.G51]+[.H49]-1;2));0);[.H49])" office:value-type="float" office:value="0" calcext:value-type="float">
            <text:p>0</text:p>
          </table:table-cell>
          <table:table-cell table:style-name="ce6" table:formula="of:=IF([.H50]&lt;&gt;&quot;.&quot;;IF([.H50]+[.H51]&lt;&gt;0;IF([.H50]+[.H51]+[.I49]=3;1;MOD([.H50]+[.H51]+[.I49]-1;2));0);[.I49])" office:value-type="float" office:value="0" calcext:value-type="float">
            <text:p>0</text:p>
          </table:table-cell>
          <table:table-cell table:style-name="ce6" table:formula="of:=IF([.I50]&lt;&gt;&quot;.&quot;;IF([.I50]+[.I51]&lt;&gt;0;IF([.I50]+[.I51]+[.J49]=3;1;MOD([.I50]+[.I51]+[.J49]-1;2));0);[.J49])" office:value-type="float" office:value="0" calcext:value-type="float">
            <text:p>0</text:p>
          </table:table-cell>
          <table:table-cell table:style-name="ce6" table:formula="of:=IF([.J50]&lt;&gt;&quot;.&quot;;IF([.J50]+[.J51]&lt;&gt;0;IF([.J50]+[.J51]+[.K49]=3;1;MOD([.J50]+[.J51]+[.K49]-1;2));0);[.K49])" office:value-type="float" office:value="0" calcext:value-type="float">
            <text:p>0</text:p>
          </table:table-cell>
          <table:table-cell table:style-name="ce21" table:formula="of:=IF([.K50]&lt;&gt;&quot;.&quot;;IF([.K50]+[.K51]&lt;&gt;0;IF([.K50]+[.K51]+[.L49]=3;1;MOD([.K50]+[.K51]+[.L49]-1;2));0);[.L49])" office:value-type="float" office:value="0" calcext:value-type="float">
            <text:p>0</text:p>
          </table:table-cell>
          <table:table-cell table:style-name="ce6" table:formula="of:=IF([.L50]&lt;&gt;&quot;.&quot;;IF([.L50]+[.L51]&lt;&gt;0;IF([.L50]+[.L51]+[.M49]=3;1;MOD([.L50]+[.L51]+[.M49]-1;2));0);[.M49])" office:value-type="float" office:value="0" calcext:value-type="float">
            <text:p>0</text:p>
          </table:table-cell>
          <table:table-cell table:style-name="ce6" table:formula="of:=IF([.M50]&lt;&gt;&quot;.&quot;;IF([.M50]+[.M51]&lt;&gt;0;IF([.M50]+[.M51]+[.N49]=3;1;MOD([.M50]+[.M51]+[.N49]-1;2));0);[.N49])" office:value-type="float" office:value="0" calcext:value-type="float">
            <text:p>0</text:p>
          </table:table-cell>
          <table:table-cell table:style-name="ce6" table:formula="of:=IF([.N50]&lt;&gt;&quot;.&quot;;IF([.N50]+[.N51]&lt;&gt;0;IF([.N50]+[.N51]+[.O49]=3;1;MOD([.N50]+[.N51]+[.O49]-1;2));0);[.O49])" office:value-type="float" office:value="0" calcext:value-type="float">
            <text:p>0</text:p>
          </table:table-cell>
          <table:table-cell table:style-name="ce6" table:formula="of:=IF([.O50]&lt;&gt;&quot;.&quot;;IF([.O50]+[.O51]&lt;&gt;0;IF([.O50]+[.O51]+[.P49]=3;1;MOD([.O50]+[.O51]+[.P49]-1;2));0);[.P49])" office:value-type="float" office:value="0" calcext:value-type="float">
            <text:p>0</text:p>
          </table:table-cell>
          <table:table-cell table:style-name="ce21" table:formula="of:=IF([.P50]&lt;&gt;&quot;.&quot;;IF([.P50]+[.P51]&lt;&gt;0;IF([.P50]+[.P51]+[.Q49]=3;1;MOD([.P50]+[.P51]+[.Q49]-1;2));0);[.Q49])" office:value-type="float" office:value="0" calcext:value-type="float">
            <text:p>0</text:p>
          </table:table-cell>
          <table:table-cell table:style-name="ce6" table:formula="of:=IF([.Q50]&lt;&gt;&quot;.&quot;;IF([.Q50]+[.Q51]&lt;&gt;0;IF([.Q50]+[.Q51]+[.R49]=3;1;MOD([.Q50]+[.Q51]+[.R49]-1;2));0);[.R49])" office:value-type="float" office:value="0" calcext:value-type="float">
            <text:p>0</text:p>
          </table:table-cell>
          <table:table-cell table:style-name="ce6" table:formula="of:=IF([.R50]&lt;&gt;&quot;.&quot;;IF([.R50]+[.R51]&lt;&gt;0;IF([.R50]+[.R51]+[.S49]=3;1;MOD([.R50]+[.R51]+[.S49]-1;2));0);[.S49])" office:value-type="float" office:value="0" calcext:value-type="float">
            <text:p>0</text:p>
          </table:table-cell>
          <table:table-cell table:style-name="ce6" table:formula="of:=IF([.S50]&lt;&gt;&quot;.&quot;;IF([.S50]+[.S51]&lt;&gt;0;IF([.S50]+[.S51]+[.T49]=3;1;MOD([.S50]+[.S51]+[.T49]-1;2));0);[.T49])" office:value-type="float" office:value="0" calcext:value-type="float">
            <text:p>0</text:p>
          </table:table-cell>
          <table:table-cell table:style-name="ce6" table:formula="of:=IF([.T50]&lt;&gt;&quot;.&quot;;IF([.T50]+[.T51]&lt;&gt;0;IF([.T50]+[.T51]+[.U49]=3;1;MOD([.T50]+[.T51]+[.U49]-1;2));0);[.U49])" office:value-type="float" office:value="0" calcext:value-type="float">
            <text:p>0</text:p>
          </table:table-cell>
          <table:table-cell table:style-name="ce21" table:formula="of:=IF([.U50]&lt;&gt;&quot;.&quot;;IF([.U50]+[.U51]&lt;&gt;0;IF([.U50]+[.U51]+[.V49]=3;1;MOD([.U50]+[.U51]+[.V49]-1;2));0);[.V49])" office:value-type="float" office:value="1" calcext:value-type="float">
            <text:p>1</text:p>
          </table:table-cell>
          <table:table-cell table:style-name="ce6" table:formula="of:=IF([.V50]&lt;&gt;&quot;.&quot;;IF([.V50]+[.V51]&lt;&gt;0;IF([.V50]+[.V51]+[.W49]=3;1;MOD([.V50]+[.V51]+[.W49]-1;2));0);[.W49])" office:value-type="float" office:value="1" calcext:value-type="float">
            <text:p>1</text:p>
          </table:table-cell>
          <table:table-cell table:style-name="ce6" table:formula="of:=IF([.W50]&lt;&gt;&quot;.&quot;;IF([.W50]+[.W51]&lt;&gt;0;IF([.W50]+[.W51]+[.X49]=3;1;MOD([.W50]+[.W51]+[.X49]-1;2));0);[.X49])" office:value-type="float" office:value="0" calcext:value-type="float">
            <text:p>0</text:p>
          </table:table-cell>
          <table:table-cell table:style-name="ce6" table:formula="of:=IF([.X50]&lt;&gt;&quot;.&quot;;IF([.X50]+[.X51]&lt;&gt;0;IF([.X50]+[.X51]+[.Y49]=3;1;MOD([.X50]+[.X51]+[.Y49]-1;2));0);[.Y49]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26"/>
          <table:table-cell table:number-columns-repeated="6"/>
        </table:table-row>
        <table:table-row table:style-name="ro4">
          <table:table-cell table:number-columns-repeated="4"/>
          <table:table-cell table:style-name="ce4" office:value-type="string" calcext:value-type="string">
            <text:p>B1</text:p>
          </table:table-cell>
          <table:table-cell/>
          <table:table-cell table:style-name="ce11" table:formula="of:=[.G4]" office:value-type="string" office:string-value="0" calcext:value-type="string">
            <text:p>0</text:p>
          </table:table-cell>
          <table:table-cell table:style-name="ce1" table:formula="of:=[.H4]" office:value-type="string" office:string-value="0" calcext:value-type="string">
            <text:p>0</text:p>
          </table:table-cell>
          <table:table-cell table:style-name="ce1" table:formula="of:=[.I4]" office:value-type="string" office:string-value="1" calcext:value-type="string">
            <text:p>1</text:p>
          </table:table-cell>
          <table:table-cell table:style-name="ce1" table:formula="of:=[.J4]" office:value-type="string" office:string-value="0" calcext:value-type="string">
            <text:p>0</text:p>
          </table:table-cell>
          <table:table-cell table:style-name="ce1" table:formula="of:=[.K4]" office:value-type="string" office:string-value="." calcext:value-type="string">
            <text:p>.</text:p>
          </table:table-cell>
          <table:table-cell table:style-name="ce1" table:formula="of:=[.L4]" office:value-type="string" office:string-value="1" calcext:value-type="string">
            <text:p>1</text:p>
          </table:table-cell>
          <table:table-cell table:style-name="ce1" table:formula="of:=[.M4]" office:value-type="string" office:string-value="0" calcext:value-type="string">
            <text:p>0</text:p>
          </table:table-cell>
          <table:table-cell table:style-name="ce1" table:formula="of:=[.N4]" office:value-type="string" office:string-value="0" calcext:value-type="string">
            <text:p>0</text:p>
          </table:table-cell>
          <table:table-cell table:style-name="ce1" table:formula="of:=[.O4]" office:value-type="string" office:string-value="0" calcext:value-type="string">
            <text:p>0</text:p>
          </table:table-cell>
          <table:table-cell table:style-name="ce1" table:formula="of:=[.P4]" office:value-type="string" office:string-value="." calcext:value-type="string">
            <text:p>.</text:p>
          </table:table-cell>
          <table:table-cell table:style-name="ce1" table:formula="of:=[.Q4]" office:value-type="string" office:string-value="0" calcext:value-type="string">
            <text:p>0</text:p>
          </table:table-cell>
          <table:table-cell table:style-name="ce1" table:formula="of:=[.R4]" office:value-type="string" office:string-value="0" calcext:value-type="string">
            <text:p>0</text:p>
          </table:table-cell>
          <table:table-cell table:style-name="ce1" table:formula="of:=[.S4]" office:value-type="string" office:string-value="1" calcext:value-type="string">
            <text:p>1</text:p>
          </table:table-cell>
          <table:table-cell table:style-name="ce1" table:formula="of:=[.T4]" office:value-type="string" office:string-value="0" calcext:value-type="string">
            <text:p>0</text:p>
          </table:table-cell>
          <table:table-cell table:style-name="ce1" table:formula="of:=[.U4]" office:value-type="string" office:string-value="." calcext:value-type="string">
            <text:p>.</text:p>
          </table:table-cell>
          <table:table-cell table:style-name="ce1" table:formula="of:=[.V4]" office:value-type="string" office:string-value="1" calcext:value-type="string">
            <text:p>1</text:p>
          </table:table-cell>
          <table:table-cell table:style-name="ce1" table:formula="of:=[.W4]" office:value-type="string" office:string-value="0" calcext:value-type="string">
            <text:p>0</text:p>
          </table:table-cell>
          <table:table-cell table:style-name="ce1" table:formula="of:=[.X4]" office:value-type="string" office:string-value="0" calcext:value-type="string">
            <text:p>0</text:p>
          </table:table-cell>
          <table:table-cell table:style-name="ce1" table:formula="of:=[.Y4]" office:value-type="string" office:string-value="0" calcext:value-type="string">
            <text:p>0</text:p>
          </table:table-cell>
          <table:table-cell table:number-columns-repeated="3"/>
          <table:table-cell office:value-type="string" calcext:value-type="string">
            <text:p>X1<text:span text:style-name="T1">(10)</text:span></text:p>
          </table:table-cell>
          <table:table-cell table:formula="of:=[.C4]" office:value-type="float" office:value="10280" calcext:value-type="float">
            <text:p>10280</text:p>
          </table:table-cell>
          <table:table-cell table:number-columns-repeated="3"/>
        </table:table-row>
        <table:table-row table:style-name="ro3">
          <table:table-cell table:number-columns-repeated="4"/>
          <table:table-cell table:style-name="ce4" office:value-type="string" calcext:value-type="string">
            <text:p>B8</text:p>
          </table:table-cell>
          <table:table-cell/>
          <table:table-cell table:style-name="ce13" table:formula="of:=[.G11]" office:value-type="string" office:string-value="1" calcext:value-type="string">
            <text:p>1</text:p>
          </table:table-cell>
          <table:table-cell table:style-name="ce13" table:formula="of:=[.H11]" office:value-type="string" office:string-value="1" calcext:value-type="string">
            <text:p>1</text:p>
          </table:table-cell>
          <table:table-cell table:style-name="ce13" table:formula="of:=[.I11]" office:value-type="string" office:string-value="0" calcext:value-type="string">
            <text:p>0</text:p>
          </table:table-cell>
          <table:table-cell table:style-name="ce13" table:formula="of:=[.J11]" office:value-type="string" office:string-value="1" calcext:value-type="string">
            <text:p>1</text:p>
          </table:table-cell>
          <table:table-cell table:style-name="ce13" table:formula="of:=[.K11]" office:value-type="string" office:string-value="." calcext:value-type="string">
            <text:p>.</text:p>
          </table:table-cell>
          <table:table-cell table:style-name="ce13" table:formula="of:=[.L11]" office:value-type="string" office:string-value="0" calcext:value-type="string">
            <text:p>0</text:p>
          </table:table-cell>
          <table:table-cell table:style-name="ce13" table:formula="of:=[.M11]" office:value-type="string" office:string-value="0" calcext:value-type="string">
            <text:p>0</text:p>
          </table:table-cell>
          <table:table-cell table:style-name="ce13" table:formula="of:=[.N11]" office:value-type="string" office:string-value="1" calcext:value-type="string">
            <text:p>1</text:p>
          </table:table-cell>
          <table:table-cell table:style-name="ce13" table:formula="of:=[.O11]" office:value-type="string" office:string-value="1" calcext:value-type="string">
            <text:p>1</text:p>
          </table:table-cell>
          <table:table-cell table:style-name="ce13" table:formula="of:=[.P11]" office:value-type="string" office:string-value="." calcext:value-type="string">
            <text:p>.</text:p>
          </table:table-cell>
          <table:table-cell table:style-name="ce13" table:formula="of:=[.Q11]" office:value-type="string" office:string-value="0" calcext:value-type="string">
            <text:p>0</text:p>
          </table:table-cell>
          <table:table-cell table:style-name="ce13" table:formula="of:=[.R11]" office:value-type="string" office:string-value="1" calcext:value-type="string">
            <text:p>1</text:p>
          </table:table-cell>
          <table:table-cell table:style-name="ce13" table:formula="of:=[.S11]" office:value-type="string" office:string-value="0" calcext:value-type="string">
            <text:p>0</text:p>
          </table:table-cell>
          <table:table-cell table:style-name="ce13" table:formula="of:=[.T11]" office:value-type="string" office:string-value="0" calcext:value-type="string">
            <text:p>0</text:p>
          </table:table-cell>
          <table:table-cell table:style-name="ce13" table:formula="of:=[.U11]" office:value-type="string" office:string-value="." calcext:value-type="string">
            <text:p>.</text:p>
          </table:table-cell>
          <table:table-cell table:style-name="ce13" table:formula="of:=[.V11]" office:value-type="string" office:string-value="1" calcext:value-type="string">
            <text:p>1</text:p>
          </table:table-cell>
          <table:table-cell table:style-name="ce13" table:formula="of:=[.W11]" office:value-type="string" office:string-value="1" calcext:value-type="string">
            <text:p>1</text:p>
          </table:table-cell>
          <table:table-cell table:style-name="ce13" table:formula="of:=[.X11]" office:value-type="string" office:string-value="1" calcext:value-type="string">
            <text:p>1</text:p>
          </table:table-cell>
          <table:table-cell table:style-name="ce13" table:formula="of:=[.Y11]" office:value-type="string" office:string-value="0" calcext:value-type="string">
            <text:p>0</text:p>
          </table:table-cell>
          <table:table-cell/>
          <table:table-cell table:style-name="ce26"/>
          <table:table-cell table:style-name="ce27" office:value-type="string" calcext:value-type="string">
            <text:p>+</text:p>
          </table:table-cell>
          <table:table-cell office:value-type="string" calcext:value-type="string">
            <text:p>X8<text:span text:style-name="T1">(10)</text:span></text:p>
          </table:table-cell>
          <table:table-cell table:formula="of:=[.C11]" office:value-type="float" office:value="-11442" calcext:value-type="float">
            <text:p>-11442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ce1" table:formula="of:=IF([.G50]&lt;&gt;&quot;.&quot;;MOD([.H49]+[.G50]+[.G51];2);&quot;.&quot;)" office:value-type="float" office:value="1" calcext:value-type="float">
            <text:p>1</text:p>
          </table:table-cell>
          <table:table-cell table:style-name="ce1" table:formula="of:=IF([.H50]&lt;&gt;&quot;.&quot;;MOD([.I49]+[.H50]+[.H51];2);&quot;.&quot;)" office:value-type="float" office:value="1" calcext:value-type="float">
            <text:p>1</text:p>
          </table:table-cell>
          <table:table-cell table:style-name="ce1" table:formula="of:=IF([.I50]&lt;&gt;&quot;.&quot;;MOD([.J49]+[.I50]+[.I51];2);&quot;.&quot;)" office:value-type="float" office:value="1" calcext:value-type="float">
            <text:p>1</text:p>
          </table:table-cell>
          <table:table-cell table:style-name="ce1" table:formula="of:=IF([.J50]&lt;&gt;&quot;.&quot;;MOD([.K49]+[.J50]+[.J51];2);&quot;.&quot;)" office:value-type="float" office:value="1" calcext:value-type="float">
            <text:p>1</text:p>
          </table:table-cell>
          <table:table-cell table:style-name="ce1" table:formula="of:=IF([.K50]&lt;&gt;&quot;.&quot;;MOD([.L49]+[.K50]+[.K51];2);&quot;.&quot;)" office:value-type="string" office:string-value="." calcext:value-type="string">
            <text:p>.</text:p>
          </table:table-cell>
          <table:table-cell table:style-name="ce1" table:formula="of:=IF([.L50]&lt;&gt;&quot;.&quot;;MOD([.M49]+[.L50]+[.L51];2);&quot;.&quot;)" office:value-type="float" office:value="1" calcext:value-type="float">
            <text:p>1</text:p>
          </table:table-cell>
          <table:table-cell table:style-name="ce1" table:formula="of:=IF([.M50]&lt;&gt;&quot;.&quot;;MOD([.N49]+[.M50]+[.M51];2);&quot;.&quot;)" office:value-type="float" office:value="0" calcext:value-type="float">
            <text:p>0</text:p>
          </table:table-cell>
          <table:table-cell table:style-name="ce1" table:formula="of:=IF([.N50]&lt;&gt;&quot;.&quot;;MOD([.O49]+[.N50]+[.N51];2);&quot;.&quot;)" office:value-type="float" office:value="1" calcext:value-type="float">
            <text:p>1</text:p>
          </table:table-cell>
          <table:table-cell table:style-name="ce1" table:formula="of:=IF([.O50]&lt;&gt;&quot;.&quot;;MOD([.P49]+[.O50]+[.O51];2);&quot;.&quot;)" office:value-type="float" office:value="1" calcext:value-type="float">
            <text:p>1</text:p>
          </table:table-cell>
          <table:table-cell table:style-name="ce1" table:formula="of:=IF([.P50]&lt;&gt;&quot;.&quot;;MOD([.Q49]+[.P50]+[.P51];2);&quot;.&quot;)" office:value-type="string" office:string-value="." calcext:value-type="string">
            <text:p>.</text:p>
          </table:table-cell>
          <table:table-cell table:style-name="ce1" table:formula="of:=IF([.Q50]&lt;&gt;&quot;.&quot;;MOD([.R49]+[.Q50]+[.Q51];2);&quot;.&quot;)" office:value-type="float" office:value="0" calcext:value-type="float">
            <text:p>0</text:p>
          </table:table-cell>
          <table:table-cell table:style-name="ce1" table:formula="of:=IF([.R50]&lt;&gt;&quot;.&quot;;MOD([.S49]+[.R50]+[.R51];2);&quot;.&quot;)" office:value-type="float" office:value="1" calcext:value-type="float">
            <text:p>1</text:p>
          </table:table-cell>
          <table:table-cell table:style-name="ce1" table:formula="of:=IF([.S50]&lt;&gt;&quot;.&quot;;MOD([.T49]+[.S50]+[.S51];2);&quot;.&quot;)" office:value-type="float" office:value="1" calcext:value-type="float">
            <text:p>1</text:p>
          </table:table-cell>
          <table:table-cell table:style-name="ce1" table:formula="of:=IF([.T50]&lt;&gt;&quot;.&quot;;MOD([.U49]+[.T50]+[.T51];2);&quot;.&quot;)" office:value-type="float" office:value="1" calcext:value-type="float">
            <text:p>1</text:p>
          </table:table-cell>
          <table:table-cell table:style-name="ce1" table:formula="of:=IF([.U50]&lt;&gt;&quot;.&quot;;MOD([.V49]+[.U50]+[.U51];2);&quot;.&quot;)" office:value-type="string" office:string-value="." calcext:value-type="string">
            <text:p>.</text:p>
          </table:table-cell>
          <table:table-cell table:style-name="ce1" table:formula="of:=IF([.V50]&lt;&gt;&quot;.&quot;;MOD([.W49]+[.V50]+[.V51];2);&quot;.&quot;)" office:value-type="float" office:value="0" calcext:value-type="float">
            <text:p>0</text:p>
          </table:table-cell>
          <table:table-cell table:style-name="ce1" table:formula="of:=IF([.W50]&lt;&gt;&quot;.&quot;;MOD([.X49]+[.W50]+[.W51];2);&quot;.&quot;)" office:value-type="float" office:value="1" calcext:value-type="float">
            <text:p>1</text:p>
          </table:table-cell>
          <table:table-cell table:style-name="ce1" table:formula="of:=IF([.X50]&lt;&gt;&quot;.&quot;;MOD([.Y49]+[.X50]+[.X51];2);&quot;.&quot;)" office:value-type="float" office:value="1" calcext:value-type="float">
            <text:p>1</text:p>
          </table:table-cell>
          <table:table-cell table:style-name="ce1" table:formula="of:=IF([.Y50]&lt;&gt;&quot;.&quot;;MOD([.Z49]+[.Y50]+[.Y51];2);&quot;.&quot;)" office:value-type="float" office:value="0" calcext:value-type="float">
            <text:p>0</text:p>
          </table:table-cell>
          <table:table-cell table:style-name="ce24" office:value-type="string" calcext:value-type="string">
            <text:p><text:span text:style-name="T1">(2)     </text:span><text:span text:style-name="T2">          =</text:span></text:p>
          </table:table-cell>
          <table:table-cell table:style-name="ce26" table:formula="of:=IF([.G52]=0;DECIMAL([.G52]&amp;[.H52]&amp;[.I52]&amp;[.J52]&amp;[.L52]&amp;[.M52]&amp;[.N52]&amp;[.O52]&amp;[.Q52]&amp;[.R52]&amp;[.S52]&amp;[.T52]&amp;[.V52]&amp;[.W52]&amp;[.X52]&amp;[.Y52];2);DECIMAL([.G52]&amp;[.H52]&amp;[.I52]&amp;[.J52]&amp;[.L52]&amp;[.M52]&amp;[.N52]&amp;[.O52]&amp;[.Q52]&amp;[.R52]&amp;[.S52]&amp;[.T52]&amp;[.V52]&amp;[.W52]&amp;[.X52]&amp;[.Y52];2)-65536)" office:value-type="float" office:value="-1162" calcext:value-type="float">
            <text:p>-1162</text:p>
          </table:table-cell>
          <table:table-cell table:style-name="ce24" office:value-type="string" calcext:value-type="string">
            <text:p><text:span text:style-name="T1">(10)</text:span></text:p>
          </table:table-cell>
          <table:table-cell/>
          <table:table-cell table:formula="of:=[.AD50]+[.AD51]" office:value-type="float" office:value="-1162" calcext:value-type="float">
            <text:p>-1162</text:p>
          </table:table-cell>
          <table:table-cell table:style-name="ce24" office:value-type="string" calcext:value-type="string">
            <text:p><text:span text:style-name="T1">(10)</text:span></text:p>
          </table:table-cell>
          <table:table-cell/>
          <table:table-cell table:formula="of:=IF([.W54]=0;IF(AND([.AA52]=[.AD52];[.H54]=0);[.$AG$2];[.$AG$4]);IF([.G52]=0;[.$AG$5];[.$AG$3]))" office:value-type="string" office:string-value="Результат верный, совпадает с суммой десятичных эквивалентов" calcext:value-type="string">
            <text:p>Результат верный, совпадает с суммой десятичных эквивалентов</text:p>
          </table:table-cell>
        </table:table-row>
        <table:table-row table:style-name="ro2">
          <table:table-cell table:number-columns-repeated="13"/>
          <table:table-cell table:style-name="ce11" table:number-columns-repeated="2"/>
          <table:table-cell table:style-name="ce1"/>
          <table:table-cell table:style-name="ce11" table:number-columns-repeated="4"/>
          <table:table-cell table:style-name="ce1"/>
          <table:table-cell table:style-name="ce11" table:number-columns-repeated="4"/>
          <table:table-cell table:number-columns-repeated="8"/>
        </table:table-row>
        <table:table-row table:style-name="ro2">
          <table:table-cell table:number-columns-repeated="6"/>
          <table:table-cell office:value-type="string" calcext:value-type="string">
            <text:p>CF=</text:p>
          </table:table-cell>
          <table:table-cell table:style-name="ce17" table:formula="of:=[.G49]" office:value-type="float" office:value="0" calcext:value-type="float">
            <text:p>0</text:p>
          </table:table-cell>
          <table:table-cell/>
          <table:table-cell office:value-type="string" calcext:value-type="string">
            <text:p>PF=</text:p>
          </table:table-cell>
          <table:table-cell table:style-name="ce22" table:formula="of:=MOD(SUM([.V52:.Y52])+SUM([.Q52:.T52])+1;2)" office:value-type="float" office:value="0" calcext:value-type="float">
            <text:p>0</text:p>
          </table:table-cell>
          <table:table-cell/>
          <table:table-cell office:value-type="string" calcext:value-type="string">
            <text:p>AF=</text:p>
          </table:table-cell>
          <table:table-cell table:style-name="ce17" table:formula="of:=[.U49]" office:value-type="float" office:value="1" calcext:value-type="float">
            <text:p>1</text:p>
          </table:table-cell>
          <table:table-cell/>
          <table:table-cell office:value-type="string" calcext:value-type="string">
            <text:p>ZF=</text:p>
          </table:table-cell>
          <table:table-cell table:style-name="ce22" table:formula="of:=IF([.AA52]=0;1;0)" office:value-type="float" office:value="0" calcext:value-type="float">
            <text:p>0</text:p>
          </table:table-cell>
          <table:table-cell/>
          <table:table-cell office:value-type="string" calcext:value-type="string">
            <text:p>SF=</text:p>
          </table:table-cell>
          <table:table-cell table:style-name="ce22" table:formula="of:=[.G52]" office:value-type="float" office:value="1" calcext:value-type="float">
            <text:p>1</text:p>
          </table:table-cell>
          <table:table-cell/>
          <table:table-cell office:value-type="string" calcext:value-type="string">
            <text:p>OF=</text:p>
          </table:table-cell>
          <table:table-cell table:style-name="ce22" table:formula="of:=MOD([.H49]+[.G49];2)" office:value-type="float" office:value="0" calcext:value-type="float">
            <text:p>0</text:p>
          </table:table-cell>
          <table:table-cell table:number-columns-repeated="10"/>
        </table:table-row>
        <table:table-row table:style-name="ro2" table:number-rows-repeated="4">
          <table:table-cell table:number-columns-repeated="33"/>
        </table:table-row>
        <table:table-row table:style-name="ro3">
          <table:table-cell table:number-columns-repeated="6"/>
          <table:table-cell table:style-name="ce6" table:formula="of:=IF([.G60]&lt;&gt;&quot;.&quot;;IF([.G60]+[.G61]&lt;&gt;0;IF([.G60]+[.G61]+[.H59]=3;1;MOD([.G60]+[.G61]+[.H59]-1;2));0);[.H59])" office:value-type="float" office:value="1" calcext:value-type="float">
            <text:p>1</text:p>
          </table:table-cell>
          <table:table-cell table:style-name="ce6" table:formula="of:=IF([.H60]&lt;&gt;&quot;.&quot;;IF([.H60]+[.H61]&lt;&gt;0;IF([.H60]+[.H61]+[.I59]=3;1;MOD([.H60]+[.H61]+[.I59]-1;2));0);[.I59])" office:value-type="float" office:value="1" calcext:value-type="float">
            <text:p>1</text:p>
          </table:table-cell>
          <table:table-cell table:style-name="ce6" table:formula="of:=IF([.I60]&lt;&gt;&quot;.&quot;;IF([.I60]+[.I61]&lt;&gt;0;IF([.I60]+[.I61]+[.J59]=3;1;MOD([.I60]+[.I61]+[.J59]-1;2));0);[.J59])" office:value-type="float" office:value="1" calcext:value-type="float">
            <text:p>1</text:p>
          </table:table-cell>
          <table:table-cell table:style-name="ce6" table:formula="of:=IF([.J60]&lt;&gt;&quot;.&quot;;IF([.J60]+[.J61]&lt;&gt;0;IF([.J60]+[.J61]+[.K59]=3;1;MOD([.J60]+[.J61]+[.K59]-1;2));0);[.K59])" office:value-type="float" office:value="1" calcext:value-type="float">
            <text:p>1</text:p>
          </table:table-cell>
          <table:table-cell table:style-name="ce21" table:formula="of:=IF([.K60]&lt;&gt;&quot;.&quot;;IF([.K60]+[.K61]&lt;&gt;0;IF([.K60]+[.K61]+[.L59]=3;1;MOD([.K60]+[.K61]+[.L59]-1;2));0);[.L59])" office:value-type="float" office:value="1" calcext:value-type="float">
            <text:p>1</text:p>
          </table:table-cell>
          <table:table-cell table:style-name="ce6" table:formula="of:=IF([.L60]&lt;&gt;&quot;.&quot;;IF([.L60]+[.L61]&lt;&gt;0;IF([.L60]+[.L61]+[.M59]=3;1;MOD([.L60]+[.L61]+[.M59]-1;2));0);[.M59])" office:value-type="float" office:value="1" calcext:value-type="float">
            <text:p>1</text:p>
          </table:table-cell>
          <table:table-cell table:style-name="ce6" table:formula="of:=IF([.M60]&lt;&gt;&quot;.&quot;;IF([.M60]+[.M61]&lt;&gt;0;IF([.M60]+[.M61]+[.N59]=3;1;MOD([.M60]+[.M61]+[.N59]-1;2));0);[.N59])" office:value-type="float" office:value="1" calcext:value-type="float">
            <text:p>1</text:p>
          </table:table-cell>
          <table:table-cell table:style-name="ce6" table:formula="of:=IF([.N60]&lt;&gt;&quot;.&quot;;IF([.N60]+[.N61]&lt;&gt;0;IF([.N60]+[.N61]+[.O59]=3;1;MOD([.N60]+[.N61]+[.O59]-1;2));0);[.O59])" office:value-type="float" office:value="1" calcext:value-type="float">
            <text:p>1</text:p>
          </table:table-cell>
          <table:table-cell table:style-name="ce6" table:formula="of:=IF([.O60]&lt;&gt;&quot;.&quot;;IF([.O60]+[.O61]&lt;&gt;0;IF([.O60]+[.O61]+[.P59]=3;1;MOD([.O60]+[.O61]+[.P59]-1;2));0);[.P59])" office:value-type="float" office:value="1" calcext:value-type="float">
            <text:p>1</text:p>
          </table:table-cell>
          <table:table-cell table:style-name="ce21" table:formula="of:=IF([.P60]&lt;&gt;&quot;.&quot;;IF([.P60]+[.P61]&lt;&gt;0;IF([.P60]+[.P61]+[.Q59]=3;1;MOD([.P60]+[.P61]+[.Q59]-1;2));0);[.Q59])" office:value-type="float" office:value="1" calcext:value-type="float">
            <text:p>1</text:p>
          </table:table-cell>
          <table:table-cell table:style-name="ce6" table:formula="of:=IF([.Q60]&lt;&gt;&quot;.&quot;;IF([.Q60]+[.Q61]&lt;&gt;0;IF([.Q60]+[.Q61]+[.R59]=3;1;MOD([.Q60]+[.Q61]+[.R59]-1;2));0);[.R59])" office:value-type="float" office:value="1" calcext:value-type="float">
            <text:p>1</text:p>
          </table:table-cell>
          <table:table-cell table:style-name="ce6" table:formula="of:=IF([.R60]&lt;&gt;&quot;.&quot;;IF([.R60]+[.R61]&lt;&gt;0;IF([.R60]+[.R61]+[.S59]=3;1;MOD([.R60]+[.R61]+[.S59]-1;2));0);[.S59])" office:value-type="float" office:value="1" calcext:value-type="float">
            <text:p>1</text:p>
          </table:table-cell>
          <table:table-cell table:style-name="ce6" table:formula="of:=IF([.S60]&lt;&gt;&quot;.&quot;;IF([.S60]+[.S61]&lt;&gt;0;IF([.S60]+[.S61]+[.T59]=3;1;MOD([.S60]+[.S61]+[.T59]-1;2));0);[.T59])" office:value-type="float" office:value="1" calcext:value-type="float">
            <text:p>1</text:p>
          </table:table-cell>
          <table:table-cell table:style-name="ce6" table:formula="of:=IF([.T60]&lt;&gt;&quot;.&quot;;IF([.T60]+[.T61]&lt;&gt;0;IF([.T60]+[.T61]+[.U59]=3;1;MOD([.T60]+[.T61]+[.U59]-1;2));0);[.U59])" office:value-type="float" office:value="1" calcext:value-type="float">
            <text:p>1</text:p>
          </table:table-cell>
          <table:table-cell table:style-name="ce21" table:formula="of:=IF([.U60]&lt;&gt;&quot;.&quot;;IF([.U60]+[.U61]&lt;&gt;0;IF([.U60]+[.U61]+[.V59]=3;1;MOD([.U60]+[.U61]+[.V59]-1;2));0);[.V59])" office:value-type="float" office:value="1" calcext:value-type="float">
            <text:p>1</text:p>
          </table:table-cell>
          <table:table-cell table:style-name="ce6" table:formula="of:=IF([.V60]&lt;&gt;&quot;.&quot;;IF([.V60]+[.V61]&lt;&gt;0;IF([.V60]+[.V61]+[.W59]=3;1;MOD([.V60]+[.V61]+[.W59]-1;2));0);[.W59])" office:value-type="float" office:value="1" calcext:value-type="float">
            <text:p>1</text:p>
          </table:table-cell>
          <table:table-cell table:style-name="ce6" table:formula="of:=IF([.W60]&lt;&gt;&quot;.&quot;;IF([.W60]+[.W61]&lt;&gt;0;IF([.W60]+[.W61]+[.X59]=3;1;MOD([.W60]+[.W61]+[.X59]-1;2));0);[.X59])" office:value-type="float" office:value="1" calcext:value-type="float">
            <text:p>1</text:p>
          </table:table-cell>
          <table:table-cell table:style-name="ce6" table:formula="of:=IF([.X60]&lt;&gt;&quot;.&quot;;IF([.X60]+[.X61]&lt;&gt;0;IF([.X60]+[.X61]+[.Y59]=3;1;MOD([.X60]+[.X61]+[.Y59]-1;2));0);[.Y59])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26"/>
          <table:table-cell table:number-columns-repeated="6"/>
        </table:table-row>
        <table:table-row table:style-name="ro5">
          <table:table-cell table:number-columns-repeated="4"/>
          <table:table-cell table:style-name="ce4" office:value-type="string" calcext:value-type="string">
            <text:p>B11</text:p>
          </table:table-cell>
          <table:table-cell/>
          <table:table-cell table:style-name="ce1" table:formula="of:=[.G14]" office:value-type="string" office:string-value="1" calcext:value-type="string">
            <text:p>1</text:p>
          </table:table-cell>
          <table:table-cell table:style-name="ce1" table:formula="of:=[.H14]" office:value-type="string" office:string-value="1" calcext:value-type="string">
            <text:p>1</text:p>
          </table:table-cell>
          <table:table-cell table:style-name="ce1" table:formula="of:=[.I14]" office:value-type="string" office:string-value="1" calcext:value-type="string">
            <text:p>1</text:p>
          </table:table-cell>
          <table:table-cell table:style-name="ce1" table:formula="of:=[.J14]" office:value-type="string" office:string-value="1" calcext:value-type="string">
            <text:p>1</text:p>
          </table:table-cell>
          <table:table-cell table:style-name="ce1" table:formula="of:=[.K14]" office:value-type="string" office:string-value="." calcext:value-type="string">
            <text:p>.</text:p>
          </table:table-cell>
          <table:table-cell table:style-name="ce1" table:formula="of:=[.L14]" office:value-type="string" office:string-value="1" calcext:value-type="string">
            <text:p>1</text:p>
          </table:table-cell>
          <table:table-cell table:style-name="ce1" table:formula="of:=[.M14]" office:value-type="string" office:string-value="0" calcext:value-type="string">
            <text:p>0</text:p>
          </table:table-cell>
          <table:table-cell table:style-name="ce1" table:formula="of:=[.N14]" office:value-type="string" office:string-value="1" calcext:value-type="string">
            <text:p>1</text:p>
          </table:table-cell>
          <table:table-cell table:style-name="ce1" table:formula="of:=[.O14]" office:value-type="string" office:string-value="1" calcext:value-type="string">
            <text:p>1</text:p>
          </table:table-cell>
          <table:table-cell table:style-name="ce1" table:formula="of:=[.P14]" office:value-type="string" office:string-value="." calcext:value-type="string">
            <text:p>.</text:p>
          </table:table-cell>
          <table:table-cell table:style-name="ce1" table:formula="of:=[.Q14]" office:value-type="string" office:string-value="0" calcext:value-type="string">
            <text:p>0</text:p>
          </table:table-cell>
          <table:table-cell table:style-name="ce1" table:formula="of:=[.R14]" office:value-type="string" office:string-value="1" calcext:value-type="string">
            <text:p>1</text:p>
          </table:table-cell>
          <table:table-cell table:style-name="ce1" table:formula="of:=[.S14]" office:value-type="string" office:string-value="1" calcext:value-type="string">
            <text:p>1</text:p>
          </table:table-cell>
          <table:table-cell table:style-name="ce1" table:formula="of:=[.T14]" office:value-type="string" office:string-value="1" calcext:value-type="string">
            <text:p>1</text:p>
          </table:table-cell>
          <table:table-cell table:style-name="ce1" table:formula="of:=[.U14]" office:value-type="string" office:string-value="." calcext:value-type="string">
            <text:p>.</text:p>
          </table:table-cell>
          <table:table-cell table:style-name="ce1" table:formula="of:=[.V14]" office:value-type="string" office:string-value="0" calcext:value-type="string">
            <text:p>0</text:p>
          </table:table-cell>
          <table:table-cell table:style-name="ce1" table:formula="of:=[.W14]" office:value-type="string" office:string-value="1" calcext:value-type="string">
            <text:p>1</text:p>
          </table:table-cell>
          <table:table-cell table:style-name="ce1" table:formula="of:=[.X14]" office:value-type="string" office:string-value="1" calcext:value-type="string">
            <text:p>1</text:p>
          </table:table-cell>
          <table:table-cell table:style-name="ce1" table:formula="of:=[.Y14]" office:value-type="string" office:string-value="0" calcext:value-type="string">
            <text:p>0</text:p>
          </table:table-cell>
          <table:table-cell table:number-columns-repeated="3"/>
          <table:table-cell office:value-type="string" calcext:value-type="string">
            <text:p>X11<text:span text:style-name="T1">(10)</text:span></text:p>
          </table:table-cell>
          <table:table-cell table:formula="of:=[.C14]" office:value-type="float" office:value="-1162" calcext:value-type="float">
            <text:p>-1162</text:p>
          </table:table-cell>
          <table:table-cell table:number-columns-repeated="3"/>
        </table:table-row>
        <table:table-row table:style-name="ro3">
          <table:table-cell table:number-columns-repeated="4"/>
          <table:table-cell table:style-name="ce4" office:value-type="string" calcext:value-type="string">
            <text:p>B3</text:p>
          </table:table-cell>
          <table:table-cell/>
          <table:table-cell table:style-name="ce13" table:formula="of:=[.G6]" office:value-type="string" office:string-value="0" calcext:value-type="string">
            <text:p>0</text:p>
          </table:table-cell>
          <table:table-cell table:style-name="ce13" table:formula="of:=[.H6]" office:value-type="string" office:string-value="1" calcext:value-type="string">
            <text:p>1</text:p>
          </table:table-cell>
          <table:table-cell table:style-name="ce13" table:formula="of:=[.I6]" office:value-type="string" office:string-value="0" calcext:value-type="string">
            <text:p>0</text:p>
          </table:table-cell>
          <table:table-cell table:style-name="ce13" table:formula="of:=[.J6]" office:value-type="string" office:string-value="1" calcext:value-type="string">
            <text:p>1</text:p>
          </table:table-cell>
          <table:table-cell table:style-name="ce13" table:formula="of:=[.K6]" office:value-type="string" office:string-value="." calcext:value-type="string">
            <text:p>.</text:p>
          </table:table-cell>
          <table:table-cell table:style-name="ce13" table:formula="of:=[.L6]" office:value-type="string" office:string-value="0" calcext:value-type="string">
            <text:p>0</text:p>
          </table:table-cell>
          <table:table-cell table:style-name="ce13" table:formula="of:=[.M6]" office:value-type="string" office:string-value="1" calcext:value-type="string">
            <text:p>1</text:p>
          </table:table-cell>
          <table:table-cell table:style-name="ce13" table:formula="of:=[.N6]" office:value-type="string" office:string-value="0" calcext:value-type="string">
            <text:p>0</text:p>
          </table:table-cell>
          <table:table-cell table:style-name="ce13" table:formula="of:=[.O6]" office:value-type="string" office:string-value="0" calcext:value-type="string">
            <text:p>0</text:p>
          </table:table-cell>
          <table:table-cell table:style-name="ce13" table:formula="of:=[.P6]" office:value-type="string" office:string-value="." calcext:value-type="string">
            <text:p>.</text:p>
          </table:table-cell>
          <table:table-cell table:style-name="ce13" table:formula="of:=[.Q6]" office:value-type="string" office:string-value="1" calcext:value-type="string">
            <text:p>1</text:p>
          </table:table-cell>
          <table:table-cell table:style-name="ce13" table:formula="of:=[.R6]" office:value-type="string" office:string-value="1" calcext:value-type="string">
            <text:p>1</text:p>
          </table:table-cell>
          <table:table-cell table:style-name="ce13" table:formula="of:=[.S6]" office:value-type="string" office:string-value="0" calcext:value-type="string">
            <text:p>0</text:p>
          </table:table-cell>
          <table:table-cell table:style-name="ce13" table:formula="of:=[.T6]" office:value-type="string" office:string-value="1" calcext:value-type="string">
            <text:p>1</text:p>
          </table:table-cell>
          <table:table-cell table:style-name="ce13" table:formula="of:=[.U6]" office:value-type="string" office:string-value="." calcext:value-type="string">
            <text:p>.</text:p>
          </table:table-cell>
          <table:table-cell table:style-name="ce13" table:formula="of:=[.V6]" office:value-type="string" office:string-value="1" calcext:value-type="string">
            <text:p>1</text:p>
          </table:table-cell>
          <table:table-cell table:style-name="ce13" table:formula="of:=[.W6]" office:value-type="string" office:string-value="0" calcext:value-type="string">
            <text:p>0</text:p>
          </table:table-cell>
          <table:table-cell table:style-name="ce13" table:formula="of:=[.X6]" office:value-type="string" office:string-value="1" calcext:value-type="string">
            <text:p>1</text:p>
          </table:table-cell>
          <table:table-cell table:style-name="ce13" table:formula="of:=[.Y6]" office:value-type="string" office:string-value="0" calcext:value-type="string">
            <text:p>0</text:p>
          </table:table-cell>
          <table:table-cell/>
          <table:table-cell table:style-name="ce26"/>
          <table:table-cell table:style-name="ce27" office:value-type="string" calcext:value-type="string">
            <text:p>+</text:p>
          </table:table-cell>
          <table:table-cell office:value-type="string" calcext:value-type="string">
            <text:p>X3<text:span text:style-name="T1">(10)</text:span></text:p>
          </table:table-cell>
          <table:table-cell table:formula="of:=[.C6]" office:value-type="float" office:value="21722" calcext:value-type="float">
            <text:p>21722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ce1" table:formula="of:=IF([.G60]&lt;&gt;&quot;.&quot;;MOD([.H59]+[.G60]+[.G61];2);&quot;.&quot;)" office:value-type="float" office:value="0" calcext:value-type="float">
            <text:p>0</text:p>
          </table:table-cell>
          <table:table-cell table:style-name="ce1" table:formula="of:=IF([.H60]&lt;&gt;&quot;.&quot;;MOD([.I59]+[.H60]+[.H61];2);&quot;.&quot;)" office:value-type="float" office:value="1" calcext:value-type="float">
            <text:p>1</text:p>
          </table:table-cell>
          <table:table-cell table:style-name="ce1" table:formula="of:=IF([.I60]&lt;&gt;&quot;.&quot;;MOD([.J59]+[.I60]+[.I61];2);&quot;.&quot;)" office:value-type="float" office:value="0" calcext:value-type="float">
            <text:p>0</text:p>
          </table:table-cell>
          <table:table-cell table:style-name="ce1" table:formula="of:=IF([.J60]&lt;&gt;&quot;.&quot;;MOD([.K59]+[.J60]+[.J61];2);&quot;.&quot;)" office:value-type="float" office:value="1" calcext:value-type="float">
            <text:p>1</text:p>
          </table:table-cell>
          <table:table-cell table:style-name="ce1" table:formula="of:=IF([.K60]&lt;&gt;&quot;.&quot;;MOD([.L59]+[.K60]+[.K61];2);&quot;.&quot;)" office:value-type="string" office:string-value="." calcext:value-type="string">
            <text:p>.</text:p>
          </table:table-cell>
          <table:table-cell table:style-name="ce1" table:formula="of:=IF([.L60]&lt;&gt;&quot;.&quot;;MOD([.M59]+[.L60]+[.L61];2);&quot;.&quot;)" office:value-type="float" office:value="0" calcext:value-type="float">
            <text:p>0</text:p>
          </table:table-cell>
          <table:table-cell table:style-name="ce1" table:formula="of:=IF([.M60]&lt;&gt;&quot;.&quot;;MOD([.N59]+[.M60]+[.M61];2);&quot;.&quot;)" office:value-type="float" office:value="0" calcext:value-type="float">
            <text:p>0</text:p>
          </table:table-cell>
          <table:table-cell table:style-name="ce1" table:formula="of:=IF([.N60]&lt;&gt;&quot;.&quot;;MOD([.O59]+[.N60]+[.N61];2);&quot;.&quot;)" office:value-type="float" office:value="0" calcext:value-type="float">
            <text:p>0</text:p>
          </table:table-cell>
          <table:table-cell table:style-name="ce1" table:formula="of:=IF([.O60]&lt;&gt;&quot;.&quot;;MOD([.P59]+[.O60]+[.O61];2);&quot;.&quot;)" office:value-type="float" office:value="0" calcext:value-type="float">
            <text:p>0</text:p>
          </table:table-cell>
          <table:table-cell table:style-name="ce1" table:formula="of:=IF([.P60]&lt;&gt;&quot;.&quot;;MOD([.Q59]+[.P60]+[.P61];2);&quot;.&quot;)" office:value-type="string" office:string-value="." calcext:value-type="string">
            <text:p>.</text:p>
          </table:table-cell>
          <table:table-cell table:style-name="ce1" table:formula="of:=IF([.Q60]&lt;&gt;&quot;.&quot;;MOD([.R59]+[.Q60]+[.Q61];2);&quot;.&quot;)" office:value-type="float" office:value="0" calcext:value-type="float">
            <text:p>0</text:p>
          </table:table-cell>
          <table:table-cell table:style-name="ce1" table:formula="of:=IF([.R60]&lt;&gt;&quot;.&quot;;MOD([.S59]+[.R60]+[.R61];2);&quot;.&quot;)" office:value-type="float" office:value="1" calcext:value-type="float">
            <text:p>1</text:p>
          </table:table-cell>
          <table:table-cell table:style-name="ce1" table:formula="of:=IF([.S60]&lt;&gt;&quot;.&quot;;MOD([.T59]+[.S60]+[.S61];2);&quot;.&quot;)" office:value-type="float" office:value="0" calcext:value-type="float">
            <text:p>0</text:p>
          </table:table-cell>
          <table:table-cell table:style-name="ce1" table:formula="of:=IF([.T60]&lt;&gt;&quot;.&quot;;MOD([.U59]+[.T60]+[.T61];2);&quot;.&quot;)" office:value-type="float" office:value="1" calcext:value-type="float">
            <text:p>1</text:p>
          </table:table-cell>
          <table:table-cell table:style-name="ce1" table:formula="of:=IF([.U60]&lt;&gt;&quot;.&quot;;MOD([.V59]+[.U60]+[.U61];2);&quot;.&quot;)" office:value-type="string" office:string-value="." calcext:value-type="string">
            <text:p>.</text:p>
          </table:table-cell>
          <table:table-cell table:style-name="ce1" table:formula="of:=IF([.V60]&lt;&gt;&quot;.&quot;;MOD([.W59]+[.V60]+[.V61];2);&quot;.&quot;)" office:value-type="float" office:value="0" calcext:value-type="float">
            <text:p>0</text:p>
          </table:table-cell>
          <table:table-cell table:style-name="ce1" table:formula="of:=IF([.W60]&lt;&gt;&quot;.&quot;;MOD([.X59]+[.W60]+[.W61];2);&quot;.&quot;)" office:value-type="float" office:value="0" calcext:value-type="float">
            <text:p>0</text:p>
          </table:table-cell>
          <table:table-cell table:style-name="ce1" table:formula="of:=IF([.X60]&lt;&gt;&quot;.&quot;;MOD([.Y59]+[.X60]+[.X61];2);&quot;.&quot;)" office:value-type="float" office:value="0" calcext:value-type="float">
            <text:p>0</text:p>
          </table:table-cell>
          <table:table-cell table:style-name="ce1" table:formula="of:=IF([.Y60]&lt;&gt;&quot;.&quot;;MOD([.Z59]+[.Y60]+[.Y61];2);&quot;.&quot;)" office:value-type="float" office:value="0" calcext:value-type="float">
            <text:p>0</text:p>
          </table:table-cell>
          <table:table-cell table:style-name="ce24" office:value-type="string" calcext:value-type="string">
            <text:p><text:span text:style-name="T1">(2)     </text:span><text:span text:style-name="T2">          =</text:span></text:p>
          </table:table-cell>
          <table:table-cell table:style-name="ce26" table:formula="of:=IF([.G62]=0;DECIMAL([.G62]&amp;[.H62]&amp;[.I62]&amp;[.J62]&amp;[.L62]&amp;[.M62]&amp;[.N62]&amp;[.O62]&amp;[.Q62]&amp;[.R62]&amp;[.S62]&amp;[.T62]&amp;[.V62]&amp;[.W62]&amp;[.X62]&amp;[.Y62];2);DECIMAL([.G62]&amp;[.H62]&amp;[.I62]&amp;[.J62]&amp;[.L62]&amp;[.M62]&amp;[.N62]&amp;[.O62]&amp;[.Q62]&amp;[.R62]&amp;[.S62]&amp;[.T62]&amp;[.V62]&amp;[.W62]&amp;[.X62]&amp;[.Y62];2)-65536)" office:value-type="float" office:value="20560" calcext:value-type="float">
            <text:p>20560</text:p>
          </table:table-cell>
          <table:table-cell table:style-name="ce24" office:value-type="string" calcext:value-type="string">
            <text:p><text:span text:style-name="T1">(10)</text:span></text:p>
          </table:table-cell>
          <table:table-cell/>
          <table:table-cell table:formula="of:=[.AD60]+[.AD61]" office:value-type="float" office:value="20560" calcext:value-type="float">
            <text:p>20560</text:p>
          </table:table-cell>
          <table:table-cell table:style-name="ce24" office:value-type="string" calcext:value-type="string">
            <text:p><text:span text:style-name="T1">(10)</text:span></text:p>
          </table:table-cell>
          <table:table-cell/>
          <table:table-cell table:formula="of:=IF([.W64]=0;IF(AND([.AA62]=[.AD62];[.H64]=0);[.$AG$2];[.$AG$4]);IF([.G62]=0;[.$AG$5];[.$AG$3]))" office:value-type="string" office:string-value="Результат верный, совпадает с суммой десятичных эквивалентов, перенос не учитывается" calcext:value-type="string">
            <text:p>Результат верный, совпадает с суммой десятичных эквивалентов, перенос не учитывается</text:p>
          </table:table-cell>
        </table:table-row>
        <table:table-row table:style-name="ro2">
          <table:table-cell table:number-columns-repeated="13"/>
          <table:table-cell table:style-name="ce11" table:number-columns-repeated="2"/>
          <table:table-cell table:style-name="ce1"/>
          <table:table-cell table:style-name="ce11" table:number-columns-repeated="4"/>
          <table:table-cell table:style-name="ce1"/>
          <table:table-cell table:style-name="ce11" table:number-columns-repeated="4"/>
          <table:table-cell table:number-columns-repeated="8"/>
        </table:table-row>
        <table:table-row table:style-name="ro2">
          <table:table-cell table:number-columns-repeated="6"/>
          <table:table-cell office:value-type="string" calcext:value-type="string">
            <text:p>CF=</text:p>
          </table:table-cell>
          <table:table-cell table:style-name="ce17" table:formula="of:=[.G59]" office:value-type="float" office:value="1" calcext:value-type="float">
            <text:p>1</text:p>
          </table:table-cell>
          <table:table-cell/>
          <table:table-cell office:value-type="string" calcext:value-type="string">
            <text:p>PF=</text:p>
          </table:table-cell>
          <table:table-cell table:style-name="ce22" table:formula="of:=MOD(SUM([.V62:.Y62])+SUM([.Q62:.T62])+1;2)" office:value-type="float" office:value="1" calcext:value-type="float">
            <text:p>1</text:p>
          </table:table-cell>
          <table:table-cell/>
          <table:table-cell office:value-type="string" calcext:value-type="string">
            <text:p>AF=</text:p>
          </table:table-cell>
          <table:table-cell table:style-name="ce17" table:formula="of:=[.U59]" office:value-type="float" office:value="1" calcext:value-type="float">
            <text:p>1</text:p>
          </table:table-cell>
          <table:table-cell/>
          <table:table-cell office:value-type="string" calcext:value-type="string">
            <text:p>ZF=</text:p>
          </table:table-cell>
          <table:table-cell table:style-name="ce22" table:formula="of:=IF([.AA62]=0;1;0)" office:value-type="float" office:value="0" calcext:value-type="float">
            <text:p>0</text:p>
          </table:table-cell>
          <table:table-cell/>
          <table:table-cell office:value-type="string" calcext:value-type="string">
            <text:p>SF=</text:p>
          </table:table-cell>
          <table:table-cell table:style-name="ce22" table:formula="of:=[.G62]" office:value-type="float" office:value="0" calcext:value-type="float">
            <text:p>0</text:p>
          </table:table-cell>
          <table:table-cell/>
          <table:table-cell office:value-type="string" calcext:value-type="string">
            <text:p>OF=</text:p>
          </table:table-cell>
          <table:table-cell table:style-name="ce22" table:formula="of:=MOD([.H59]+[.G59];2)" office:value-type="float" office:value="0" calcext:value-type="float">
            <text:p>0</text:p>
          </table:table-cell>
          <table:table-cell table:number-columns-repeated="10"/>
        </table:table-row>
        <calcext:conditional-formats>
          <calcext:conditional-format calcext:target-range-address="Лист1.G4:Лист1.G7">
            <calcext:condition calcext:apply-style-name="для 0" calcext:value="=0" calcext:base-cell-address="Лист1.G4"/>
          </calcext:conditional-format>
          <calcext:conditional-format calcext:target-range-address="Лист1.G4:Лист1.Y7">
            <calcext:condition calcext:apply-style-name="для 0" calcext:value="=0" calcext:base-cell-address="Лист1.G4"/>
            <calcext:condition calcext:apply-style-name="для 1" calcext:value="=1" calcext:base-cell-address="Лист1.G4"/>
          </calcext:conditional-format>
        </calcext:conditional-formats>
      </table:table>
      <table:named-expressions/>
      <table:database-ranges>
        <table:database-range table:name="__Anonymous_Sheet_DB__0" table:target-range-address="Лист1.AA3:Лист1.AA4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р.</number:text>
    </number:number-style>
    <number:number-style style:name="N107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р.</number:text>
    </number:number-style>
    <number:number-style style:name="N109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0P0"/>
    </number:number-style>
    <number:date-style style:name="N111">
      <number:day number:style="long"/>
      <number:text>.</number:text>
      <number:month number:textual="true"/>
      <number:text>.</number:text>
      <number:year/>
    </number:date-style>
    <number:date-style style:name="N112">
      <number:month number:textual="true"/>
      <number:text>.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  </number:text>
    </number:number-style>
    <number:number-style style:name="N11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  </number:text>
    </number:number-style>
    <number:number-style style:name="N120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3P2" style:volatile="true">
      <number:text> </number:text>
      <number:fill-character> </number:fill-character>
      <number:text>-р.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0">
      <number:text>для 1</number:text>
    </number:number-style>
    <number:number-style style:name="N131">
      <number:text>для </number:text>
      <number:number number:decimal-places="0" number:min-decimal-places="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2" style:display-name="ConditionalStyle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" style:display-name="ConditionalStyle_1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для_20_0" style:display-name="для 0" style:family="table-cell" style:parent-style-name="Default">
      <style:table-cell-properties fo:background-color="#ffff00"/>
    </style:style>
    <style:style style:name="для_20_1" style:display-name="для 1" style:family="table-cell" style:parent-style-name="Default">
      <style:text-properties fo:color="#ff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style:region-left>
          <text:p>Конкин Вадим Вадимович</text:p>
        </style:region-left>
        <style:region-center>
          <text:p>Лабораторная работа №5. "Работа с электронными</text:p>
          <text:p>таблицами"</text:p>
        </style:region-center>
        <style:region-right>
          <text:p>Вариант 0 + 8 = 8</text:p>
        </style:region-right>
      </style:header>
      <style:header-left style:display="false"/>
      <style:header-first style:display="false"/>
      <style:footer>
        <style:region-left>
          <text:p>Создан: <text:s/></text:p>
        </style:region-left>
        <style:region-center>
          <text:p><text:date style:data-style-name="N2" text:date-value="2022-12-07">00.00.0000</text:date></text:p>
        </style:region-center>
        <style:region-right>
          <text:p><text:time>00:00:00</text:time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7T00:04:54.164000000</meta:creation-date>
    <dc:date>2022-12-07T13:13:50.925000000</dc:date>
    <meta:editing-duration>PT21M6S</meta:editing-duration>
    <meta:editing-cycles>3</meta:editing-cycles>
    <meta:generator>LibreOffice/7.3.4.2$Windows_X86_64 LibreOffice_project/728fec16bd5f605073805c3c9e7c4212a0120dc5</meta:generator>
    <meta:document-statistic meta:table-count="1" meta:cell-count="915" meta:object-count="0"/>
  </office:meta>
</office:document-meta>
</file>